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138b3f" style:font-size-asian="14pt" style:font-size-complex="14pt"/>
    </style:style>
    <style:style style:name="P5" style:family="paragraph" style:parent-style-name="Standard">
      <style:text-properties fo:font-size="14pt" officeooo:paragraph-rsid="003a4771" style:font-size-asian="14pt" style:font-size-complex="14pt"/>
    </style:style>
    <style:style style:name="P6" style:family="paragraph" style:parent-style-name="Standard">
      <style:text-properties fo:font-size="14pt" officeooo:paragraph-rsid="004127f4" style:font-size-asian="14pt" style:font-size-complex="14pt"/>
    </style:style>
    <style:style style:name="P7" style:family="paragraph" style:parent-style-name="Standard">
      <style:text-properties fo:font-size="14pt" officeooo:rsid="0045cff8" officeooo:paragraph-rsid="004e026c" style:font-size-asian="14pt" style:font-size-complex="14pt"/>
    </style:style>
    <style:style style:name="P8" style:family="paragraph" style:parent-style-name="Standard">
      <style:text-properties fo:font-size="14pt" officeooo:rsid="004d5b64" officeooo:paragraph-rsid="004d5b64" style:font-size-asian="14pt" style:font-size-complex="14pt"/>
    </style:style>
    <style:style style:name="P9" style:family="paragraph" style:parent-style-name="Standard">
      <style:text-properties fo:font-size="14pt" officeooo:paragraph-rsid="0054872d" style:font-size-asian="14pt" style:font-size-complex="14pt"/>
    </style:style>
    <style:style style:name="P10" style:family="paragraph" style:parent-style-name="Standard">
      <style:text-properties fo:font-size="14pt" officeooo:paragraph-rsid="00598f4a" style:font-size-asian="14pt" style:font-size-complex="14pt"/>
    </style:style>
    <style:style style:name="P11" style:family="paragraph" style:parent-style-name="Standard">
      <style:text-properties fo:font-size="14pt" officeooo:paragraph-rsid="005b05ff" style:font-size-asian="14pt" style:font-size-complex="14pt"/>
    </style:style>
    <style:style style:name="P12" style:family="paragraph" style:parent-style-name="Standard">
      <style:text-properties fo:font-size="14pt" officeooo:paragraph-rsid="00656fe4" style:font-size-asian="14pt" style:font-size-complex="14pt"/>
    </style:style>
    <style:style style:name="P13" style:family="paragraph" style:parent-style-name="Standard">
      <style:text-properties fo:font-size="14pt" officeooo:paragraph-rsid="006f5d5d" style:font-size-asian="14pt" style:font-size-complex="14pt"/>
    </style:style>
    <style:style style:name="P14" style:family="paragraph" style:parent-style-name="Standard">
      <style:text-properties fo:font-size="14pt" officeooo:paragraph-rsid="0075ead3" style:font-size-asian="14pt" style:font-size-complex="14pt"/>
    </style:style>
    <style:style style:name="P15" style:family="paragraph" style:parent-style-name="Standard">
      <style:text-properties fo:font-size="14pt" officeooo:paragraph-rsid="007c2308" style:font-size-asian="14pt" style:font-size-complex="14pt"/>
    </style:style>
    <style:style style:name="P16" style:family="paragraph" style:parent-style-name="Standard">
      <style:text-properties fo:font-size="14pt" officeooo:paragraph-rsid="007e3830" style:font-size-asian="14pt" style:font-size-complex="14pt"/>
    </style:style>
    <style:style style:name="P17" style:family="paragraph" style:parent-style-name="Standard">
      <style:text-properties fo:font-size="14pt" officeooo:paragraph-rsid="00955f1a" style:font-size-asian="14pt" style:font-size-complex="14pt"/>
    </style:style>
    <style:style style:name="P18" style:family="paragraph" style:parent-style-name="Standard">
      <style:text-properties fo:font-size="14pt" officeooo:paragraph-rsid="0097b59e" style:font-size-asian="14pt" style:font-size-complex="14pt"/>
    </style:style>
    <style:style style:name="P19" style:family="paragraph" style:parent-style-name="Standard">
      <style:text-properties fo:font-size="14pt" officeooo:paragraph-rsid="009d9a25" style:font-size-asian="14pt" style:font-size-complex="14pt"/>
    </style:style>
    <style:style style:name="P20" style:family="paragraph" style:parent-style-name="Standard">
      <style:text-properties fo:font-size="14pt" officeooo:paragraph-rsid="00a276ad" style:font-size-asian="14pt" style:font-size-complex="14pt"/>
    </style:style>
    <style:style style:name="P21" style:family="paragraph" style:parent-style-name="Standard">
      <style:text-properties fo:font-size="14pt" officeooo:paragraph-rsid="00a28d4c" style:font-size-asian="14pt" style:font-size-complex="14pt"/>
    </style:style>
    <style:style style:name="P22" style:family="paragraph" style:parent-style-name="Standard">
      <style:text-properties fo:font-size="14pt" officeooo:paragraph-rsid="00a2fd93" style:font-size-asian="14pt" style:font-size-complex="14pt"/>
    </style:style>
    <style:style style:name="P23" style:family="paragraph" style:parent-style-name="Standard">
      <style:text-properties fo:font-size="14pt" officeooo:paragraph-rsid="00b19913" style:font-size-asian="14pt" style:font-size-complex="14pt"/>
    </style:style>
    <style:style style:name="P24" style:family="paragraph" style:parent-style-name="Standard">
      <style:text-properties fo:font-size="14pt" fo:font-style="italic" style:font-size-asian="14pt" style:font-style-asian="italic" style:font-size-complex="14pt" style:font-style-complex="italic"/>
    </style:style>
    <style:style style:name="P25" style:family="paragraph" style:parent-style-name="Standard">
      <style:text-properties fo:font-size="14pt" fo:font-weight="bold" officeooo:rsid="0097b59e" officeooo:paragraph-rsid="0097b59e" style:font-size-asian="14pt" style:font-weight-asian="bold" style:font-size-complex="14pt" style:font-weight-complex="bold"/>
    </style:style>
    <style:style style:name="P26" style:family="paragraph" style:parent-style-name="Standard">
      <style:text-properties fo:font-size="14pt" fo:font-weight="bold" officeooo:rsid="00994378" officeooo:paragraph-rsid="00994378" style:font-size-asian="14pt" style:font-weight-asian="bold" style:font-size-complex="14pt" style:font-weight-complex="bold"/>
    </style:style>
    <style:style style:name="P27" style:family="paragraph" style:parent-style-name="Standard">
      <style:text-properties fo:font-size="14pt" style:text-underline-style="solid" style:text-underline-width="auto" style:text-underline-color="font-color" fo:font-weight="bold" officeooo:rsid="0099748b" officeooo:paragraph-rsid="0099748b" style:font-size-asian="14pt" style:font-weight-asian="bold" style:font-size-complex="14pt" style:font-weight-complex="bold"/>
    </style:style>
    <style:style style:name="P28" style:family="paragraph" style:parent-style-name="Standard">
      <style:text-properties fo:font-size="14pt" style:text-underline-style="solid" style:text-underline-width="auto" style:text-underline-color="font-color" fo:font-weight="bold" officeooo:rsid="009bc075" officeooo:paragraph-rsid="009bc075" style:font-size-asian="14pt" style:font-weight-asian="bold" style:font-size-complex="14pt" style:font-weight-complex="bold"/>
    </style:style>
    <style:style style:name="P29" style:family="paragraph" style:parent-style-name="Standard">
      <style:text-properties fo:font-size="14pt" style:text-underline-style="solid" style:text-underline-width="auto" style:text-underline-color="font-color" fo:font-weight="bold" officeooo:rsid="009d9a25" officeooo:paragraph-rsid="009d9a25" style:font-size-asian="14pt" style:font-weight-asian="bold" style:font-size-complex="14pt" style:font-weight-complex="bold"/>
    </style:style>
    <style:style style:name="P30" style:family="paragraph" style:parent-style-name="Standard">
      <style:text-properties fo:font-size="14pt" style:text-underline-style="solid" style:text-underline-width="auto" style:text-underline-color="font-color" fo:font-weight="bold" officeooo:rsid="009f1904" officeooo:paragraph-rsid="009f1904"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138b3f"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3a4771"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4127f4"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54872d"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paragraph-rsid="00598f4a" style:font-size-asian="20pt" style:font-weight-asian="bold" style:font-size-complex="20pt" style:font-weight-complex="bold"/>
    </style:style>
    <style:style style:name="P37" style:family="paragraph" style:parent-style-name="Standard">
      <style:paragraph-properties fo:text-align="center" style:justify-single-word="false"/>
      <style:text-properties fo:font-size="20pt" fo:font-weight="bold" officeooo:paragraph-rsid="005b05ff"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paragraph-rsid="006f5d5d"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paragraph-rsid="0075ead3"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fo:font-weight="bold" officeooo:paragraph-rsid="007c2308"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fo:font-weight="bold" officeooo:paragraph-rsid="007e3830"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paragraph-rsid="00955f1a"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paragraph-rsid="0097b59e" style:font-size-asian="20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paragraph-rsid="009d9a25" style:font-size-asian="20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paragraph-rsid="00a276ad" style:font-size-asian="20pt" style:font-weight-asian="bold" style:font-size-complex="20pt" style:font-weight-complex="bold"/>
    </style:style>
    <style:style style:name="P46" style:family="paragraph" style:parent-style-name="Standard">
      <style:paragraph-properties fo:text-align="center" style:justify-single-word="false"/>
      <style:text-properties fo:font-size="20pt" fo:font-weight="bold" officeooo:paragraph-rsid="00a28d4c" style:font-size-asian="20pt" style:font-weight-asian="bold" style:font-size-complex="20pt" style:font-weight-complex="bold"/>
    </style:style>
    <style:style style:name="P47" style:family="paragraph" style:parent-style-name="Standard">
      <style:paragraph-properties fo:text-align="center" style:justify-single-word="false"/>
      <style:text-properties fo:font-size="20pt" fo:font-weight="bold" officeooo:paragraph-rsid="00a2fd93" style:font-size-asian="20pt" style:font-weight-asian="bold" style:font-size-complex="20pt" style:font-weight-complex="bold"/>
    </style:style>
    <style:style style:name="P48" style:family="paragraph" style:parent-style-name="Standard">
      <style:paragraph-properties fo:text-align="center" style:justify-single-word="false"/>
      <style:text-properties fo:font-size="20pt" fo:font-weight="bold" officeooo:paragraph-rsid="00b19913" style:font-size-asian="20pt" style:font-weight-asian="bold" style:font-size-complex="20pt" style:font-weight-complex="bold"/>
    </style:style>
    <style:style style:name="P49" style:family="paragraph" style:parent-style-name="Standard">
      <style:paragraph-properties fo:text-align="start" style:justify-single-word="false"/>
      <style:text-properties style:text-position="0% 100%" fo:font-size="14pt" officeooo:rsid="002a013b" officeooo:paragraph-rsid="002a013b" style:font-size-asian="12.25pt" style:font-size-complex="14pt"/>
    </style:style>
    <style:style style:name="P50" style:family="paragraph" style:parent-style-name="Standard">
      <style:paragraph-properties fo:text-align="start" style:justify-single-word="false"/>
      <style:text-properties style:text-position="0% 100%" fo:font-size="14pt" officeooo:rsid="002b5f4d" officeooo:paragraph-rsid="002c1958" style:font-size-asian="12.25pt" style:font-size-complex="14pt"/>
    </style:style>
    <style:style style:name="P51" style:family="paragraph" style:parent-style-name="Standard">
      <style:paragraph-properties fo:text-align="start" style:justify-single-word="false"/>
      <style:text-properties style:text-position="0% 100%" fo:font-size="14pt" officeooo:rsid="00071e00" officeooo:paragraph-rsid="003a4771" style:font-size-asian="14pt" style:font-size-complex="14pt"/>
    </style:style>
    <style:style style:name="P52" style:family="paragraph" style:parent-style-name="Standard">
      <style:text-properties style:text-position="0% 100%" fo:font-size="14pt" officeooo:rsid="0097b59e" officeooo:paragraph-rsid="0097b59e" style:font-size-asian="14pt" style:font-size-complex="14pt"/>
    </style:style>
    <style:style style:name="P53" style:family="paragraph" style:parent-style-name="Standard">
      <style:text-properties style:text-position="0% 100%" fo:font-size="14pt" officeooo:rsid="0099748b" officeooo:paragraph-rsid="0099748b" style:font-size-asian="14pt" style:font-size-complex="14pt"/>
    </style:style>
    <style:style style:name="P54" style:family="paragraph" style:parent-style-name="Standard">
      <style:text-properties style:text-position="0% 100%" fo:font-size="14pt" fo:font-weight="normal" officeooo:rsid="0031a948" officeooo:paragraph-rsid="0031a948" style:font-size-asian="14pt" style:font-weight-asian="normal" style:font-size-complex="14pt" style:font-weight-complex="normal"/>
    </style:style>
    <style:style style:name="P55" style:family="paragraph" style:parent-style-name="Standard">
      <style:text-properties style:text-position="0% 100%" fo:font-size="14pt" fo:font-weight="normal" officeooo:rsid="0045cff8" officeooo:paragraph-rsid="004e026c" style:font-size-asian="14pt" style:font-weight-asian="normal" style:font-size-complex="14pt" style:font-weight-complex="normal"/>
    </style:style>
    <style:style style:name="P56" style:family="paragraph" style:parent-style-name="Standard">
      <style:text-properties style:text-position="0% 100%" fo:font-size="14pt" fo:font-weight="normal" officeooo:rsid="0046f814" officeooo:paragraph-rsid="004e026c" style:font-size-asian="14pt" style:font-weight-asian="normal" style:font-size-complex="14pt" style:font-weight-complex="normal"/>
    </style:style>
    <style:style style:name="P57" style:family="paragraph" style:parent-style-name="Standard">
      <style:text-properties style:text-position="0% 100%" fo:font-size="14pt" fo:font-weight="normal" officeooo:rsid="0048690d" officeooo:paragraph-rsid="004e026c" style:font-size-asian="14pt" style:font-weight-asian="normal" style:font-size-complex="14pt" style:font-weight-complex="normal"/>
    </style:style>
    <style:style style:name="P58" style:family="paragraph" style:parent-style-name="Standard">
      <style:text-properties style:text-position="0% 100%" fo:font-size="14pt" fo:font-weight="normal" officeooo:rsid="004d5b64" officeooo:paragraph-rsid="004d5b64" style:font-size-asian="14pt" style:font-weight-asian="normal" style:font-size-complex="14pt" style:font-weight-complex="normal"/>
    </style:style>
    <style:style style:name="P59" style:family="paragraph" style:parent-style-name="Standard">
      <style:text-properties style:text-position="0% 100%" fo:font-size="14pt" fo:font-weight="normal" officeooo:rsid="004e026c" officeooo:paragraph-rsid="004d5b64" style:font-size-asian="14pt" style:font-weight-asian="normal" style:font-size-complex="14pt" style:font-weight-complex="normal"/>
    </style:style>
    <style:style style:name="P60" style:family="paragraph" style:parent-style-name="Standard">
      <style:text-properties style:text-position="0% 100%" fo:font-size="14pt" fo:font-weight="normal" officeooo:rsid="004e026c" officeooo:paragraph-rsid="004e026c" style:font-size-asian="14pt" style:font-weight-asian="normal" style:font-size-complex="14pt" style:font-weight-complex="normal"/>
    </style:style>
    <style:style style:name="P61" style:family="paragraph" style:parent-style-name="Standard">
      <style:text-properties style:text-position="0% 100%" fo:font-size="14pt" fo:font-weight="normal" officeooo:rsid="004edc16" officeooo:paragraph-rsid="004edc16" style:font-size-asian="14pt" style:font-weight-asian="normal" style:font-size-complex="14pt" style:font-weight-complex="normal"/>
    </style:style>
    <style:style style:name="P62" style:family="paragraph" style:parent-style-name="Standard">
      <style:text-properties style:text-position="0% 100%" fo:font-size="14pt" fo:font-weight="normal" officeooo:rsid="004fe821" officeooo:paragraph-rsid="004fe821" style:font-size-asian="14pt" style:font-weight-asian="normal" style:font-size-complex="14pt" style:font-weight-complex="normal"/>
    </style:style>
    <style:style style:name="P63" style:family="paragraph" style:parent-style-name="Standard">
      <style:text-properties style:text-position="0% 100%" fo:font-size="14pt" fo:font-weight="normal" officeooo:rsid="0051d520" officeooo:paragraph-rsid="0051d520" style:font-size-asian="14pt" style:font-weight-asian="normal" style:font-size-complex="14pt" style:font-weight-complex="normal"/>
    </style:style>
    <style:style style:name="P64" style:family="paragraph" style:parent-style-name="Standard">
      <style:text-properties style:text-position="0% 100%" fo:font-size="14pt" fo:font-weight="normal" officeooo:rsid="0053758b" officeooo:paragraph-rsid="0053758b" style:font-size-asian="14pt" style:font-weight-asian="normal" style:font-size-complex="14pt" style:font-weight-complex="normal"/>
    </style:style>
    <style:style style:name="P65" style:family="paragraph" style:parent-style-name="Standard">
      <style:text-properties style:text-position="0% 100%" fo:font-size="14pt" fo:font-weight="normal" officeooo:rsid="0097b59e" officeooo:paragraph-rsid="0097b59e" style:font-size-asian="14pt" style:font-weight-asian="normal" style:font-size-complex="14pt" style:font-weight-complex="normal"/>
    </style:style>
    <style:style style:name="P66" style:family="paragraph" style:parent-style-name="Standard">
      <style:text-properties style:text-position="0% 100%" fo:font-size="14pt" fo:font-style="normal" fo:font-weight="normal" officeooo:rsid="00994378" officeooo:paragraph-rsid="0097b59e"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fo:font-size="14pt" fo:font-style="normal" fo:font-weight="normal" officeooo:rsid="00994378" officeooo:paragraph-rsid="00994378"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fo:font-size="14pt" style:text-underline-style="none" fo:font-weight="normal" officeooo:rsid="009bc075" officeooo:paragraph-rsid="0099748b" style:font-size-asian="14pt" style:font-weight-asian="normal" style:font-size-complex="14pt" style:font-weight-complex="normal"/>
    </style:style>
    <style:style style:name="P69" style:family="paragraph" style:parent-style-name="Standard">
      <style:text-properties style:text-position="0% 100%" fo:font-size="14pt" style:text-underline-style="none" fo:font-weight="normal" officeooo:rsid="009d9a25" officeooo:paragraph-rsid="009bc075" style:font-size-asian="14pt" style:font-weight-asian="normal" style:font-size-complex="14pt" style:font-weight-complex="normal"/>
    </style:style>
    <style:style style:name="P70" style:family="paragraph" style:parent-style-name="Standard">
      <style:text-properties style:text-position="0% 100%" fo:font-size="14pt" style:text-underline-style="none" fo:font-weight="normal" officeooo:rsid="009f1904" officeooo:paragraph-rsid="009d9a25" style:font-size-asian="14pt" style:font-weight-asian="normal" style:font-size-complex="14pt" style:font-weight-complex="normal"/>
    </style:style>
    <style:style style:name="P71" style:family="paragraph" style:parent-style-name="Standard">
      <style:text-properties style:text-position="0% 100%" fo:font-size="14pt" style:text-underline-style="none" fo:font-weight="normal" officeooo:rsid="009f1904" officeooo:paragraph-rsid="009f1904" style:font-size-asian="14pt" style:font-weight-asian="normal" style:font-size-complex="14pt" style:font-weight-complex="normal"/>
    </style:style>
    <style:style style:name="P72" style:family="paragraph" style:parent-style-name="Standard">
      <style:text-properties style:text-position="0% 100%" fo:font-size="14pt" style:text-underline-style="none" fo:font-weight="normal" officeooo:rsid="00a1218e" officeooo:paragraph-rsid="00a1218e" style:font-size-asian="14pt" style:font-weight-asian="normal" style:font-size-complex="14pt" style:font-weight-complex="normal"/>
    </style:style>
    <style:style style:name="P73" style:family="paragraph" style:parent-style-name="Standard">
      <style:text-properties style:text-position="0% 100%" fo:font-size="14pt" style:text-underline-style="none" fo:font-weight="normal" officeooo:rsid="00a25a3a" officeooo:paragraph-rsid="00a25a3a" style:font-size-asian="14pt" style:font-weight-asian="normal" style:font-size-complex="14pt" style:font-weight-complex="normal"/>
    </style:style>
    <style:style style:name="P74" style:family="paragraph" style:parent-style-name="Standard">
      <style:text-properties style:text-position="0% 100%" fo:font-size="14pt" style:text-underline-style="none" fo:font-weight="normal" officeooo:rsid="00a28d4c" officeooo:paragraph-rsid="00a28d4c" style:font-size-asian="14pt" style:font-weight-asian="normal" style:font-size-complex="14pt" style:font-weight-complex="normal"/>
    </style:style>
    <style:style style:name="P75" style:family="paragraph" style:parent-style-name="Standard">
      <style:text-properties style:text-position="0% 100%" fo:font-size="14pt" style:text-underline-style="none" fo:font-weight="normal" officeooo:rsid="00a28d4c" officeooo:paragraph-rsid="00a276ad" style:font-size-asian="14pt" style:font-weight-asian="normal" style:font-size-complex="14pt" style:font-weight-complex="normal"/>
    </style:style>
    <style:style style:name="P76" style:family="paragraph" style:parent-style-name="Standard">
      <style:text-properties style:text-position="0% 100%" fo:font-size="14pt" style:text-underline-style="none" fo:font-weight="normal" officeooo:rsid="00a276ad" officeooo:paragraph-rsid="00a28d4c" style:font-size-asian="14pt" style:font-weight-asian="normal" style:font-size-complex="14pt" style:font-weight-complex="normal"/>
    </style:style>
    <style:style style:name="P77" style:family="paragraph" style:parent-style-name="Standard">
      <style:text-properties style:text-position="0% 100%" fo:font-size="14pt" style:text-underline-style="none" fo:font-weight="normal" officeooo:rsid="00a276ad" officeooo:paragraph-rsid="00a276ad" style:font-size-asian="14pt" style:font-weight-asian="normal" style:font-size-complex="14pt" style:font-weight-complex="normal"/>
    </style:style>
    <style:style style:name="P78" style:family="paragraph" style:parent-style-name="Standard">
      <style:text-properties style:text-position="0% 100%" fo:font-size="14pt" style:text-underline-style="none" fo:font-weight="normal" officeooo:rsid="00a2fd93" officeooo:paragraph-rsid="00a2fd93" style:font-size-asian="14pt" style:font-weight-asian="normal" style:font-size-complex="14pt" style:font-weight-complex="normal"/>
    </style:style>
    <style:style style:name="P79" style:family="paragraph" style:parent-style-name="Standard">
      <style:text-properties style:text-position="0% 100%" fo:font-size="14pt" style:text-underline-style="none" fo:font-weight="normal" officeooo:rsid="00a3a832" officeooo:paragraph-rsid="00a3a832" style:font-size-asian="14pt" style:font-weight-asian="normal" style:font-size-complex="14pt" style:font-weight-complex="normal"/>
    </style:style>
    <style:style style:name="P80" style:family="paragraph" style:parent-style-name="Standard">
      <style:text-properties style:text-position="0% 100%" fo:font-size="14pt" style:text-underline-style="none" fo:font-weight="normal" officeooo:rsid="00a3a832" officeooo:paragraph-rsid="00a3ceac" style:font-size-asian="14pt" style:font-weight-asian="normal" style:font-size-complex="14pt" style:font-weight-complex="normal"/>
    </style:style>
    <style:style style:name="P81" style:family="paragraph" style:parent-style-name="Standard">
      <style:text-properties style:text-position="0% 100%" fo:font-size="14pt" style:text-underline-style="none" fo:font-weight="normal" officeooo:rsid="00a3a832" officeooo:paragraph-rsid="00b19913" style:font-size-asian="14pt" style:font-weight-asian="normal" style:font-size-complex="14pt" style:font-weight-complex="normal"/>
    </style:style>
    <style:style style:name="P82" style:family="paragraph" style:parent-style-name="Standard">
      <style:text-properties style:text-position="0% 100%" fo:font-size="14pt" style:text-underline-style="none" fo:font-weight="normal" officeooo:rsid="00a3ceac" officeooo:paragraph-rsid="00a3ceac" style:font-size-asian="14pt" style:font-weight-asian="normal" style:font-size-complex="14pt" style:font-weight-complex="normal"/>
    </style:style>
    <style:style style:name="P83" style:family="paragraph" style:parent-style-name="Standard">
      <style:text-properties style:text-position="0% 100%" fo:font-size="14pt" style:text-underline-style="none" fo:font-weight="normal" officeooo:rsid="00a545c3" officeooo:paragraph-rsid="00a545c3" style:font-size-asian="14pt" style:font-weight-asian="normal" style:font-size-complex="14pt" style:font-weight-complex="normal"/>
    </style:style>
    <style:style style:name="P84" style:family="paragraph" style:parent-style-name="Standard">
      <style:text-properties style:text-position="0% 100%" fo:font-size="14pt" style:text-underline-style="none" fo:font-weight="normal" officeooo:rsid="00a702ac" officeooo:paragraph-rsid="00a545c3" style:font-size-asian="14pt" style:font-weight-asian="normal" style:font-size-complex="14pt" style:font-weight-complex="normal"/>
    </style:style>
    <style:style style:name="P85" style:family="paragraph" style:parent-style-name="Standard">
      <style:text-properties style:text-position="0% 100%" fo:font-size="14pt" style:text-underline-style="none" fo:font-weight="normal" officeooo:rsid="00a702ac" officeooo:paragraph-rsid="00a702ac" style:font-size-asian="14pt" style:font-weight-asian="normal" style:font-size-complex="14pt" style:font-weight-complex="normal"/>
    </style:style>
    <style:style style:name="P86" style:family="paragraph" style:parent-style-name="Standard">
      <style:text-properties style:text-position="0% 100%" fo:font-size="14pt" style:text-underline-style="none" fo:font-weight="normal" officeooo:rsid="00aab4ff" officeooo:paragraph-rsid="00b19913" style:font-size-asian="14pt" style:font-weight-asian="normal" style:font-size-complex="14pt" style:font-weight-complex="normal"/>
    </style:style>
    <style:style style:name="P87" style:family="paragraph" style:parent-style-name="Standard">
      <style:text-properties style:text-position="0% 100%" fo:font-size="14pt" style:text-underline-style="none" fo:font-weight="normal" officeooo:rsid="00abb93d" officeooo:paragraph-rsid="00b19913" style:font-size-asian="14pt" style:font-weight-asian="normal" style:font-size-complex="14pt" style:font-weight-complex="normal"/>
    </style:style>
    <style:style style:name="P88" style:family="paragraph" style:parent-style-name="Standard">
      <style:text-properties style:text-position="0% 100%" fo:font-size="14pt" style:text-underline-style="none" fo:font-weight="normal" officeooo:rsid="00ac7465" officeooo:paragraph-rsid="00b19913" style:font-size-asian="14pt" style:font-weight-asian="normal" style:font-size-complex="14pt" style:font-weight-complex="normal"/>
    </style:style>
    <style:style style:name="P89" style:family="paragraph" style:parent-style-name="Standard">
      <style:text-properties style:text-position="0% 100%" fo:font-size="14pt" style:text-underline-style="none" fo:font-weight="normal" officeooo:rsid="00ae4caa" officeooo:paragraph-rsid="00b19913" style:font-size-asian="14pt" style:font-weight-asian="normal" style:font-size-complex="14pt" style:font-weight-complex="normal"/>
    </style:style>
    <style:style style:name="P90" style:family="paragraph" style:parent-style-name="Standard">
      <style:text-properties style:text-position="0% 100%" fo:font-size="14pt" style:text-underline-style="none" fo:font-weight="normal" officeooo:rsid="00afef68" officeooo:paragraph-rsid="00b19913" style:font-size-asian="14pt" style:font-weight-asian="normal" style:font-size-complex="14pt" style:font-weight-complex="normal"/>
    </style:style>
    <style:style style:name="P91" style:family="paragraph" style:parent-style-name="Standard">
      <style:text-properties style:text-position="0% 100%" fo:font-size="14pt" style:text-underline-style="none" fo:font-weight="normal" officeooo:rsid="00b19913" officeooo:paragraph-rsid="00b19913" style:font-size-asian="14pt" style:font-weight-asian="normal" style:font-size-complex="14pt" style:font-weight-complex="normal"/>
    </style:style>
    <style:style style:name="P92" style:family="paragraph" style:parent-style-name="Standard">
      <style:text-properties style:text-position="0% 100%" fo:font-size="14pt" style:text-underline-style="none" fo:font-weight="normal" officeooo:rsid="00b37f07" officeooo:paragraph-rsid="00b37f07" style:font-size-asian="14pt" style:font-weight-asian="normal" style:font-size-complex="14pt" style:font-weight-complex="normal"/>
    </style:style>
    <style:style style:name="P93" style:family="paragraph" style:parent-style-name="Standard">
      <style:text-properties style:text-position="0% 100%" fo:font-size="14pt" style:text-underline-style="none" fo:font-weight="normal" officeooo:rsid="00b3c4a1" officeooo:paragraph-rsid="00b3c4a1" style:font-size-asian="14pt" style:font-weight-asian="normal" style:font-size-complex="14pt" style:font-weight-complex="normal"/>
    </style:style>
    <style:style style:name="P94" style:family="paragraph" style:parent-style-name="Standard">
      <style:text-properties style:text-position="0% 100%" fo:font-size="14pt" style:text-underline-style="solid" style:text-underline-width="auto" style:text-underline-color="font-color" fo:font-weight="bold" officeooo:rsid="00a276ad" officeooo:paragraph-rsid="00a276ad" style:font-size-asian="14pt" style:font-weight-asian="bold" style:font-size-complex="14pt" style:font-weight-complex="bold"/>
    </style:style>
    <style:style style:name="P95" style:family="paragraph" style:parent-style-name="Standard">
      <style:text-properties style:text-position="0% 100%" fo:font-size="14pt" style:text-underline-style="solid" style:text-underline-width="auto" style:text-underline-color="font-color" fo:font-weight="bold" officeooo:rsid="00a276ad" officeooo:paragraph-rsid="00a28d4c" style:font-size-asian="14pt" style:font-weight-asian="bold" style:font-size-complex="14pt" style:font-weight-complex="bold"/>
    </style:style>
    <style:style style:name="P96" style:family="paragraph" style:parent-style-name="Standard">
      <style:text-properties style:text-position="0% 100%" fo:font-size="14pt" style:text-underline-style="solid" style:text-underline-width="auto" style:text-underline-color="font-color" fo:font-weight="bold" officeooo:rsid="00a2fd93" officeooo:paragraph-rsid="00a2fd93" style:font-size-asian="14pt" style:font-weight-asian="bold" style:font-size-complex="14pt" style:font-weight-complex="bold"/>
    </style:style>
    <style:style style:name="P97" style:family="paragraph" style:parent-style-name="Standard">
      <style:text-properties style:text-position="0% 100%" fo:font-size="14pt" style:text-underline-style="solid" style:text-underline-width="auto" style:text-underline-color="font-color" fo:font-weight="bold" officeooo:rsid="00aab4ff" officeooo:paragraph-rsid="00b19913" style:font-size-asian="14pt" style:font-weight-asian="bold" style:font-size-complex="14pt" style:font-weight-complex="bold"/>
    </style:style>
    <style:style style:name="P98" style:family="paragraph" style:parent-style-name="Standard">
      <style:text-properties style:text-position="0% 100%" fo:font-size="14pt" style:text-underline-style="solid" style:text-underline-width="auto" style:text-underline-color="font-color" fo:font-weight="bold" officeooo:rsid="00abb93d" officeooo:paragraph-rsid="00b19913" style:font-size-asian="14pt" style:font-weight-asian="bold" style:font-size-complex="14pt" style:font-weight-complex="bold"/>
    </style:style>
    <style:style style:name="P99" style:family="paragraph" style:parent-style-name="Standard">
      <style:text-properties style:text-position="0% 100%" fo:font-size="14pt" style:text-underline-style="solid" style:text-underline-width="auto" style:text-underline-color="font-color" fo:font-weight="bold" officeooo:rsid="00ac7465" officeooo:paragraph-rsid="00b19913" style:font-size-asian="14pt" style:font-weight-asian="bold" style:font-size-complex="14pt" style:font-weight-complex="bold"/>
    </style:style>
    <style:style style:name="P100" style:family="paragraph" style:parent-style-name="Standard">
      <style:paragraph-properties fo:text-align="start" style:justify-single-word="false"/>
      <style:text-properties style:text-position="0% 100%" style:font-name="Liberation Serif" fo:font-size="14pt" fo:font-style="normal" fo:font-weight="normal" officeooo:rsid="002a013b" style:font-name-asian="DejaVu Sans" style:font-size-asian="12.25pt" style:font-style-asian="normal" style:font-weight-asian="normal" style:font-name-complex="Lohit Hindi" style:font-size-complex="14pt" style:font-style-complex="normal" style:font-weight-complex="normal"/>
    </style:style>
    <style:style style:name="P101"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2b2e95" style:font-name-asian="DejaVu Sans" style:font-size-asian="12.25pt" style:font-style-asian="normal" style:font-weight-asian="normal" style:font-name-complex="Lohit Hindi" style:font-size-complex="14pt" style:font-style-complex="normal" style:font-weight-complex="normal"/>
    </style:style>
    <style:style style:name="P102"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2a013b" style:font-name-asian="DejaVu Sans" style:font-size-asian="12.25pt" style:font-style-asian="normal" style:font-weight-asian="normal" style:font-name-complex="Lohit Hindi" style:font-size-complex="14pt" style:font-style-complex="normal" style:font-weight-complex="normal"/>
    </style:style>
    <style:style style:name="P103"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2b5f4d" style:font-name-asian="DejaVu Sans" style:font-size-asian="12.25pt" style:font-style-asian="normal" style:font-weight-asian="normal" style:font-name-complex="Lohit Hindi" style:font-size-complex="14pt" style:font-style-complex="normal" style:font-weight-complex="normal"/>
    </style:style>
    <style:style style:name="P104"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2db8ac" style:font-name-asian="DejaVu Sans" style:font-size-asian="12.25pt" style:font-style-asian="normal" style:font-weight-asian="normal" style:font-name-complex="Lohit Hindi" style:font-size-complex="14pt" style:font-style-complex="normal" style:font-weight-complex="normal"/>
    </style:style>
    <style:style style:name="P105"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2e4b7f" style:font-name-asian="DejaVu Sans" style:font-size-asian="12.25pt" style:font-style-asian="normal" style:font-weight-asian="normal" style:font-name-complex="Lohit Hindi" style:font-size-complex="14pt" style:font-style-complex="normal" style:font-weight-complex="normal"/>
    </style:style>
    <style:style style:name="P106"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07"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08" style:family="paragraph" style:parent-style-name="Standard">
      <style:paragraph-properties fo:text-align="start" style:justify-single-word="false"/>
      <style:text-properties style:text-position="0% 100%" style:font-name="Liberation Serif" fo:font-size="14pt" fo:font-style="normal" fo:font-weight="normal" officeooo:rsid="002a013b" officeooo:paragraph-rsid="003c48d7" style:font-name-asian="DejaVu Sans" style:font-size-asian="12.25pt" style:font-style-asian="normal" style:font-weight-asian="normal" style:font-name-complex="Lohit Hindi" style:font-size-complex="14pt" style:font-style-complex="normal" style:font-weight-complex="normal"/>
    </style:style>
    <style:style style:name="P109" style:family="paragraph" style:parent-style-name="Standard">
      <style:paragraph-properties fo:text-align="start" style:justify-single-word="false"/>
      <style:text-properties style:text-position="0% 100%" style:font-name="Liberation Serif" fo:font-size="14pt" fo:font-style="normal" fo:font-weight="normal" officeooo:rsid="002b2e95" officeooo:paragraph-rsid="002b2e95" style:font-name-asian="DejaVu Sans" style:font-size-asian="12.25pt" style:font-style-asian="normal" style:font-weight-asian="normal" style:font-name-complex="Lohit Hindi" style:font-size-complex="14pt" style:font-style-complex="normal" style:font-weight-complex="normal"/>
    </style:style>
    <style:style style:name="P110" style:family="paragraph" style:parent-style-name="Standard">
      <style:paragraph-properties fo:text-align="start" style:justify-single-word="false"/>
      <style:text-properties style:text-position="0% 100%" style:font-name="Liberation Serif" fo:font-size="14pt" fo:font-style="normal" fo:font-weight="normal" officeooo:rsid="002b2e95" officeooo:paragraph-rsid="002a013b" style:font-name-asian="DejaVu Sans" style:font-size-asian="12.25pt" style:font-style-asian="normal" style:font-weight-asian="normal" style:font-name-complex="Lohit Hindi" style:font-size-complex="14pt" style:font-style-complex="normal" style:font-weight-complex="normal"/>
    </style:style>
    <style:style style:name="P111" style:family="paragraph" style:parent-style-name="Standard">
      <style:paragraph-properties fo:text-align="start" style:justify-single-word="false"/>
      <style:text-properties style:text-position="0% 100%" style:font-name="Liberation Serif" fo:font-size="14pt" fo:font-style="normal" fo:font-weight="normal" officeooo:rsid="002b2e95" officeooo:paragraph-rsid="002db8ac" style:font-name-asian="DejaVu Sans" style:font-size-asian="12.25pt" style:font-style-asian="normal" style:font-weight-asian="normal" style:font-name-complex="Lohit Hindi" style:font-size-complex="14pt" style:font-style-complex="normal" style:font-weight-complex="normal"/>
    </style:style>
    <style:style style:name="P112" style:family="paragraph" style:parent-style-name="Standard">
      <style:paragraph-properties fo:text-align="start" style:justify-single-word="false"/>
      <style:text-properties style:text-position="0% 100%" style:font-name="Liberation Serif" fo:font-size="14pt" fo:font-style="normal" fo:font-weight="normal" officeooo:rsid="002b2e95" officeooo:paragraph-rsid="002e4b7f" style:font-name-asian="DejaVu Sans" style:font-size-asian="12.25pt" style:font-style-asian="normal" style:font-weight-asian="normal" style:font-name-complex="Lohit Hindi" style:font-size-complex="14pt" style:font-style-complex="normal" style:font-weight-complex="normal"/>
    </style:style>
    <style:style style:name="P113" style:family="paragraph" style:parent-style-name="Standard">
      <style:paragraph-properties fo:text-align="start" style:justify-single-word="false"/>
      <style:text-properties style:text-position="0% 100%" style:font-name="Liberation Serif" fo:font-size="14pt" fo:font-style="normal" fo:font-weight="normal" officeooo:rsid="002b5f4d" officeooo:paragraph-rsid="002c1958" style:font-name-asian="DejaVu Sans" style:font-size-asian="12.25pt" style:font-style-asian="normal" style:font-weight-asian="normal" style:font-name-complex="Lohit Hindi" style:font-size-complex="14pt" style:font-style-complex="normal" style:font-weight-complex="normal"/>
    </style:style>
    <style:style style:name="P114" style:family="paragraph" style:parent-style-name="Standard">
      <style:paragraph-properties fo:text-align="start" style:justify-single-word="false"/>
      <style:text-properties style:text-position="0% 100%" style:font-name="Liberation Serif" fo:font-size="14pt" fo:font-style="normal" fo:font-weight="normal" officeooo:rsid="002b5f4d" officeooo:paragraph-rsid="002e4b7f" style:font-name-asian="DejaVu Sans" style:font-size-asian="12.25pt" style:font-style-asian="normal" style:font-weight-asian="normal" style:font-name-complex="Lohit Hindi" style:font-size-complex="14pt" style:font-style-complex="normal" style:font-weight-complex="normal"/>
    </style:style>
    <style:style style:name="P115" style:family="paragraph" style:parent-style-name="Standard">
      <style:paragraph-properties fo:text-align="start" style:justify-single-word="false"/>
      <style:text-properties style:text-position="0% 100%" style:font-name="Liberation Serif" fo:font-size="14pt" fo:font-style="normal" fo:font-weight="normal" officeooo:rsid="002b5f4d" officeooo:paragraph-rsid="002fdcc6" style:font-name-asian="DejaVu Sans" style:font-size-asian="12.25pt" style:font-style-asian="normal" style:font-weight-asian="normal" style:font-name-complex="Lohit Hindi" style:font-size-complex="14pt" style:font-style-complex="normal" style:font-weight-complex="normal"/>
    </style:style>
    <style:style style:name="P116" style:family="paragraph" style:parent-style-name="Standard">
      <style:paragraph-properties fo:text-align="start" style:justify-single-word="false"/>
      <style:text-properties style:text-position="0% 100%" style:font-name="Liberation Serif" fo:font-size="14pt" fo:font-style="normal" fo:font-weight="normal" officeooo:rsid="002b5f4d" officeooo:paragraph-rsid="002b5f4d" style:font-name-asian="DejaVu Sans" style:font-size-asian="12.25pt" style:font-style-asian="normal" style:font-weight-asian="normal" style:font-name-complex="Lohit Hindi" style:font-size-complex="14pt" style:font-style-complex="normal" style:font-weight-complex="normal"/>
    </style:style>
    <style:style style:name="P117" style:family="paragraph" style:parent-style-name="Standard">
      <style:paragraph-properties fo:text-align="start" style:justify-single-word="false"/>
      <style:text-properties style:text-position="0% 100%" style:font-name="Liberation Serif" fo:font-size="14pt" fo:font-style="normal" fo:font-weight="normal" officeooo:rsid="002b5f4d"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18" style:family="paragraph" style:parent-style-name="Standard">
      <style:paragraph-properties fo:text-align="start" style:justify-single-word="false"/>
      <style:text-properties style:text-position="0% 100%" style:font-name="Liberation Serif" fo:font-size="14pt" fo:font-style="normal" fo:font-weight="normal" officeooo:rsid="002b5f4d"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19" style:family="paragraph" style:parent-style-name="Standard">
      <style:paragraph-properties fo:text-align="start" style:justify-single-word="false"/>
      <style:text-properties style:text-position="0% 100%" style:font-name="Liberation Serif" fo:font-size="14pt" fo:font-style="normal" fo:font-weight="normal" officeooo:rsid="002c1958" officeooo:paragraph-rsid="002c1958" style:font-name-asian="DejaVu Sans" style:font-size-asian="12.25pt" style:font-style-asian="normal" style:font-weight-asian="normal" style:font-name-complex="Lohit Hindi" style:font-size-complex="14pt" style:font-style-complex="normal" style:font-weight-complex="normal"/>
    </style:style>
    <style:style style:name="P120" style:family="paragraph" style:parent-style-name="Standard">
      <style:paragraph-properties fo:text-align="start" style:justify-single-word="false"/>
      <style:text-properties style:text-position="0% 100%" style:font-name="Liberation Serif" fo:font-size="14pt" fo:font-style="normal" fo:font-weight="normal" officeooo:rsid="002ccc44" officeooo:paragraph-rsid="002ccc44" style:font-name-asian="DejaVu Sans" style:font-size-asian="12.25pt" style:font-style-asian="normal" style:font-weight-asian="normal" style:font-name-complex="Lohit Hindi" style:font-size-complex="14pt" style:font-style-complex="normal" style:font-weight-complex="normal"/>
    </style:style>
    <style:style style:name="P121" style:family="paragraph" style:parent-style-name="Standard">
      <style:paragraph-properties fo:text-align="start" style:justify-single-word="false"/>
      <style:text-properties style:text-position="0% 100%" style:font-name="Liberation Serif" fo:font-size="14pt" fo:font-style="normal" fo:font-weight="normal" officeooo:rsid="002ccc44"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22" style:family="paragraph" style:parent-style-name="Standard">
      <style:paragraph-properties fo:text-align="start" style:justify-single-word="false"/>
      <style:text-properties style:text-position="0% 100%" style:font-name="Liberation Serif" fo:font-size="14pt" fo:font-style="normal" fo:font-weight="normal" officeooo:rsid="002db8ac" officeooo:paragraph-rsid="002db8ac" style:font-name-asian="DejaVu Sans" style:font-size-asian="12.25pt" style:font-style-asian="normal" style:font-weight-asian="normal" style:font-name-complex="Lohit Hindi" style:font-size-complex="14pt" style:font-style-complex="normal" style:font-weight-complex="normal"/>
    </style:style>
    <style:style style:name="P123" style:family="paragraph" style:parent-style-name="Standard">
      <style:paragraph-properties fo:text-align="start" style:justify-single-word="false"/>
      <style:text-properties style:text-position="0% 100%" style:font-name="Liberation Serif" fo:font-size="14pt" fo:font-style="normal" fo:font-weight="normal" officeooo:rsid="002db8ac" officeooo:paragraph-rsid="0033245c" style:font-name-asian="DejaVu Sans" style:font-size-asian="12.25pt" style:font-style-asian="normal" style:font-weight-asian="normal" style:font-name-complex="Lohit Hindi" style:font-size-complex="14pt" style:font-style-complex="normal" style:font-weight-complex="normal"/>
    </style:style>
    <style:style style:name="P124" style:family="paragraph" style:parent-style-name="Standard">
      <style:paragraph-properties fo:text-align="start" style:justify-single-word="false"/>
      <style:text-properties style:text-position="0% 100%" style:font-name="Liberation Serif" fo:font-size="14pt" fo:font-style="normal" fo:font-weight="normal" officeooo:rsid="002db8ac"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25" style:family="paragraph" style:parent-style-name="Standard">
      <style:paragraph-properties fo:text-align="start" style:justify-single-word="false"/>
      <style:text-properties style:text-position="0% 100%" style:font-name="Liberation Serif" fo:font-size="14pt" fo:font-style="normal" fo:font-weight="normal" officeooo:rsid="002db8ac"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26" style:family="paragraph" style:parent-style-name="Standard">
      <style:paragraph-properties fo:text-align="start" style:justify-single-word="false"/>
      <style:text-properties style:text-position="0% 100%" style:font-name="Liberation Serif" fo:font-size="14pt" fo:font-style="normal" fo:font-weight="normal" officeooo:rsid="002db8ac" officeooo:paragraph-rsid="003c48d7" style:font-name-asian="DejaVu Sans" style:font-size-asian="12.25pt" style:font-style-asian="normal" style:font-weight-asian="normal" style:font-name-complex="Lohit Hindi" style:font-size-complex="14pt" style:font-style-complex="normal" style:font-weight-complex="normal"/>
    </style:style>
    <style:style style:name="P127" style:family="paragraph" style:parent-style-name="Standard">
      <style:paragraph-properties fo:text-align="start" style:justify-single-word="false"/>
      <style:text-properties style:text-position="0% 100%" style:font-name="Liberation Serif" fo:font-size="14pt" fo:font-style="normal" fo:font-weight="normal" officeooo:rsid="002e4b7f" officeooo:paragraph-rsid="002e4b7f" style:font-name-asian="DejaVu Sans" style:font-size-asian="12.25pt" style:font-style-asian="normal" style:font-weight-asian="normal" style:font-name-complex="Lohit Hindi" style:font-size-complex="14pt" style:font-style-complex="normal" style:font-weight-complex="normal"/>
    </style:style>
    <style:style style:name="P128" style:family="paragraph" style:parent-style-name="Standard">
      <style:paragraph-properties fo:text-align="start" style:justify-single-word="false"/>
      <style:text-properties style:text-position="0% 100%" style:font-name="Liberation Serif" fo:font-size="14pt" fo:font-style="normal" fo:font-weight="normal" officeooo:rsid="002e4b7f"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29" style:family="paragraph" style:parent-style-name="Standard">
      <style:paragraph-properties fo:text-align="start" style:justify-single-word="false"/>
      <style:text-properties style:text-position="0% 100%" style:font-name="Liberation Serif" fo:font-size="14pt" fo:font-style="normal" fo:font-weight="normal" officeooo:rsid="002e4b7f" officeooo:paragraph-rsid="003c48d7" style:font-name-asian="DejaVu Sans" style:font-size-asian="12.25pt" style:font-style-asian="normal" style:font-weight-asian="normal" style:font-name-complex="Lohit Hindi" style:font-size-complex="14pt" style:font-style-complex="normal" style:font-weight-complex="normal"/>
    </style:style>
    <style:style style:name="P130" style:family="paragraph" style:parent-style-name="Standard">
      <style:paragraph-properties fo:text-align="start" style:justify-single-word="false"/>
      <style:text-properties style:text-position="0% 100%" style:font-name="Liberation Serif" fo:font-size="14pt" fo:font-style="normal" fo:font-weight="normal" officeooo:rsid="002fdcc6" officeooo:paragraph-rsid="002fdcc6" style:font-name-asian="DejaVu Sans" style:font-size-asian="12.25pt" style:font-style-asian="normal" style:font-weight-asian="normal" style:font-name-complex="Lohit Hindi" style:font-size-complex="14pt" style:font-style-complex="normal" style:font-weight-complex="normal"/>
    </style:style>
    <style:style style:name="P131" style:family="paragraph" style:parent-style-name="Standard">
      <style:paragraph-properties fo:text-align="start" style:justify-single-word="false"/>
      <style:text-properties style:text-position="0% 100%" style:font-name="Liberation Serif" fo:font-size="14pt" fo:font-style="normal" fo:font-weight="normal" officeooo:rsid="002fdcc6"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32" style:family="paragraph" style:parent-style-name="Standard">
      <style:paragraph-properties fo:text-align="start" style:justify-single-word="false"/>
      <style:text-properties style:text-position="0% 100%" style:font-name="Liberation Serif" fo:font-size="14pt" fo:font-style="normal" fo:font-weight="normal" officeooo:rsid="002fdcc6" officeooo:paragraph-rsid="003ec002" style:font-name-asian="DejaVu Sans" style:font-size-asian="12.25pt" style:font-style-asian="normal" style:font-weight-asian="normal" style:font-name-complex="Lohit Hindi" style:font-size-complex="14pt" style:font-style-complex="normal" style:font-weight-complex="normal"/>
    </style:style>
    <style:style style:name="P133" style:family="paragraph" style:parent-style-name="Standard">
      <style:paragraph-properties fo:text-align="start" style:justify-single-word="false"/>
      <style:text-properties style:text-position="0% 100%" style:font-name="Liberation Serif" fo:font-size="14pt" fo:font-style="normal" fo:font-weight="normal" officeooo:rsid="003067ad" officeooo:paragraph-rsid="003067ad" style:font-name-asian="DejaVu Sans" style:font-size-asian="12.25pt" style:font-style-asian="normal" style:font-weight-asian="normal" style:font-name-complex="Lohit Hindi" style:font-size-complex="14pt" style:font-style-complex="normal" style:font-weight-complex="normal"/>
    </style:style>
    <style:style style:name="P134" style:family="paragraph" style:parent-style-name="Standard">
      <style:paragraph-properties fo:text-align="start" style:justify-single-word="false"/>
      <style:text-properties style:text-position="0% 100%" style:font-name="Liberation Serif" fo:font-size="14pt" fo:font-style="normal" fo:font-weight="normal" officeooo:rsid="003067ad"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35" style:family="paragraph" style:parent-style-name="Standard">
      <style:paragraph-properties fo:text-align="start" style:justify-single-word="false"/>
      <style:text-properties style:text-position="0% 100%" style:font-name="Liberation Serif" fo:font-size="14pt" fo:font-style="normal" fo:font-weight="normal" officeooo:rsid="003067ad" officeooo:paragraph-rsid="003ec002" style:font-name-asian="DejaVu Sans" style:font-size-asian="12.25pt" style:font-style-asian="normal" style:font-weight-asian="normal" style:font-name-complex="Lohit Hindi" style:font-size-complex="14pt" style:font-style-complex="normal" style:font-weight-complex="normal"/>
    </style:style>
    <style:style style:name="P136" style:family="paragraph" style:parent-style-name="Standard">
      <style:paragraph-properties fo:text-align="start" style:justify-single-word="false"/>
      <style:text-properties style:text-position="0% 100%" style:font-name="Liberation Serif" fo:font-size="14pt" fo:font-style="normal" fo:font-weight="normal" officeooo:rsid="0033245c" officeooo:paragraph-rsid="0033245c" style:font-name-asian="DejaVu Sans" style:font-size-asian="12.25pt" style:font-style-asian="normal" style:font-weight-asian="normal" style:font-name-complex="Lohit Hindi" style:font-size-complex="14pt" style:font-style-complex="normal" style:font-weight-complex="normal"/>
    </style:style>
    <style:style style:name="P137" style:family="paragraph" style:parent-style-name="Standard">
      <style:paragraph-properties fo:text-align="start" style:justify-single-word="false"/>
      <style:text-properties style:text-position="0% 100%" style:font-name="Liberation Serif" fo:font-size="14pt" fo:font-style="normal" fo:font-weight="normal" officeooo:rsid="0033245c"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38" style:family="paragraph" style:parent-style-name="Standard">
      <style:paragraph-properties fo:text-align="start" style:justify-single-word="false"/>
      <style:text-properties style:text-position="0% 100%" style:font-name="Liberation Serif" fo:font-size="14pt" fo:font-style="normal" fo:font-weight="normal" officeooo:rsid="0033245c"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39" style:family="paragraph" style:parent-style-name="Standard">
      <style:paragraph-properties fo:text-align="start" style:justify-single-word="false"/>
      <style:text-properties style:text-position="0% 100%" style:font-name="Liberation Serif" fo:font-size="14pt" fo:font-style="normal" fo:font-weight="normal" officeooo:rsid="00370fb7" officeooo:paragraph-rsid="00370fb7" style:font-name-asian="DejaVu Sans" style:font-size-asian="12.25pt" style:font-style-asian="normal" style:font-weight-asian="normal" style:font-name-complex="Lohit Hindi" style:font-size-complex="14pt" style:font-style-complex="normal" style:font-weight-complex="normal"/>
    </style:style>
    <style:style style:name="P140" style:family="paragraph" style:parent-style-name="Standard">
      <style:paragraph-properties fo:text-align="start" style:justify-single-word="false"/>
      <style:text-properties style:text-position="0% 100%" style:font-name="Liberation Serif" fo:font-size="14pt" fo:font-style="normal" fo:font-weight="normal" officeooo:rsid="00370fb7" officeooo:paragraph-rsid="003ec002" style:font-name-asian="DejaVu Sans" style:font-size-asian="12.25pt" style:font-style-asian="normal" style:font-weight-asian="normal" style:font-name-complex="Lohit Hindi" style:font-size-complex="14pt" style:font-style-complex="normal" style:font-weight-complex="normal"/>
    </style:style>
    <style:style style:name="P141" style:family="paragraph" style:parent-style-name="Standard">
      <style:paragraph-properties fo:text-align="start" style:justify-single-word="false"/>
      <style:text-properties style:text-position="0% 100%" style:font-name="Liberation Serif" fo:font-size="14pt" fo:font-style="normal" fo:font-weight="normal" officeooo:rsid="003713f8" officeooo:paragraph-rsid="003713f8" style:font-name-asian="DejaVu Sans" style:font-size-asian="12.25pt" style:font-style-asian="normal" style:font-weight-asian="normal" style:font-name-complex="Lohit Hindi" style:font-size-complex="14pt" style:font-style-complex="normal" style:font-weight-complex="normal"/>
    </style:style>
    <style:style style:name="P142" style:family="paragraph" style:parent-style-name="Standard">
      <style:paragraph-properties fo:text-align="start" style:justify-single-word="false"/>
      <style:text-properties style:text-position="0% 100%" style:font-name="Liberation Serif" fo:font-size="14pt" fo:font-style="normal" fo:font-weight="normal" officeooo:rsid="0031a948" officeooo:paragraph-rsid="002ccc44" style:font-name-asian="DejaVu Sans" style:font-size-asian="12.25pt" style:font-style-asian="normal" style:font-weight-asian="normal" style:font-name-complex="Lohit Hindi" style:font-size-complex="14pt" style:font-style-complex="normal" style:font-weight-complex="normal"/>
    </style:style>
    <style:style style:name="P143" style:family="paragraph" style:parent-style-name="Standard">
      <style:paragraph-properties fo:text-align="start" style:justify-single-word="false"/>
      <style:text-properties style:text-position="0% 100%" style:font-name="Liberation Serif" fo:font-size="14pt" fo:font-style="normal" fo:font-weight="normal" officeooo:rsid="0031a948" officeooo:paragraph-rsid="003a4771" style:font-name-asian="DejaVu Sans" style:font-size-asian="12.25pt" style:font-style-asian="normal" style:font-weight-asian="normal" style:font-name-complex="Lohit Hindi" style:font-size-complex="14pt" style:font-style-complex="normal" style:font-weight-complex="normal"/>
    </style:style>
    <style:style style:name="P144" style:family="paragraph" style:parent-style-name="Standard">
      <style:paragraph-properties fo:text-align="start" style:justify-single-word="false"/>
      <style:text-properties style:text-position="0% 100%" style:font-name="Liberation Serif" fo:font-size="14pt" fo:font-style="normal" fo:font-weight="normal" officeooo:rsid="0031a948"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45" style:family="paragraph" style:parent-style-name="Standard">
      <style:paragraph-properties fo:text-align="start" style:justify-single-word="false"/>
      <style:text-properties style:text-position="0% 100%" style:font-name="Liberation Serif" fo:font-size="14pt" fo:font-style="normal" fo:font-weight="normal" officeooo:rsid="003b05c8" officeooo:paragraph-rsid="003b05c8" style:font-name-asian="DejaVu Sans" style:font-size-asian="12.25pt" style:font-style-asian="normal" style:font-weight-asian="normal" style:font-name-complex="Lohit Hindi" style:font-size-complex="14pt" style:font-style-complex="normal" style:font-weight-complex="normal"/>
    </style:style>
    <style:style style:name="P146" style:family="paragraph" style:parent-style-name="Standard">
      <style:paragraph-properties fo:text-align="start" style:justify-single-word="false"/>
      <style:text-properties style:text-position="0% 100%" style:font-name="Liberation Serif" fo:font-size="14pt" fo:font-style="normal" fo:font-weight="normal" officeooo:rsid="003c48d7" officeooo:paragraph-rsid="003c48d7" style:font-name-asian="DejaVu Sans" style:font-size-asian="12.25pt" style:font-style-asian="normal" style:font-weight-asian="normal" style:font-name-complex="Lohit Hindi" style:font-size-complex="14pt" style:font-style-complex="normal" style:font-weight-complex="normal"/>
    </style:style>
    <style:style style:name="P147" style:family="paragraph" style:parent-style-name="Standard">
      <style:paragraph-properties fo:text-align="start" style:justify-single-word="false"/>
      <style:text-properties style:text-position="0% 100%" style:font-name="Liberation Serif" fo:font-size="14pt" fo:font-style="normal" fo:font-weight="normal" officeooo:rsid="003ec002" officeooo:paragraph-rsid="003ec002" style:font-name-asian="DejaVu Sans" style:font-size-asian="12.25pt" style:font-style-asian="normal" style:font-weight-asian="normal" style:font-name-complex="Lohit Hindi" style:font-size-complex="14pt" style:font-style-complex="normal" style:font-weight-complex="normal"/>
    </style:style>
    <style:style style:name="P148" style:family="paragraph" style:parent-style-name="Standard">
      <style:paragraph-properties fo:text-align="start" style:justify-single-word="false"/>
      <style:text-properties style:text-position="0% 100%" style:font-name="Liberation Serif" fo:font-size="14pt" fo:font-style="normal" fo:font-weight="normal" officeooo:rsid="0054872d" officeooo:paragraph-rsid="0054872d" style:font-name-asian="DejaVu Sans" style:font-size-asian="12.25pt" style:font-style-asian="normal" style:font-weight-asian="normal" style:font-name-complex="Lohit Hindi" style:font-size-complex="14pt" style:font-style-complex="normal" style:font-weight-complex="normal"/>
    </style:style>
    <style:style style:name="P149" style:family="paragraph" style:parent-style-name="Standard">
      <style:paragraph-properties fo:text-align="start" style:justify-single-word="false"/>
      <style:text-properties style:text-position="0% 100%" style:font-name="Liberation Serif" fo:font-size="14pt" fo:font-style="normal" fo:font-weight="normal" officeooo:rsid="0054872d" officeooo:paragraph-rsid="00598f4a" style:font-name-asian="DejaVu Sans" style:font-size-asian="12.25pt" style:font-style-asian="normal" style:font-weight-asian="normal" style:font-name-complex="Lohit Hindi" style:font-size-complex="14pt" style:font-style-complex="normal" style:font-weight-complex="normal"/>
    </style:style>
    <style:style style:name="P150" style:family="paragraph" style:parent-style-name="Standard">
      <style:paragraph-properties fo:text-align="start" style:justify-single-word="false"/>
      <style:text-properties style:text-position="0% 100%" style:font-name="Liberation Serif" fo:font-size="14pt" fo:font-style="normal" fo:font-weight="normal" officeooo:rsid="00559c19" officeooo:paragraph-rsid="00559c19" style:font-name-asian="DejaVu Sans" style:font-size-asian="12.25pt" style:font-style-asian="normal" style:font-weight-asian="normal" style:font-name-complex="Lohit Hindi" style:font-size-complex="14pt" style:font-style-complex="normal" style:font-weight-complex="normal"/>
    </style:style>
    <style:style style:name="P151" style:family="paragraph" style:parent-style-name="Standard">
      <style:paragraph-properties fo:text-align="start" style:justify-single-word="false"/>
      <style:text-properties style:text-position="0% 100%" style:font-name="Liberation Serif" fo:font-size="14pt" fo:font-style="normal" fo:font-weight="normal" officeooo:rsid="00579899" officeooo:paragraph-rsid="00579899" style:font-name-asian="DejaVu Sans" style:font-size-asian="12.25pt" style:font-style-asian="normal" style:font-weight-asian="normal" style:font-name-complex="Lohit Hindi" style:font-size-complex="14pt" style:font-style-complex="normal" style:font-weight-complex="normal"/>
    </style:style>
    <style:style style:name="P152" style:family="paragraph" style:parent-style-name="Standard">
      <style:paragraph-properties fo:text-align="start" style:justify-single-word="false"/>
      <style:text-properties style:text-position="0% 100%" style:font-name="Liberation Serif" fo:font-size="14pt" fo:font-style="normal" fo:font-weight="normal" officeooo:rsid="00579899" officeooo:paragraph-rsid="005dfd5f" style:font-name-asian="DejaVu Sans" style:font-size-asian="12.25pt" style:font-style-asian="normal" style:font-weight-asian="normal" style:font-name-complex="Lohit Hindi" style:font-size-complex="14pt" style:font-style-complex="normal" style:font-weight-complex="normal"/>
    </style:style>
    <style:style style:name="P153" style:family="paragraph" style:parent-style-name="Standard">
      <style:paragraph-properties fo:text-align="start" style:justify-single-word="false"/>
      <style:text-properties style:text-position="0% 100%" style:font-name="Liberation Serif" fo:font-size="14pt" fo:font-style="normal" fo:font-weight="normal" officeooo:rsid="005dfd5f" officeooo:paragraph-rsid="005dfd5f" style:font-name-asian="DejaVu Sans" style:font-size-asian="12.25pt" style:font-style-asian="normal" style:font-weight-asian="normal" style:font-name-complex="Lohit Hindi" style:font-size-complex="14pt" style:font-style-complex="normal" style:font-weight-complex="normal"/>
    </style:style>
    <style:style style:name="P154" style:family="paragraph" style:parent-style-name="Standard">
      <style:paragraph-properties fo:text-align="start" style:justify-single-word="false"/>
      <style:text-properties style:text-position="0% 100%" style:font-name="Liberation Serif" fo:font-size="14pt" fo:font-style="normal" fo:font-weight="normal" officeooo:rsid="005dfd5f" officeooo:paragraph-rsid="00614d09" style:font-name-asian="DejaVu Sans" style:font-size-asian="12.25pt" style:font-style-asian="normal" style:font-weight-asian="normal" style:font-name-complex="Lohit Hindi" style:font-size-complex="14pt" style:font-style-complex="normal" style:font-weight-complex="normal"/>
    </style:style>
    <style:style style:name="P155" style:family="paragraph" style:parent-style-name="Standard">
      <style:paragraph-properties fo:text-align="start" style:justify-single-word="false"/>
      <style:text-properties style:text-position="0% 100%" style:font-name="Liberation Serif" fo:font-size="14pt" fo:font-style="normal" fo:font-weight="normal" officeooo:rsid="005dfd5f" officeooo:paragraph-rsid="006666b2" style:font-name-asian="DejaVu Sans" style:font-size-asian="12.25pt" style:font-style-asian="normal" style:font-weight-asian="normal" style:font-name-complex="Lohit Hindi" style:font-size-complex="14pt" style:font-style-complex="normal" style:font-weight-complex="normal"/>
    </style:style>
    <style:style style:name="P156" style:family="paragraph" style:parent-style-name="Standard">
      <style:paragraph-properties fo:text-align="start" style:justify-single-word="false"/>
      <style:text-properties style:text-position="0% 100%" style:font-name="Liberation Serif" fo:font-size="14pt" fo:font-style="normal" fo:font-weight="normal" officeooo:rsid="005dfd5f" officeooo:paragraph-rsid="006f5d5d" style:font-name-asian="DejaVu Sans" style:font-size-asian="12.25pt" style:font-style-asian="normal" style:font-weight-asian="normal" style:font-name-complex="Lohit Hindi" style:font-size-complex="14pt" style:font-style-complex="normal" style:font-weight-complex="normal"/>
    </style:style>
    <style:style style:name="P157" style:family="paragraph" style:parent-style-name="Standard">
      <style:paragraph-properties fo:text-align="start" style:justify-single-word="false"/>
      <style:text-properties style:text-position="0% 100%" style:font-name="Liberation Serif" fo:font-size="14pt" fo:font-style="normal" fo:font-weight="normal" officeooo:rsid="00614d09" officeooo:paragraph-rsid="00614d09" style:font-name-asian="DejaVu Sans" style:font-size-asian="12.25pt" style:font-style-asian="normal" style:font-weight-asian="normal" style:font-name-complex="Lohit Hindi" style:font-size-complex="14pt" style:font-style-complex="normal" style:font-weight-complex="normal"/>
    </style:style>
    <style:style style:name="P158" style:family="paragraph" style:parent-style-name="Standard">
      <style:paragraph-properties fo:text-align="start" style:justify-single-word="false"/>
      <style:text-properties style:text-position="0% 100%" style:font-name="Liberation Serif" fo:font-size="14pt" fo:font-style="normal" fo:font-weight="normal" officeooo:rsid="00679bef" officeooo:paragraph-rsid="00679bef" style:font-name-asian="DejaVu Sans" style:font-size-asian="12.25pt" style:font-style-asian="normal" style:font-weight-asian="normal" style:font-name-complex="Lohit Hindi" style:font-size-complex="14pt" style:font-style-complex="normal" style:font-weight-complex="normal"/>
    </style:style>
    <style:style style:name="P159" style:family="paragraph" style:parent-style-name="Standard">
      <style:paragraph-properties fo:text-align="start" style:justify-single-word="false"/>
      <style:text-properties style:text-position="0% 100%" style:font-name="Liberation Serif" fo:font-size="14pt" fo:font-style="normal" fo:font-weight="normal" officeooo:rsid="0069c087" officeooo:paragraph-rsid="0069c087" style:font-name-asian="DejaVu Sans" style:font-size-asian="12.25pt" style:font-style-asian="normal" style:font-weight-asian="normal" style:font-name-complex="Lohit Hindi" style:font-size-complex="14pt" style:font-style-complex="normal" style:font-weight-complex="normal"/>
    </style:style>
    <style:style style:name="P160" style:family="paragraph" style:parent-style-name="Standard">
      <style:paragraph-properties fo:text-align="start" style:justify-single-word="false"/>
      <style:text-properties style:text-position="0% 100%" style:font-name="Liberation Serif" fo:font-size="14pt" fo:font-style="normal" fo:font-weight="normal" officeooo:rsid="006b910c" officeooo:paragraph-rsid="006b910c" style:font-name-asian="DejaVu Sans" style:font-size-asian="12.25pt" style:font-style-asian="normal" style:font-weight-asian="normal" style:font-name-complex="Lohit Hindi" style:font-size-complex="14pt" style:font-style-complex="normal" style:font-weight-complex="normal"/>
    </style:style>
    <style:style style:name="P161" style:family="paragraph" style:parent-style-name="Standard">
      <style:paragraph-properties fo:text-align="start" style:justify-single-word="false"/>
      <style:text-properties style:text-position="0% 100%" style:font-name="Liberation Serif" fo:font-size="14pt" fo:font-style="normal" fo:font-weight="normal" officeooo:rsid="005b05ff" officeooo:paragraph-rsid="0064b93d" style:font-name-asian="DejaVu Sans" style:font-size-asian="12.25pt" style:font-style-asian="normal" style:font-weight-asian="normal" style:font-name-complex="Lohit Hindi" style:font-size-complex="14pt" style:font-style-complex="normal" style:font-weight-complex="normal"/>
    </style:style>
    <style:style style:name="P162" style:family="paragraph" style:parent-style-name="Standard">
      <style:paragraph-properties fo:text-align="start" style:justify-single-word="false"/>
      <style:text-properties style:text-position="0% 100%" style:font-name="Liberation Serif" fo:font-size="14pt" fo:font-style="normal" fo:font-weight="normal" officeooo:rsid="006cfc76" officeooo:paragraph-rsid="006cfc76" style:font-name-asian="DejaVu Sans" style:font-size-asian="12.25pt" style:font-style-asian="normal" style:font-weight-asian="normal" style:font-name-complex="Lohit Hindi" style:font-size-complex="14pt" style:font-style-complex="normal" style:font-weight-complex="normal"/>
    </style:style>
    <style:style style:name="P163" style:family="paragraph" style:parent-style-name="Standard">
      <style:paragraph-properties fo:text-align="start" style:justify-single-word="false"/>
      <style:text-properties style:text-position="0% 100%" style:font-name="Liberation Serif" fo:font-size="14pt" fo:font-style="normal" fo:font-weight="normal" officeooo:rsid="006f5d5d" officeooo:paragraph-rsid="006f5d5d" style:font-name-asian="DejaVu Sans" style:font-size-asian="12.25pt" style:font-style-asian="normal" style:font-weight-asian="normal" style:font-name-complex="Lohit Hindi" style:font-size-complex="14pt" style:font-style-complex="normal" style:font-weight-complex="normal"/>
    </style:style>
    <style:style style:name="P164" style:family="paragraph" style:parent-style-name="Standard">
      <style:paragraph-properties fo:text-align="start" style:justify-single-word="false"/>
      <style:text-properties style:text-position="0% 100%" style:font-name="Liberation Serif" fo:font-size="14pt" fo:font-style="normal" fo:font-weight="normal" officeooo:rsid="006f5d5d" officeooo:paragraph-rsid="006f629a" style:font-name-asian="DejaVu Sans" style:font-size-asian="12.25pt" style:font-style-asian="normal" style:font-weight-asian="normal" style:font-name-complex="Lohit Hindi" style:font-size-complex="14pt" style:font-style-complex="normal" style:font-weight-complex="normal"/>
    </style:style>
    <style:style style:name="P165" style:family="paragraph" style:parent-style-name="Standard">
      <style:paragraph-properties fo:text-align="start" style:justify-single-word="false"/>
      <style:text-properties style:text-position="0% 100%" style:font-name="Liberation Serif" fo:font-size="14pt" fo:font-style="normal" fo:font-weight="normal" officeooo:rsid="006f5d5d" officeooo:paragraph-rsid="0072abcb" style:font-name-asian="DejaVu Sans" style:font-size-asian="12.25pt" style:font-style-asian="normal" style:font-weight-asian="normal" style:font-name-complex="Lohit Hindi" style:font-size-complex="14pt" style:font-style-complex="normal" style:font-weight-complex="normal"/>
    </style:style>
    <style:style style:name="P166" style:family="paragraph" style:parent-style-name="Standard">
      <style:paragraph-properties fo:text-align="start" style:justify-single-word="false"/>
      <style:text-properties style:text-position="0% 100%" style:font-name="Liberation Serif" fo:font-size="14pt" fo:font-style="normal" fo:font-weight="normal" officeooo:rsid="0072abcb" officeooo:paragraph-rsid="0072abcb" style:font-name-asian="DejaVu Sans" style:font-size-asian="12.25pt" style:font-style-asian="normal" style:font-weight-asian="normal" style:font-name-complex="Lohit Hindi" style:font-size-complex="14pt" style:font-style-complex="normal" style:font-weight-complex="normal"/>
    </style:style>
    <style:style style:name="P167" style:family="paragraph" style:parent-style-name="Standard">
      <style:paragraph-properties fo:text-align="start" style:justify-single-word="false"/>
      <style:text-properties style:text-position="0% 100%" style:font-name="Liberation Serif" fo:font-size="14pt" fo:font-style="normal" fo:font-weight="normal" officeooo:rsid="006f629a" officeooo:paragraph-rsid="006f629a" style:font-name-asian="DejaVu Sans" style:font-size-asian="12.25pt" style:font-style-asian="normal" style:font-weight-asian="normal" style:font-name-complex="Lohit Hindi" style:font-size-complex="14pt" style:font-style-complex="normal" style:font-weight-complex="normal"/>
    </style:style>
    <style:style style:name="P168" style:family="paragraph" style:parent-style-name="Standard">
      <style:paragraph-properties fo:text-align="start" style:justify-single-word="false"/>
      <style:text-properties style:text-position="0% 100%" style:font-name="Liberation Serif" fo:font-size="14pt" fo:font-style="normal" fo:font-weight="normal" officeooo:rsid="006f629a" officeooo:paragraph-rsid="0072abcb" style:font-name-asian="DejaVu Sans" style:font-size-asian="12.25pt" style:font-style-asian="normal" style:font-weight-asian="normal" style:font-name-complex="Lohit Hindi" style:font-size-complex="14pt" style:font-style-complex="normal" style:font-weight-complex="normal"/>
    </style:style>
    <style:style style:name="P169" style:family="paragraph" style:parent-style-name="Standard">
      <style:paragraph-properties fo:text-align="start" style:justify-single-word="false"/>
      <style:text-properties style:text-position="0% 100%" style:font-name="Liberation Serif" fo:font-size="14pt" fo:font-style="normal" fo:font-weight="normal" officeooo:rsid="0075ead3" officeooo:paragraph-rsid="0075ead3" style:font-name-asian="DejaVu Sans" style:font-size-asian="12.25pt" style:font-style-asian="normal" style:font-weight-asian="normal" style:font-name-complex="Lohit Hindi" style:font-size-complex="14pt" style:font-style-complex="normal" style:font-weight-complex="normal"/>
    </style:style>
    <style:style style:name="P170" style:family="paragraph" style:parent-style-name="Standard">
      <style:paragraph-properties fo:text-align="start" style:justify-single-word="false"/>
      <style:text-properties style:text-position="0% 100%" style:font-name="Liberation Serif" fo:font-size="14pt" fo:font-style="normal" fo:font-weight="normal" officeooo:rsid="007c2308" officeooo:paragraph-rsid="007c2308" style:font-name-asian="DejaVu Sans" style:font-size-asian="12.25pt" style:font-style-asian="normal" style:font-weight-asian="normal" style:font-name-complex="Lohit Hindi" style:font-size-complex="14pt" style:font-style-complex="normal" style:font-weight-complex="normal"/>
    </style:style>
    <style:style style:name="P171" style:family="paragraph" style:parent-style-name="Standard">
      <style:paragraph-properties fo:text-align="start" style:justify-single-word="false"/>
      <style:text-properties style:text-position="0% 100%" style:font-name="Liberation Serif" fo:font-size="14pt" fo:font-style="normal" fo:font-weight="normal" officeooo:rsid="007e3830" officeooo:paragraph-rsid="007e3830" style:font-name-asian="DejaVu Sans" style:font-size-asian="12.25pt" style:font-style-asian="normal" style:font-weight-asian="normal" style:font-name-complex="Lohit Hindi" style:font-size-complex="14pt" style:font-style-complex="normal" style:font-weight-complex="normal"/>
    </style:style>
    <style:style style:name="P172" style:family="paragraph" style:parent-style-name="Standard">
      <style:paragraph-properties fo:text-align="start" style:justify-single-word="false"/>
      <style:text-properties style:text-position="0% 100%" style:font-name="Liberation Serif" fo:font-size="14pt" fo:font-style="normal" fo:font-weight="normal" officeooo:rsid="007fad87" officeooo:paragraph-rsid="007fad87" style:font-name-asian="DejaVu Sans" style:font-size-asian="12.25pt" style:font-style-asian="normal" style:font-weight-asian="normal" style:font-name-complex="Lohit Hindi" style:font-size-complex="14pt" style:font-style-complex="normal" style:font-weight-complex="normal"/>
    </style:style>
    <style:style style:name="P173" style:family="paragraph" style:parent-style-name="Standard">
      <style:paragraph-properties fo:text-align="start" style:justify-single-word="false"/>
      <style:text-properties style:text-position="0% 100%" style:font-name="Liberation Serif" fo:font-size="14pt" fo:font-style="normal" fo:font-weight="normal" officeooo:rsid="0084b358" officeooo:paragraph-rsid="0084b358" style:font-name-asian="DejaVu Sans" style:font-size-asian="12.25pt" style:font-style-asian="normal" style:font-weight-asian="normal" style:font-name-complex="Lohit Hindi" style:font-size-complex="14pt" style:font-style-complex="normal" style:font-weight-complex="normal"/>
    </style:style>
    <style:style style:name="P174" style:family="paragraph" style:parent-style-name="Standard">
      <style:paragraph-properties fo:text-align="start" style:justify-single-word="false"/>
      <style:text-properties style:text-position="0% 100%" style:font-name="Liberation Serif" fo:font-size="14pt" fo:font-style="normal" fo:font-weight="normal" officeooo:rsid="0084b358" officeooo:paragraph-rsid="0087eb4b" style:font-name-asian="DejaVu Sans" style:font-size-asian="12.25pt" style:font-style-asian="normal" style:font-weight-asian="normal" style:font-name-complex="Lohit Hindi" style:font-size-complex="14pt" style:font-style-complex="normal" style:font-weight-complex="normal"/>
    </style:style>
    <style:style style:name="P175" style:family="paragraph" style:parent-style-name="Standard">
      <style:paragraph-properties fo:text-align="start" style:justify-single-word="false"/>
      <style:text-properties style:text-position="0% 100%" style:font-name="Liberation Serif" fo:font-size="14pt" fo:font-style="normal" fo:font-weight="normal" officeooo:rsid="0084b358" officeooo:paragraph-rsid="008acadf" style:font-name-asian="DejaVu Sans" style:font-size-asian="12.25pt" style:font-style-asian="normal" style:font-weight-asian="normal" style:font-name-complex="Lohit Hindi" style:font-size-complex="14pt" style:font-style-complex="normal" style:font-weight-complex="normal"/>
    </style:style>
    <style:style style:name="P176" style:family="paragraph" style:parent-style-name="Standard">
      <style:paragraph-properties fo:text-align="start" style:justify-single-word="false"/>
      <style:text-properties style:text-position="0% 100%" style:font-name="Liberation Serif" fo:font-size="14pt" fo:font-style="normal" fo:font-weight="normal" officeooo:rsid="0084b358" officeooo:paragraph-rsid="00955f1a" style:font-name-asian="DejaVu Sans" style:font-size-asian="12.25pt" style:font-style-asian="normal" style:font-weight-asian="normal" style:font-name-complex="Lohit Hindi" style:font-size-complex="14pt" style:font-style-complex="normal" style:font-weight-complex="normal"/>
    </style:style>
    <style:style style:name="P177" style:family="paragraph" style:parent-style-name="Standard">
      <style:paragraph-properties fo:text-align="start" style:justify-single-word="false"/>
      <style:text-properties style:text-position="0% 100%" style:font-name="Liberation Serif" fo:font-size="14pt" fo:font-style="normal" fo:font-weight="normal" officeooo:rsid="0086493a" officeooo:paragraph-rsid="0086493a" style:font-name-asian="DejaVu Sans" style:font-size-asian="12.25pt" style:font-style-asian="normal" style:font-weight-asian="normal" style:font-name-complex="Lohit Hindi" style:font-size-complex="14pt" style:font-style-complex="normal" style:font-weight-complex="normal"/>
    </style:style>
    <style:style style:name="P178" style:family="paragraph" style:parent-style-name="Standard">
      <style:paragraph-properties fo:text-align="start" style:justify-single-word="false"/>
      <style:text-properties style:text-position="0% 100%" style:font-name="Liberation Serif" fo:font-size="14pt" fo:font-style="normal" fo:font-weight="normal" officeooo:rsid="0087eb4b" officeooo:paragraph-rsid="0087eb4b" style:font-name-asian="DejaVu Sans" style:font-size-asian="12.25pt" style:font-style-asian="normal" style:font-weight-asian="normal" style:font-name-complex="Lohit Hindi" style:font-size-complex="14pt" style:font-style-complex="normal" style:font-weight-complex="normal"/>
    </style:style>
    <style:style style:name="P179" style:family="paragraph" style:parent-style-name="Standard">
      <style:paragraph-properties fo:text-align="start" style:justify-single-word="false"/>
      <style:text-properties style:text-position="0% 100%" style:font-name="Liberation Serif" fo:font-size="14pt" fo:font-style="normal" fo:font-weight="normal" officeooo:rsid="0089a11a" officeooo:paragraph-rsid="0089a11a" style:font-name-asian="DejaVu Sans" style:font-size-asian="12.25pt" style:font-style-asian="normal" style:font-weight-asian="normal" style:font-name-complex="Lohit Hindi" style:font-size-complex="14pt" style:font-style-complex="normal" style:font-weight-complex="normal"/>
    </style:style>
    <style:style style:name="P180" style:family="paragraph" style:parent-style-name="Standard">
      <style:paragraph-properties fo:text-align="start" style:justify-single-word="false"/>
      <style:text-properties style:text-position="0% 100%" style:font-name="Liberation Serif" fo:font-size="14pt" fo:font-style="normal" fo:font-weight="normal" officeooo:rsid="008acadf" officeooo:paragraph-rsid="008acadf" style:font-name-asian="DejaVu Sans" style:font-size-asian="12.25pt" style:font-style-asian="normal" style:font-weight-asian="normal" style:font-name-complex="Lohit Hindi" style:font-size-complex="14pt" style:font-style-complex="normal" style:font-weight-complex="normal"/>
    </style:style>
    <style:style style:name="P181" style:family="paragraph" style:parent-style-name="Standard">
      <style:paragraph-properties fo:text-align="start" style:justify-single-word="false"/>
      <style:text-properties style:text-position="0% 100%" style:font-name="Liberation Serif" fo:font-size="14pt" fo:font-style="normal" fo:font-weight="normal" officeooo:rsid="008c17f9" officeooo:paragraph-rsid="008c17f9" style:font-name-asian="DejaVu Sans" style:font-size-asian="12.25pt" style:font-style-asian="normal" style:font-weight-asian="normal" style:font-name-complex="Lohit Hindi" style:font-size-complex="14pt" style:font-style-complex="normal" style:font-weight-complex="normal"/>
    </style:style>
    <style:style style:name="P182" style:family="paragraph" style:parent-style-name="Standard">
      <style:paragraph-properties fo:text-align="start" style:justify-single-word="false"/>
      <style:text-properties style:text-position="0% 100%" style:font-name="Liberation Serif" fo:font-size="14pt" fo:font-style="normal" fo:font-weight="normal" officeooo:rsid="008cd755" officeooo:paragraph-rsid="008cd755" style:font-name-asian="DejaVu Sans" style:font-size-asian="12.25pt" style:font-style-asian="normal" style:font-weight-asian="normal" style:font-name-complex="Lohit Hindi" style:font-size-complex="14pt" style:font-style-complex="normal" style:font-weight-complex="normal"/>
    </style:style>
    <style:style style:name="P183" style:family="paragraph" style:parent-style-name="Standard">
      <style:paragraph-properties fo:text-align="start" style:justify-single-word="false"/>
      <style:text-properties style:text-position="0% 100%" style:font-name="Liberation Serif" fo:font-size="14pt" fo:font-style="normal" fo:font-weight="normal" officeooo:rsid="008cd755" officeooo:paragraph-rsid="008d923d" style:font-name-asian="DejaVu Sans" style:font-size-asian="12.25pt" style:font-style-asian="normal" style:font-weight-asian="normal" style:font-name-complex="Lohit Hindi" style:font-size-complex="14pt" style:font-style-complex="normal" style:font-weight-complex="normal"/>
    </style:style>
    <style:style style:name="P184" style:family="paragraph" style:parent-style-name="Standard">
      <style:paragraph-properties fo:text-align="start" style:justify-single-word="false"/>
      <style:text-properties style:text-position="0% 100%" style:font-name="Liberation Serif" fo:font-size="14pt" fo:font-style="normal" fo:font-weight="normal" officeooo:rsid="008d923d" officeooo:paragraph-rsid="008d923d" style:font-name-asian="DejaVu Sans" style:font-size-asian="12.25pt" style:font-style-asian="normal" style:font-weight-asian="normal" style:font-name-complex="Lohit Hindi" style:font-size-complex="14pt" style:font-style-complex="normal" style:font-weight-complex="normal"/>
    </style:style>
    <style:style style:name="P185" style:family="paragraph" style:parent-style-name="Standard">
      <style:paragraph-properties fo:text-align="start" style:justify-single-word="false"/>
      <style:text-properties style:text-position="0% 100%" style:font-name="Liberation Serif" fo:font-size="14pt" fo:font-style="normal" fo:font-weight="normal" officeooo:rsid="008f6fa7" officeooo:paragraph-rsid="008f6fa7" style:font-name-asian="DejaVu Sans" style:font-size-asian="12.25pt" style:font-style-asian="normal" style:font-weight-asian="normal" style:font-name-complex="Lohit Hindi" style:font-size-complex="14pt" style:font-style-complex="normal" style:font-weight-complex="normal"/>
    </style:style>
    <style:style style:name="P186" style:family="paragraph" style:parent-style-name="Standard">
      <style:paragraph-properties fo:text-align="start" style:justify-single-word="false"/>
      <style:text-properties style:text-position="0% 100%" style:font-name="Liberation Serif" fo:font-size="14pt" fo:font-style="normal" fo:font-weight="normal" officeooo:rsid="00910c57" officeooo:paragraph-rsid="00910c57" style:font-name-asian="DejaVu Sans" style:font-size-asian="12.25pt" style:font-style-asian="normal" style:font-weight-asian="normal" style:font-name-complex="Lohit Hindi" style:font-size-complex="14pt" style:font-style-complex="normal" style:font-weight-complex="normal"/>
    </style:style>
    <style:style style:name="P187" style:family="paragraph" style:parent-style-name="Standard">
      <style:paragraph-properties fo:text-align="start" style:justify-single-word="false"/>
      <style:text-properties style:text-position="0% 100%" style:font-name="Liberation Serif" fo:font-size="14pt" fo:font-style="normal" fo:font-weight="normal" officeooo:rsid="00913d15" officeooo:paragraph-rsid="00913d15" style:font-name-asian="DejaVu Sans" style:font-size-asian="12.25pt" style:font-style-asian="normal" style:font-weight-asian="normal" style:font-name-complex="Lohit Hindi" style:font-size-complex="14pt" style:font-style-complex="normal" style:font-weight-complex="normal"/>
    </style:style>
    <style:style style:name="P188" style:family="paragraph" style:parent-style-name="Standard">
      <style:paragraph-properties fo:text-align="start" style:justify-single-word="false"/>
      <style:text-properties style:text-position="0% 100%" style:font-name="Liberation Serif" fo:font-size="14pt" fo:font-style="normal" fo:font-weight="normal" officeooo:rsid="00917490" officeooo:paragraph-rsid="00917490" style:font-name-asian="DejaVu Sans" style:font-size-asian="12.25pt" style:font-style-asian="normal" style:font-weight-asian="normal" style:font-name-complex="Lohit Hindi" style:font-size-complex="14pt" style:font-style-complex="normal" style:font-weight-complex="normal"/>
    </style:style>
    <style:style style:name="P189" style:family="paragraph" style:parent-style-name="Standard">
      <style:paragraph-properties fo:text-align="start" style:justify-single-word="false"/>
      <style:text-properties style:text-position="0% 100%" style:font-name="Liberation Serif" fo:font-size="14pt" fo:font-style="normal" fo:font-weight="normal" officeooo:rsid="0092403a" officeooo:paragraph-rsid="0092403a" style:font-name-asian="DejaVu Sans" style:font-size-asian="12.25pt" style:font-style-asian="normal" style:font-weight-asian="normal" style:font-name-complex="Lohit Hindi" style:font-size-complex="14pt" style:font-style-complex="normal" style:font-weight-complex="normal"/>
    </style:style>
    <style:style style:name="P190" style:family="paragraph" style:parent-style-name="Standard">
      <style:paragraph-properties fo:text-align="start" style:justify-single-word="false"/>
      <style:text-properties style:text-position="0% 100%" style:font-name="Liberation Serif" fo:font-size="14pt" fo:font-style="normal" fo:font-weight="normal" officeooo:rsid="0092694f" officeooo:paragraph-rsid="0092694f" style:font-name-asian="DejaVu Sans" style:font-size-asian="12.25pt" style:font-style-asian="normal" style:font-weight-asian="normal" style:font-name-complex="Lohit Hindi" style:font-size-complex="14pt" style:font-style-complex="normal" style:font-weight-complex="normal"/>
    </style:style>
    <style:style style:name="P191" style:family="paragraph" style:parent-style-name="Standard">
      <style:paragraph-properties fo:text-align="start" style:justify-single-word="false"/>
      <style:text-properties style:text-position="0% 100%" style:font-name="Liberation Serif" fo:font-size="14pt" fo:font-style="normal" fo:font-weight="normal" officeooo:rsid="0093ab48" officeooo:paragraph-rsid="0093ab48" style:font-name-asian="DejaVu Sans" style:font-size-asian="12.25pt" style:font-style-asian="normal" style:font-weight-asian="normal" style:font-name-complex="Lohit Hindi" style:font-size-complex="14pt" style:font-style-complex="normal" style:font-weight-complex="normal"/>
    </style:style>
    <style:style style:name="P192" style:family="paragraph" style:parent-style-name="Standard">
      <style:paragraph-properties fo:text-align="start" style:justify-single-word="false"/>
      <style:text-properties style:text-position="0% 100%" style:font-name="Liberation Serif" fo:font-size="14pt" fo:font-style="normal" fo:font-weight="normal" officeooo:rsid="00814fc8" officeooo:paragraph-rsid="0081af71" style:font-name-asian="DejaVu Sans" style:font-size-asian="12.25pt" style:font-style-asian="normal" style:font-weight-asian="normal" style:font-name-complex="Lohit Hindi" style:font-size-complex="14pt" style:font-style-complex="normal" style:font-weight-complex="normal"/>
    </style:style>
    <style:style style:name="P193" style:family="paragraph" style:parent-style-name="Standard">
      <style:paragraph-properties fo:text-align="start" style:justify-single-word="false"/>
      <style:text-properties style:text-position="0% 100%" style:font-name="Liberation Serif" fo:font-size="14pt" fo:font-style="normal" fo:font-weight="normal" officeooo:rsid="00955f1a" officeooo:paragraph-rsid="00955f1a" style:font-name-asian="DejaVu Sans" style:font-size-asian="12.25pt" style:font-style-asian="normal" style:font-weight-asian="normal" style:font-name-complex="Lohit Hindi" style:font-size-complex="14pt" style:font-style-complex="normal" style:font-weight-complex="normal"/>
    </style:style>
    <style:style style:name="P194" style:family="paragraph" style:parent-style-name="Standard">
      <style:paragraph-properties fo:text-align="start" style:justify-single-word="false"/>
      <style:text-properties style:text-position="0% 100%" style:font-name="Liberation Serif" fo:font-size="14pt" fo:font-style="normal" fo:font-weight="normal" officeooo:rsid="00971929" officeooo:paragraph-rsid="00971929" style:font-name-asian="DejaVu Sans" style:font-size-asian="12.25pt" style:font-style-asian="normal" style:font-weight-asian="normal" style:font-name-complex="Lohit Hindi" style:font-size-complex="14pt" style:font-style-complex="normal" style:font-weight-complex="normal"/>
    </style:style>
    <style:style style:name="P195" style:family="paragraph" style:parent-style-name="Standard">
      <style:paragraph-properties fo:text-align="start" style:justify-single-word="false"/>
      <style:text-properties style:text-position="0% 100%" style:font-name="Liberation Serif" fo:font-size="14pt" fo:font-style="normal" fo:font-weight="normal" officeooo:rsid="009f1904" officeooo:paragraph-rsid="009f1904" style:font-name-asian="DejaVu Sans" style:font-size-asian="12.25pt" style:font-style-asian="normal" style:font-weight-asian="normal" style:font-name-complex="Lohit Hindi" style:font-size-complex="14pt" style:font-style-complex="normal" style:font-weight-complex="normal"/>
    </style:style>
    <style:style style:name="P196" style:family="paragraph" style:parent-style-name="Standard">
      <style:paragraph-properties fo:text-align="start" style:justify-single-word="false"/>
      <style:text-properties style:text-position="0% 100%" style:font-name="Liberation Serif" fo:font-size="14pt" fo:font-style="normal" fo:font-weight="normal" officeooo:rsid="00a8af13" officeooo:paragraph-rsid="00a8af13" style:font-name-asian="DejaVu Sans" style:font-size-asian="12.25pt" style:font-style-asian="normal" style:font-weight-asian="normal" style:font-name-complex="Lohit Hindi" style:font-size-complex="14pt" style:font-style-complex="normal" style:font-weight-complex="normal"/>
    </style:style>
    <style:style style:name="P197" style:family="paragraph" style:parent-style-name="Standard">
      <style:paragraph-properties fo:text-align="start" style:justify-single-word="false"/>
      <style:text-properties style:text-position="0% 100%" style:font-name="Liberation Serif" fo:font-size="14pt" fo:font-style="normal" fo:font-weight="normal" officeooo:rsid="0054872d" officeooo:paragraph-rsid="0064b93d" style:font-name-asian="DejaVu Sans" style:font-size-asian="14pt" style:font-style-asian="normal" style:font-weight-asian="normal" style:font-name-complex="Lohit Hindi" style:font-size-complex="14pt" style:font-style-complex="normal" style:font-weight-complex="normal"/>
    </style:style>
    <style:style style:name="P198" style:family="paragraph" style:parent-style-name="Standard">
      <style:paragraph-properties fo:text-align="start" style:justify-single-word="false"/>
      <style:text-properties style:text-position="0% 100%" style:font-name="Liberation Serif" fo:font-size="14pt" fo:font-style="normal" fo:font-weight="normal" officeooo:rsid="00656fe4" officeooo:paragraph-rsid="00656fe4" style:font-name-asian="DejaVu Sans" style:font-size-asian="14pt" style:font-style-asian="normal" style:font-weight-asian="normal" style:font-name-complex="Lohit Hindi" style:font-size-complex="14pt" style:font-style-complex="normal" style:font-weight-complex="normal"/>
    </style:style>
    <style:style style:name="P199" style:family="paragraph" style:parent-style-name="Standard">
      <style:paragraph-properties fo:text-align="start" style:justify-single-word="false"/>
      <style:text-properties style:text-position="0% 100%" style:font-name="Liberation Serif" fo:font-size="14pt" fo:font-style="normal" fo:font-weight="normal" officeooo:rsid="00658048" officeooo:paragraph-rsid="00658048" style:font-name-asian="DejaVu Sans" style:font-size-asian="14pt" style:font-style-asian="normal" style:font-weight-asian="normal" style:font-name-complex="Lohit Hindi" style:font-size-complex="14pt" style:font-style-complex="normal" style:font-weight-complex="normal"/>
    </style:style>
    <style:style style:name="P200" style:family="paragraph" style:parent-style-name="Standard">
      <style:paragraph-properties fo:text-align="start" style:justify-single-word="false"/>
      <style:text-properties style:text-position="0% 100%" style:font-name="Liberation Serif" fo:font-size="14pt" fo:font-style="normal" fo:font-weight="normal" officeooo:rsid="00658048" officeooo:paragraph-rsid="0064b93d" style:font-name-asian="DejaVu Sans" style:font-size-asian="14pt" style:font-style-asian="normal" style:font-weight-asian="normal" style:font-name-complex="Lohit Hindi" style:font-size-complex="14pt" style:font-style-complex="normal" style:font-weight-complex="normal"/>
    </style:style>
    <style:style style:name="P201" style:family="paragraph" style:parent-style-name="Standard">
      <style:paragraph-properties fo:text-align="start" style:justify-single-word="false"/>
      <style:text-properties style:text-position="0% 100%" style:font-name="Liberation Serif" fo:font-size="14pt" fo:font-style="normal" fo:font-weight="normal" officeooo:rsid="0075ead3" officeooo:paragraph-rsid="0075ead3" style:font-name-asian="DejaVu Sans" style:font-size-asian="14pt" style:font-style-asian="normal" style:font-weight-asian="normal" style:font-name-complex="Lohit Hindi" style:font-size-complex="14pt" style:font-style-complex="normal" style:font-weight-complex="normal"/>
    </style:style>
    <style:style style:name="P202" style:family="paragraph" style:parent-style-name="Standard">
      <style:paragraph-properties fo:text-align="start" style:justify-single-word="false"/>
      <style:text-properties style:text-position="0% 100%" style:font-name="Liberation Serif" fo:font-size="14pt" fo:font-style="normal" fo:font-weight="normal" officeooo:rsid="0076595e" officeooo:paragraph-rsid="007845ac" style:font-name-asian="DejaVu Sans" style:font-size-asian="14pt" style:font-style-asian="normal" style:font-weight-asian="normal" style:font-name-complex="Lohit Hindi" style:font-size-complex="14pt" style:font-style-complex="normal" style:font-weight-complex="normal"/>
    </style:style>
    <style:style style:name="P203" style:family="paragraph" style:parent-style-name="Standard">
      <style:paragraph-properties fo:text-align="start" style:justify-single-word="false"/>
      <style:text-properties style:text-position="0% 100%" style:font-name="Liberation Serif" fo:font-size="14pt" fo:font-style="normal" fo:font-weight="normal" officeooo:rsid="00788b55" officeooo:paragraph-rsid="00788b55" style:font-name-asian="DejaVu Sans" style:font-size-asian="14pt" style:font-style-asian="normal" style:font-weight-asian="normal" style:font-name-complex="Lohit Hindi" style:font-size-complex="14pt" style:font-style-complex="normal" style:font-weight-complex="normal"/>
    </style:style>
    <style:style style:name="P204" style:family="paragraph" style:parent-style-name="Standard">
      <style:paragraph-properties fo:text-align="start" style:justify-single-word="false"/>
      <style:text-properties style:text-position="0% 100%" style:font-name="Liberation Serif" fo:font-size="14pt" fo:font-style="normal" fo:font-weight="normal" officeooo:rsid="007845ac" officeooo:paragraph-rsid="007845ac" style:font-name-asian="DejaVu Sans" style:font-size-asian="14pt" style:font-style-asian="normal" style:font-weight-asian="normal" style:font-name-complex="Lohit Hindi" style:font-size-complex="14pt" style:font-style-complex="normal" style:font-weight-complex="normal"/>
    </style:style>
    <style:style style:name="P205" style:family="paragraph" style:parent-style-name="Standard">
      <style:paragraph-properties fo:text-align="start" style:justify-single-word="false"/>
      <style:text-properties style:text-position="0% 100%" style:font-name="Liberation Serif" fo:font-size="14pt" fo:font-style="normal" fo:font-weight="normal" officeooo:rsid="007a7e88" officeooo:paragraph-rsid="007a7e88" style:font-name-asian="DejaVu Sans" style:font-size-asian="14pt" style:font-style-asian="normal" style:font-weight-asian="normal" style:font-name-complex="Lohit Hindi" style:font-size-complex="14pt" style:font-style-complex="normal" style:font-weight-complex="normal"/>
    </style:style>
    <style:style style:name="P206" style:family="paragraph" style:parent-style-name="Standard">
      <style:paragraph-properties fo:text-align="start" style:justify-single-word="false"/>
      <style:text-properties style:text-position="0% 100%" style:font-name="Liberation Serif" fo:font-size="14pt" fo:font-style="normal" fo:font-weight="bold" officeooo:rsid="002e4b7f" officeooo:paragraph-rsid="002e4b7f" style:font-name-asian="DejaVu Sans" style:font-size-asian="12.25pt" style:font-style-asian="normal" style:font-weight-asian="bold" style:font-name-complex="Lohit Hindi" style:font-size-complex="14pt" style:font-style-complex="normal" style:font-weight-complex="bold"/>
    </style:style>
    <style:style style:name="P207" style:family="paragraph" style:parent-style-name="Standard">
      <style:paragraph-properties fo:text-align="start" style:justify-single-word="false"/>
      <style:text-properties style:text-position="0% 100%" style:font-name="Liberation Serif" fo:font-size="14pt" fo:font-style="normal" fo:font-weight="bold" officeooo:rsid="002e4b7f" officeooo:paragraph-rsid="003b05c8" style:font-name-asian="DejaVu Sans" style:font-size-asian="12.25pt" style:font-style-asian="normal" style:font-weight-asian="bold" style:font-name-complex="Lohit Hindi" style:font-size-complex="14pt" style:font-style-complex="normal" style:font-weight-complex="bold"/>
    </style:style>
    <style:style style:name="P208" style:family="paragraph" style:parent-style-name="Standard">
      <style:paragraph-properties fo:text-align="start" style:justify-single-word="false"/>
      <style:text-properties style:text-position="0% 100%" style:font-name="Liberation Serif" fo:font-size="14pt" fo:font-style="normal" fo:font-weight="bold" officeooo:rsid="002e4b7f" officeooo:paragraph-rsid="003ec002" style:font-name-asian="DejaVu Sans" style:font-size-asian="12.25pt" style:font-style-asian="normal" style:font-weight-asian="bold" style:font-name-complex="Lohit Hindi" style:font-size-complex="14pt" style:font-style-complex="normal" style:font-weight-complex="bold"/>
    </style:style>
    <style:style style:name="P209" style:family="paragraph" style:parent-style-name="Standard">
      <style:paragraph-properties fo:text-align="start" style:justify-single-word="false"/>
      <style:text-properties style:text-position="0% 100%" style:font-name="Liberation Serif" fo:font-size="14pt" fo:font-style="normal" fo:font-weight="bold" officeooo:rsid="002fdcc6" officeooo:paragraph-rsid="002fdcc6" style:font-name-asian="DejaVu Sans" style:font-size-asian="12.25pt" style:font-style-asian="normal" style:font-weight-asian="bold" style:font-name-complex="Lohit Hindi" style:font-size-complex="14pt" style:font-style-complex="normal" style:font-weight-complex="bold"/>
    </style:style>
    <style:style style:name="P210" style:family="paragraph" style:parent-style-name="Standard">
      <style:paragraph-properties fo:text-align="start" style:justify-single-word="false"/>
      <style:text-properties style:text-position="0% 100%" style:font-name="Liberation Serif" fo:font-size="14pt" fo:font-style="normal" fo:font-weight="bold" officeooo:rsid="002fdcc6" officeooo:paragraph-rsid="003c48d7" style:font-name-asian="DejaVu Sans" style:font-size-asian="12.25pt" style:font-style-asian="normal" style:font-weight-asian="bold" style:font-name-complex="Lohit Hindi" style:font-size-complex="14pt" style:font-style-complex="normal" style:font-weight-complex="bold"/>
    </style:style>
    <style:style style:name="P211" style:family="paragraph" style:parent-style-name="Standard">
      <style:paragraph-properties fo:text-align="start" style:justify-single-word="false"/>
      <style:text-properties style:text-position="0% 100%" style:font-name="Liberation Serif" fo:font-size="14pt" fo:font-style="normal" fo:font-weight="bold" officeooo:rsid="002fdcc6" officeooo:paragraph-rsid="003ec002" style:font-name-asian="DejaVu Sans" style:font-size-asian="12.25pt" style:font-style-asian="normal" style:font-weight-asian="bold" style:font-name-complex="Lohit Hindi" style:font-size-complex="14pt" style:font-style-complex="normal" style:font-weight-complex="bold"/>
    </style:style>
    <style:style style:name="P212" style:family="paragraph" style:parent-style-name="Standard">
      <style:paragraph-properties fo:text-align="start" style:justify-single-word="false"/>
      <style:text-properties style:text-position="0% 100%" style:font-name="Liberation Serif" fo:font-size="14pt" fo:font-style="normal" fo:font-weight="bold" officeooo:rsid="0087eb4b" officeooo:paragraph-rsid="009f1904" style:font-name-asian="DejaVu Sans" style:font-size-asian="12.25pt" style:font-style-asian="normal" style:font-weight-asian="bold" style:font-name-complex="Lohit Hindi" style:font-size-complex="14pt" style:font-style-complex="normal" style:font-weight-complex="bold"/>
    </style:style>
    <style:style style:name="P213" style:family="paragraph" style:parent-style-name="Standard">
      <style:paragraph-properties fo:text-align="start" style:justify-single-word="false"/>
      <style:text-properties style:text-position="0% 100%" style:font-name="Liberation Serif" fo:font-size="14pt" fo:font-style="normal" fo:font-weight="bold" officeooo:rsid="00a8af13" officeooo:paragraph-rsid="00a8af13" style:font-name-asian="DejaVu Sans" style:font-size-asian="12.25pt" style:font-style-asian="normal" style:font-weight-asian="bold" style:font-name-complex="Lohit Hindi" style:font-size-complex="14pt" style:font-style-complex="normal" style:font-weight-complex="bold"/>
    </style:style>
    <style:style style:name="P214"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84b358" officeooo:paragraph-rsid="0084b358" style:font-name-asian="DejaVu Sans" style:font-size-asian="12.25pt" style:font-style-asian="normal" style:font-weight-asian="bold" style:font-name-complex="Lohit Hindi" style:font-size-complex="14pt" style:font-style-complex="normal" style:font-weight-complex="bold"/>
    </style:style>
    <style:style style:name="P215"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84b358" officeooo:paragraph-rsid="008acadf" style:font-name-asian="DejaVu Sans" style:font-size-asian="12.25pt" style:font-style-asian="normal" style:font-weight-asian="bold" style:font-name-complex="Lohit Hindi" style:font-size-complex="14pt" style:font-style-complex="normal" style:font-weight-complex="bold"/>
    </style:style>
    <style:style style:name="P216"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87eb4b" officeooo:paragraph-rsid="0087eb4b" style:font-name-asian="DejaVu Sans" style:font-size-asian="12.25pt" style:font-style-asian="normal" style:font-weight-asian="bold" style:font-name-complex="Lohit Hindi" style:font-size-complex="14pt" style:font-style-complex="normal" style:font-weight-complex="bold"/>
    </style:style>
    <style:style style:name="P217"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8acadf" officeooo:paragraph-rsid="008acadf" style:font-name-asian="DejaVu Sans" style:font-size-asian="12.25pt" style:font-style-asian="normal" style:font-weight-asian="bold" style:font-name-complex="Lohit Hindi" style:font-size-complex="14pt" style:font-style-complex="normal" style:font-weight-complex="bold"/>
    </style:style>
    <style:style style:name="P218"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8cd755" officeooo:paragraph-rsid="008cd755" style:font-name-asian="DejaVu Sans" style:font-size-asian="12.25pt" style:font-style-asian="normal" style:font-weight-asian="bold" style:font-name-complex="Lohit Hindi" style:font-size-complex="14pt" style:font-style-complex="normal" style:font-weight-complex="bold"/>
    </style:style>
    <style:style style:name="P219"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917490" officeooo:paragraph-rsid="00917490" style:font-name-asian="DejaVu Sans" style:font-size-asian="12.25pt" style:font-style-asian="normal" style:font-weight-asian="bold" style:font-name-complex="Lohit Hindi" style:font-size-complex="14pt" style:font-style-complex="normal" style:font-weight-complex="bold"/>
    </style:style>
    <style:style style:name="P220"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b19913" officeooo:paragraph-rsid="00b19913" style:font-name-asian="DejaVu Sans" style:font-size-asian="14pt" style:font-style-asian="normal" style:font-weight-asian="normal" style:font-name-complex="Lohit Hindi" style:font-size-complex="14pt" style:font-style-complex="normal" style:font-weight-complex="normal"/>
    </style:style>
    <style:style style:name="P221" style:family="paragraph" style:parent-style-name="Table_20_Contents">
      <style:text-properties style:font-name="Courier 10 Pitch" fo:font-size="14pt" officeooo:paragraph-rsid="00a3a832" style:font-size-asian="14pt" style:font-size-complex="14pt"/>
    </style:style>
    <style:style style:name="P222" style:family="paragraph" style:parent-style-name="Standard">
      <style:text-properties style:text-position="0% 100%" fo:font-size="14pt" style:text-underline-style="none" fo:font-weight="normal" officeooo:rsid="00b612ed" officeooo:paragraph-rsid="00b612ed" style:font-size-asian="14pt" style:font-weight-asian="normal" style:font-size-complex="14pt" style:font-weight-complex="normal"/>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2a013b" style:font-weight-asian="normal" style:font-weight-complex="normal"/>
    </style:style>
    <style:style style:name="T4" style:family="text">
      <style:text-properties style:text-position="0% 100%" fo:font-weight="normal" officeooo:rsid="0031a948" style:font-weight-asian="normal" style:font-weight-complex="normal"/>
    </style:style>
    <style:style style:name="T5" style:family="text">
      <style:text-properties style:text-position="0% 100%" fo:font-weight="normal" officeooo:rsid="0043d07a" style:font-weight-asian="normal" style:font-weight-complex="normal"/>
    </style:style>
    <style:style style:name="T6" style:family="text">
      <style:text-properties style:text-position="0% 100%" fo:font-weight="normal" officeooo:rsid="0046f814" style:font-weight-asian="normal" style:font-weight-complex="normal"/>
    </style:style>
    <style:style style:name="T7" style:family="text">
      <style:text-properties style:text-position="0% 100%" fo:font-weight="normal" officeooo:rsid="0048690d" style:font-weight-asian="normal" style:font-weight-complex="normal"/>
    </style:style>
    <style:style style:name="T8" style:family="text">
      <style:text-properties style:text-position="0% 100%" fo:font-weight="normal" officeooo:rsid="004d5b64" style:font-weight-asian="normal" style:font-weight-complex="normal"/>
    </style:style>
    <style:style style:name="T9" style:family="text">
      <style:text-properties style:text-position="0% 100%" fo:font-weight="normal" officeooo:rsid="004e026c" style:font-weight-asian="normal" style:font-weight-complex="normal"/>
    </style:style>
    <style:style style:name="T10" style:family="text">
      <style:text-properties style:text-position="0% 100%" fo:font-weight="normal" officeooo:rsid="0051d520" style:font-weight-asian="normal" style:font-weight-complex="normal"/>
    </style:style>
    <style:style style:name="T11" style:family="text">
      <style:text-properties style:text-position="0% 100%" fo:font-weight="normal" officeooo:rsid="00559c19" style:font-weight-asian="normal" style:font-weight-complex="normal"/>
    </style:style>
    <style:style style:name="T12" style:family="text">
      <style:text-properties style:text-position="0% 100%" fo:font-weight="normal" officeooo:rsid="00994378" style:font-weight-asian="normal" style:font-weight-complex="normal"/>
    </style:style>
    <style:style style:name="T13" style:family="text">
      <style:text-properties style:text-position="0% 100%" officeooo:rsid="0097b59e"/>
    </style:style>
    <style:style style:name="T14" style:family="text">
      <style:text-properties style:text-position="0% 100%" fo:font-style="italic" fo:font-weight="normal" officeooo:rsid="00994378" style:font-style-asian="italic" style:font-weight-asian="normal" style:font-style-complex="italic" style:font-weight-complex="normal"/>
    </style:style>
    <style:style style:name="T15" style:family="text">
      <style:text-properties style:text-position="0% 100%" fo:font-style="italic" style:text-underline-style="none" fo:font-weight="normal" officeooo:rsid="00a2fd93" style:font-style-asian="italic" style:font-weight-asian="normal" style:font-style-complex="italic" style:font-weight-complex="normal"/>
    </style:style>
    <style:style style:name="T16" style:family="text">
      <style:text-properties style:text-position="0% 100%" fo:font-style="normal" fo:font-weight="normal" style:font-style-asian="normal" style:font-weight-asian="normal" style:font-style-complex="normal" style:font-weight-complex="normal"/>
    </style:style>
    <style:style style:name="T17" style:family="text">
      <style:text-properties style:text-position="0% 100%" fo:font-style="normal" fo:font-weight="normal" officeooo:rsid="00994378" style:font-style-asian="normal" style:font-weight-asian="normal" style:font-style-complex="normal" style:font-weight-complex="normal"/>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994378" style:font-style-asian="normal" style:font-style-complex="normal"/>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9a96d3" style:font-weight-asian="normal" style:font-weight-complex="normal"/>
    </style:style>
    <style:style style:name="T22" style:family="text">
      <style:text-properties style:text-position="0% 100%" style:text-underline-style="none" fo:font-weight="normal" officeooo:rsid="009bc075" style:font-weight-asian="normal" style:font-weight-complex="normal"/>
    </style:style>
    <style:style style:name="T23" style:family="text">
      <style:text-properties style:text-position="0% 100%" style:text-underline-style="none" fo:font-weight="normal" officeooo:rsid="009d9a25" style:font-weight-asian="normal" style:font-weight-complex="normal"/>
    </style:style>
    <style:style style:name="T24" style:family="text">
      <style:text-properties style:text-position="0% 100%" style:text-underline-style="none" fo:font-weight="normal" officeooo:rsid="009f1904" style:font-weight-asian="normal" style:font-weight-complex="normal"/>
    </style:style>
    <style:style style:name="T25" style:family="text">
      <style:text-properties style:text-position="0% 100%" style:text-underline-style="none" fo:font-weight="normal" officeooo:rsid="00a1218e" style:font-weight-asian="normal" style:font-weight-complex="normal"/>
    </style:style>
    <style:style style:name="T26" style:family="text">
      <style:text-properties style:text-position="0% 100%" style:text-underline-style="none" fo:font-weight="normal" officeooo:rsid="00a2fd93" style:font-weight-asian="normal" style:font-weight-complex="normal"/>
    </style:style>
    <style:style style:name="T27" style:family="text">
      <style:text-properties style:text-position="0% 100%" style:text-underline-style="none" fo:font-weight="normal" officeooo:rsid="00a3a832" style:font-weight-asian="normal" style:font-weight-complex="normal"/>
    </style:style>
    <style:style style:name="T28" style:family="text">
      <style:text-properties style:text-position="0% 100%" style:text-underline-style="none" fo:font-weight="bold" officeooo:rsid="00a2fd93" style:font-weight-asian="bold" style:font-weight-complex="bold"/>
    </style:style>
    <style:style style:name="T29" style:family="text">
      <style:text-properties style:font-name="Liberation Serif" fo:font-style="normal" fo:font-weight="normal" style:font-name-asian="DejaVu Sans" style:font-style-asian="normal" style:font-weight-asian="normal" style:font-name-complex="Lohit Hindi" style:font-style-complex="normal" style:font-weight-complex="normal"/>
    </style:style>
    <style:style style:name="T30" style:family="text">
      <style:text-properties style:font-name="Liberation Serif" fo:font-style="normal" fo:font-weight="normal" officeooo:rsid="002a013b" style:font-name-asian="DejaVu Sans" style:font-style-asian="normal" style:font-weight-asian="normal" style:font-name-complex="Lohit Hindi" style:font-style-complex="normal" style:font-weight-complex="normal"/>
    </style:style>
    <style:style style:name="T31" style:family="text">
      <style:text-properties style:font-name="Liberation Serif" fo:font-style="normal" fo:font-weight="normal" officeooo:rsid="002b2e95" style:font-name-asian="DejaVu Sans" style:font-style-asian="normal" style:font-weight-asian="normal" style:font-name-complex="Lohit Hindi" style:font-style-complex="normal" style:font-weight-complex="normal"/>
    </style:style>
    <style:style style:name="T32" style:family="text">
      <style:text-properties style:font-name="Liberation Serif" fo:font-style="normal" fo:font-weight="normal" officeooo:rsid="002b5f4d" style:font-name-asian="DejaVu Sans" style:font-style-asian="normal" style:font-weight-asian="normal" style:font-name-complex="Lohit Hindi" style:font-style-complex="normal" style:font-weight-complex="normal"/>
    </style:style>
    <style:style style:name="T33" style:family="text">
      <style:text-properties officeooo:rsid="00052235"/>
    </style:style>
    <style:style style:name="T34" style:family="text">
      <style:text-properties officeooo:rsid="00071e00"/>
    </style:style>
    <style:style style:name="T35" style:family="text">
      <style:text-properties officeooo:rsid="002a013b"/>
    </style:style>
    <style:style style:name="T36" style:family="text">
      <style:text-properties style:text-position="super 58%"/>
    </style:style>
    <style:style style:name="T37" style:family="text">
      <style:text-properties style:text-position="super 58%" officeooo:rsid="0035231a"/>
    </style:style>
    <style:style style:name="T38" style:family="text">
      <style:text-properties style:text-position="super 58%" officeooo:rsid="0087eb4b"/>
    </style:style>
    <style:style style:name="T39" style:family="text">
      <style:text-properties style:text-position="super 58%" officeooo:rsid="0097b59e"/>
    </style:style>
    <style:style style:name="T40" style:family="text">
      <style:text-properties style:text-position="super 58%" fo:font-weight="normal" style:font-weight-asian="normal" style:font-weight-complex="normal"/>
    </style:style>
    <style:style style:name="T41" style:family="text">
      <style:text-properties style:text-position="super 58%" officeooo:rsid="00b3c4a1"/>
    </style:style>
    <style:style style:name="T42" style:family="text">
      <style:text-properties officeooo:rsid="002db8ac"/>
    </style:style>
    <style:style style:name="T43" style:family="text">
      <style:text-properties officeooo:rsid="002e4b7f"/>
    </style:style>
    <style:style style:name="T44" style:family="text">
      <style:text-properties officeooo:rsid="002b2e95"/>
    </style:style>
    <style:style style:name="T45" style:family="text">
      <style:text-properties officeooo:rsid="0033245c"/>
    </style:style>
    <style:style style:name="T46" style:family="text">
      <style:text-properties fo:font-weight="bold" style:font-weight-asian="bold" style:font-weight-complex="bold"/>
    </style:style>
    <style:style style:name="T47" style:family="text">
      <style:text-properties fo:font-weight="bold" officeooo:rsid="00614d09" style:font-weight-asian="bold" style:font-weight-complex="bold"/>
    </style:style>
    <style:style style:name="T48" style:family="text">
      <style:text-properties fo:font-weight="bold" officeooo:rsid="00a3a832" style:font-weight-asian="bold" style:font-weight-complex="bold"/>
    </style:style>
    <style:style style:name="T49" style:family="text">
      <style:text-properties fo:font-weight="bold" style:font-size-asian="14pt" style:font-weight-asian="bold" style:font-weight-complex="bold"/>
    </style:style>
    <style:style style:name="T50" style:family="text">
      <style:text-properties officeooo:rsid="0035231a"/>
    </style:style>
    <style:style style:name="T51" style:family="text">
      <style:text-properties officeooo:rsid="00370fb7"/>
    </style:style>
    <style:style style:name="T52" style:family="text">
      <style:text-properties officeooo:rsid="0037fd3f"/>
    </style:style>
    <style:style style:name="T53" style:family="text">
      <style:text-properties officeooo:rsid="003a4771"/>
    </style:style>
    <style:style style:name="T54" style:family="text">
      <style:text-properties officeooo:rsid="003b05c8"/>
    </style:style>
    <style:style style:name="T55" style:family="text">
      <style:text-properties officeooo:rsid="003c48d7"/>
    </style:style>
    <style:style style:name="T56" style:family="text">
      <style:text-properties officeooo:rsid="003ec002"/>
    </style:style>
    <style:style style:name="T57" style:family="text">
      <style:text-properties officeooo:rsid="0040827d"/>
    </style:style>
    <style:style style:name="T58" style:family="text">
      <style:text-properties officeooo:rsid="004127f4"/>
    </style:style>
    <style:style style:name="T59" style:family="text">
      <style:text-properties officeooo:rsid="0051d520"/>
    </style:style>
    <style:style style:name="T60" style:family="text">
      <style:text-properties officeooo:rsid="0053758b"/>
    </style:style>
    <style:style style:name="T61" style:family="text">
      <style:text-properties officeooo:rsid="0054872d"/>
    </style:style>
    <style:style style:name="T62" style:family="text">
      <style:text-properties officeooo:rsid="00559c19"/>
    </style:style>
    <style:style style:name="T63" style:family="text">
      <style:text-properties officeooo:rsid="00579899"/>
    </style:style>
    <style:style style:name="T64" style:family="text">
      <style:text-properties officeooo:rsid="00598f4a"/>
    </style:style>
    <style:style style:name="T65" style:family="text">
      <style:text-properties officeooo:rsid="00614d09"/>
    </style:style>
    <style:style style:name="T66" style:family="text">
      <style:text-properties officeooo:rsid="00656fe4"/>
    </style:style>
    <style:style style:name="T67" style:family="text">
      <style:text-properties officeooo:rsid="00658048"/>
    </style:style>
    <style:style style:name="T68" style:family="text">
      <style:text-properties officeooo:rsid="006666b2"/>
    </style:style>
    <style:style style:name="T69" style:family="text">
      <style:text-properties officeooo:rsid="0068dfb1"/>
    </style:style>
    <style:style style:name="T70" style:family="text">
      <style:text-properties officeooo:rsid="006b910c"/>
    </style:style>
    <style:style style:name="T71" style:family="text">
      <style:text-properties officeooo:rsid="006cfc76"/>
    </style:style>
    <style:style style:name="T72" style:family="text">
      <style:text-properties officeooo:rsid="006f5d5d"/>
    </style:style>
    <style:style style:name="T73" style:family="text">
      <style:text-properties officeooo:rsid="006f629a"/>
    </style:style>
    <style:style style:name="T74" style:family="text">
      <style:text-properties officeooo:rsid="0070faa3"/>
    </style:style>
    <style:style style:name="T75" style:family="text">
      <style:text-properties fo:font-style="italic" style:font-style-asian="italic" style:font-style-complex="italic"/>
    </style:style>
    <style:style style:name="T76" style:family="text">
      <style:text-properties fo:font-style="italic" officeooo:rsid="006f629a"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9" style:family="text">
      <style:text-properties officeooo:rsid="00741511"/>
    </style:style>
    <style:style style:name="T80" style:family="text">
      <style:text-properties officeooo:rsid="0075ead3"/>
    </style:style>
    <style:style style:name="T81" style:family="text">
      <style:text-properties style:font-size-asian="14pt"/>
    </style:style>
    <style:style style:name="T82" style:family="text">
      <style:text-properties officeooo:rsid="007845ac"/>
    </style:style>
    <style:style style:name="T83" style:family="text">
      <style:text-properties officeooo:rsid="007c2308"/>
    </style:style>
    <style:style style:name="T84" style:family="text">
      <style:text-properties officeooo:rsid="007cf9ab"/>
    </style:style>
    <style:style style:name="T85" style:family="text">
      <style:text-properties officeooo:rsid="007fad87"/>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underline-style="solid" style:text-underline-width="auto" style:text-underline-color="font-color" officeooo:rsid="009f1904"/>
    </style:style>
    <style:style style:name="T89" style:family="text">
      <style:text-properties officeooo:rsid="00835ae6"/>
    </style:style>
    <style:style style:name="T90" style:family="text">
      <style:text-properties officeooo:rsid="0084b358"/>
    </style:style>
    <style:style style:name="T91" style:family="text">
      <style:text-properties officeooo:rsid="0086493a"/>
    </style:style>
    <style:style style:name="T92" style:family="text">
      <style:text-properties officeooo:rsid="0087eb4b"/>
    </style:style>
    <style:style style:name="T93" style:family="text">
      <style:text-properties officeooo:rsid="008d923d"/>
    </style:style>
    <style:style style:name="T94" style:family="text">
      <style:text-properties officeooo:rsid="008f6fa7"/>
    </style:style>
    <style:style style:name="T95" style:family="text">
      <style:text-properties officeooo:rsid="00917490"/>
    </style:style>
    <style:style style:name="T96" style:family="text">
      <style:text-properties officeooo:rsid="0092403a"/>
    </style:style>
    <style:style style:name="T97" style:family="text">
      <style:text-properties officeooo:rsid="0093ab48"/>
    </style:style>
    <style:style style:name="T98" style:family="text">
      <style:text-properties officeooo:rsid="00943662"/>
    </style:style>
    <style:style style:name="T99" style:family="text">
      <style:text-properties officeooo:rsid="00955f1a"/>
    </style:style>
    <style:style style:name="T100" style:family="text">
      <style:text-properties officeooo:rsid="0097b59e"/>
    </style:style>
    <style:style style:name="T101" style:family="text">
      <style:text-properties fo:font-weight="normal" style:font-weight-asian="normal" style:font-weight-complex="normal"/>
    </style:style>
    <style:style style:name="T102" style:family="text">
      <style:text-properties fo:font-weight="normal" officeooo:rsid="0089a11a" style:font-weight-asian="normal" style:font-weight-complex="normal"/>
    </style:style>
    <style:style style:name="T103" style:family="text">
      <style:text-properties fo:font-weight="normal" officeooo:rsid="009f1904" style:font-weight-asian="normal" style:font-weight-complex="normal"/>
    </style:style>
    <style:style style:name="T104" style:family="text">
      <style:text-properties fo:font-weight="normal" officeooo:rsid="00a8fbed" style:font-weight-asian="normal" style:font-weight-complex="normal"/>
    </style:style>
    <style:style style:name="T105" style:family="text">
      <style:text-properties officeooo:rsid="009d9a25"/>
    </style:style>
    <style:style style:name="T106" style:family="text">
      <style:text-properties officeooo:rsid="00a1218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a28d4c" style:font-weight-asian="normal" style:font-weight-complex="normal"/>
    </style:style>
    <style:style style:name="T109" style:family="text">
      <style:text-properties style:text-underline-style="none" fo:font-weight="normal" officeooo:rsid="00abb93d" style:font-weight-asian="normal" style:font-weight-complex="normal"/>
    </style:style>
    <style:style style:name="T110" style:family="text">
      <style:text-properties style:text-underline-style="none" fo:font-weight="normal" officeooo:rsid="00ac7465" style:font-weight-asian="normal" style:font-weight-complex="normal"/>
    </style:style>
    <style:style style:name="T111" style:family="text">
      <style:text-properties style:text-underline-style="none" fo:font-weight="normal" officeooo:rsid="00ae4caa" style:font-weight-asian="normal" style:font-weight-complex="normal"/>
    </style:style>
    <style:style style:name="T112" style:family="text">
      <style:text-properties officeooo:rsid="00a276ad"/>
    </style:style>
    <style:style style:name="T113" style:family="text">
      <style:text-properties officeooo:rsid="00a28d4c"/>
    </style:style>
    <style:style style:name="T114" style:family="text">
      <style:text-properties officeooo:rsid="00a2fd93"/>
    </style:style>
    <style:style style:name="T115" style:family="text">
      <style:text-properties officeooo:rsid="00a3a832"/>
    </style:style>
    <style:style style:name="T116" style:family="text">
      <style:text-properties officeooo:rsid="00a3ceac"/>
    </style:style>
    <style:style style:name="T117" style:family="text">
      <style:text-properties fo:font-style="normal" style:font-style-asian="normal" style:font-style-complex="normal"/>
    </style:style>
    <style:style style:name="T118" style:family="text">
      <style:text-properties officeooo:rsid="00a702ac"/>
    </style:style>
    <style:style style:name="T119" style:family="text">
      <style:text-properties officeooo:rsid="00b19913"/>
    </style:style>
    <style:style style:name="T120" style:family="text">
      <style:text-properties officeooo:rsid="00b37f07"/>
    </style:style>
    <style:style style:name="T121" style:family="text">
      <style:text-properties officeooo:rsid="00b3c4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35">HPMI methods in Version 2</text:span>.</text:p>
      <text:p text:style-name="P1">Richard Parker <text:span text:style-name="T33">27.10</text:span>.201<text:span text:style-name="T34">6</text:span></text:p>
      <text:p text:style-name="P24"/>
      <text:p text:style-name="P31">Section 1 – Introduction</text:p>
      <text:p text:style-name="P3"/>
      <text:p text:style-name="P18"><text:span text:style-name="T100">This document aims to clarify the HPMI implementations for primes ranging from 5 to 2</text:span><text:span text:style-name="T39">64</text:span><text:span text:style-name="T13">. <text:s/>Version 1 already has characteristic 2 and 3, and the methods of Albrecht seem so good for extension fields that it seems unlikely that they can be beaten. <text:s/>In any case, the project of implementing for primes is certainly an important part (even if not the whole story) and this document discusses them all. <text:s/>Whether sufficient detail for all of them will be elucidated sufficient for implementation remains to be seen. <text:s/>I'll try, anyway.</text:span></text:p>
      <text:p text:style-name="P52"/>
      <text:p text:style-name="P52">In general it is hoped that the general architecture used for characteristics 2 and 3 will extend, essentially without change, to all other characteristics. <text:s/>It is perhaps a primary purpose of this document to check the viability of this general architecture, so that changes can be made, if need be, before it gets too complicated to do so.</text:p>
      <text:p text:style-name="P52"/>
      <text:p text:style-name="P43">Section <text:span text:style-name="T100">2</text:span> – <text:span text:style-name="T100">Some x86 vector instructions.</text:span></text:p>
      <text:p text:style-name="P18"/>
      <text:p text:style-name="P52">The list of vector instructions available on x86 chips continues to grow, albeit fairly slowly. <text:s/>Currently at compilation time a choice must be made between the three levels.</text:p>
      <text:p text:style-name="P52"/>
      <text:p text:style-name="P25"><text:span text:style-name="T1">GEN</text:span><text:span text:style-name="T2"> is written in "c" and uses no x86 assembler (though the thread-farm does, if that is used). <text:s/>No great attention is paid to the performance of this level - it is there, it works, but is not expected to be used fro production work.</text:span></text:p>
      <text:p text:style-name="P65"/>
      <text:p text:style-name="P25"><text:span text:style-name="T1">NEH</text:span><text:span text:style-name="T2"> uses SSE, so is based on 128-bit vector registers. <text:s/>As its name suggests, it is aimed at the Nehalem chip, </text:span><text:span text:style-name="T12">but relies only on SSE4.1 (I have seen no important use of SSE4.2) and hence the NEH version should in fact run on the </text:span><text:span text:style-name="T14">Penryn</text:span><text:span text:style-name="T17"> architecture - released Jan 2008 - though I have not tried it. <text:s/>It should therefore run on any x86 machine that is not really ancient, and is appropriate for Sandy Bridge and Ivy bridge processors. <text:s/>It also runs on the AMD bulldozer/piledriver/steamroller chips, though there is also the </text:span><text:span text:style-name="T19">PIL</text:span><text:span text:style-name="T17"> version tuned for the piledriver specifically.</text:span></text:p>
      <text:p text:style-name="P66"/>
      <text:p text:style-name="P26"><text:span text:style-name="T18">HAS</text:span><text:span text:style-name="T16"> uses AVX-2, so is based on 256-bit vector registers. <text:s/>It is aimed at the Haswell and later Intel chips, including those Skylake chips that do not support AVX-512 (i.e. all of them at this point in time).</text:span></text:p>
      <text:p text:style-name="P67"/>
      <text:p text:style-name="P67"><text:soft-page-break/>As and when AVX-512F is actually available, I do propose to produce a version aimed at it. <text:s/>I originally planned to call this "SKY" but with so many Skylake chips around without AVX-512, I now propose to wait until Intel actually release some (and I can get my hands on one) before even deciding a name. <text:s/></text:p>
      <text:p text:style-name="P52"/>
      <text:p text:style-name="P53">Many of the instructions have very similar characteristics across the whole range of processors. <text:s/>Let's consider those first.</text:p>
      <text:p text:style-name="P53"/>
      <text:p text:style-name="P27"><text:span text:style-name="T1">PADDQ</text:span><text:span text:style-name="T20"> also PSUBQ etc. <text:s/>These instructions add a vector register to another.</text:span><text:span text:style-name="T21"> <text:s/>Originally the 64-bit version took longer than the 8, 16 and 32-bit ones so meataxe64 uses the shorter one if it can do so without penalty, but uses 64-bit versions rather than introduce extra complexity in the programming. <text:s/>These instructions are all latency 1, P05 Nehalem, P15 Sandy/Ivy Bridge and similarly two-per-clock on AMD.</text:span><text:span text:style-name="T22"> <text:s/>The second operand can come from a register or from memory (with the usual penalty for a memory fetch). <text:s/>The Haswell allows the three operand (where one can come from memory) to avoid register copies in some circumstances, still P15 latency 1. <text:s/>Skylake increases execution to P015 latency 1.</text:span></text:p>
      <text:p text:style-name="P68"/>
      <text:p text:style-name="P28"><text:span text:style-name="T1">PXOR</text:span><text:span text:style-name="T20"> also PAND, POR. <text:s/>These instructions do one of the three binary logic operations to a vector register. <text:s/>On Nehalem</text:span><text:span text:style-name="T23"> through Skylake</text:span><text:span text:style-name="T20"> this </text:span><text:span text:style-name="T23">is</text:span><text:span text:style-name="T20"> P015 latency 1</text:span><text:span text:style-name="T23">, and on AMD it has two ports, though the latency is 2 clocks. <text:s/>Haswell allows the three-operand version (possibly avoiding a register copy). <text:s/>One operand can be in memory in all cases.</text:span></text:p>
      <text:p text:style-name="P69"/>
      <text:p text:style-name="P212"><text:span text:style-name="T86">PMULUDQ</text:span><text:span text:style-name="T103"> T</text:span><text:span text:style-name="T102">his instruction is part of the SSE2 instruction set and is available on all 64-bit platforms. <text:s/>Indeed it is older than that, pre-dating the extra 8 SSE registers and also pre-dating AMD 64-bit instruction set.</text:span><text:span text:style-name="T103"> <text:s/></text:span><text:span text:style-name="T102">It multiplies two (SSE) or four (AVX-2) 32-bit unsigned words to produce two or four 64-bit results. <text:s/></text:span><text:span text:style-name="T101">Inputs therefore need to be less than 2</text:span><text:span text:style-name="T40">32</text:span><text:span text:style-name="T103">. <text:s/>On Nehalem it was (P1 latency 3), and from Sandy Bridge to Broadwell (P0 latency 5). <text:s/>Skylake increases the excution throughput to (P01 latency 5). <text:s/>Effectively this is a 64-bit multiply, except that both the inputs must have zeros in the top half, which (in meataxe64 usage) is always the case for normal use.</text:span></text:p>
      <text:p text:style-name="P195"/>
      <text:p text:style-name="P213"><text:span text:style-name="T88">P</text:span><text:span text:style-name="T86">MULLW</text:span><text:span text:style-name="T101"> <text:s/>This instruction is part of the SSE2 instruction set at 128-bit length and AVX-2 at 256. <text:s/>Indeed it was originally in the 64-bit MMXset.</text:span><text:span text:style-name="T104"> <text:s/>On Haswell, it is one P0 mu-op, though the latency is 5. <text:s/>Skylake usefully improves this to P01.</text:span></text:p>
      <text:p text:style-name="P196"/>
      <text:p text:style-name="P213"><text:span text:style-name="T86">PMULLD</text:span><text:span text:style-name="T101"> This instruction came out with SSE4.1 at 128-bits, and AVX-2 at 256.</text:span></text:p>
      <text:p text:style-name="P196"/>
      <text:p text:style-name="P196">PSRLW/D/Q</text:p>
      <text:p text:style-name="P196"/>
      <text:p text:style-name="P48">Section <text:span text:style-name="T119">3</text:span> – <text:span text:style-name="T112">16-bit 4AS version.</text:span></text:p>
      <text:p text:style-name="P23"/>
      <text:p text:style-name="P222">Suppose we do 4 adds and 4 subtracts from 64 slots. <text:s/>What can we do?</text:p>
      <text:p text:style-name="P222"/>
      <text:p text:style-name="P222"><text:soft-page-break/>8. <text:s/>We can do four 2-dimensional AS codes getting us up to 13.</text:p>
      <text:p text:style-name="P222">6. <text:s/>We can do two 2-dim AS and two AS up to 23 (27+27+5+5)</text:p>
      <text:p text:style-name="P222">5. <text:s/>We can do two 2-dimensional AAS and one AS, getting us to 41 (25+25+7)</text:p>
      <text:p text:style-name="P222">4. <text:s/>We can do four slices of AS, getting us up to 181.</text:p>
      <text:p text:style-name="P222">3. <text:s/>We can do AAS+ASS+AS, <text:s/>getting us up to 557 (14+14+34)</text:p>
      <text:p text:style-name="P222">2. <text:s/>We can do two slices of AASS which will go well past the reduction limit.</text:p>
      <text:p text:style-name="P222"/>
      <text:p text:style-name="P222">First shot is 12 slices of AS code. <text:s/>That will do up to 23 and also 31 (but not 29).</text:p>
      <text:p text:style-name="P222"/>
      <text:p text:style-name="P222">Second shot is 8 slices of AAS code (negating alternate entries). That will do up to 151.</text:p>
      <text:p text:style-name="P222"/>
      <text:p text:style-name="P222">Third shot is six slices of AASS code. <text:s/>That will do up to 1061.</text:p>
      <text:p text:style-name="P222"/>
      <text:p text:style-name="P222">Reduction every 24 add/subtracts is not unreasonable, taking us up to about 2,300 or so.</text:p>
      <text:p text:style-name="P222"/>
      <text:p text:style-name="P222">Pace is therefore aimed at about 80 milli-clocks for 23+31, 120 milliclocks up to 151 and 160 milliclocks up to 1061. <text:s/>Can this be beaten?</text:p>
      <text:p text:style-name="P222"/>
      <text:p text:style-name="P222">First thoughts are that it is too dense. <text:s/>For 23, for example, we might consider a full 1-dimensional grease and only add 1/23 of the brick. <text:s/>This will halve the addition work, but bring the load/store of Cfmt into the equation. <text:s/>We would really like to restrict the additions to being only about 1/8 on average to get more work done per operation.</text:p>
      <text:p text:style-name="P222"/>
      <text:p text:style-name="P222">How about A<text:span text:style-name="T36">5</text:span>S<text:span text:style-name="T36">4</text:span> allowing 3.AAS (negating the middle one). <text:s/>That goes up to 1327+1367+1373 (but not 1361 so far) which seems clearly superior, but less general.</text:p>
      <text:p text:style-name="P222"/>
      <text:p text:style-name="P222">It seems to me that our need is to aim at A<text:span text:style-name="T36">4</text:span>B<text:span text:style-name="T36">4</text:span> and see if we can find a good way of doing three dimensions for primes around 800. <text:s/>AAS will do 751 in 16, leaving 32 to do the last dimension AS, which is not so far out. <text:s/>599 takes 0 + 34 AS and 0 + 14 AAS making 0+62, which will do. <text:s/>Maybe we can find a more balanced code and get a bit further . . .?</text:p>
      <text:p text:style-name="P222"/>
      <text:p text:style-name="P222">Notice that at this scale, 8x600=4800 so we only need to reduce very infrequently.</text:p>
      <text:p text:style-name="P91">For primes around 1,000 it seems clear that the AASS codes will <text:span text:style-name="T120">provide the fastest working, with four (P23 P15) operations needed to do 16 elementary operations. <text:s/>Reduction will not be needed after every slice, and for most primes less than about 500, reduction every sixteen slices will be sufficient. <text:s/>This allows us to use 256-byte cauldrons, so that the fetching of Afmt is also under less pressure, and we can hope to get reasonably close to two clocks for 16 elementary operations, so perhaps hitting 160 milliclocks. <text:s/>16-bit multiply uses fewer mu-ops for the multiply-and-add, but as the result is larger, reduction is needed more frequently.</text:span></text:p>
      <text:p text:style-name="P91"/>
      <text:p text:style-name="P92">It seems sensible to allow the brick to exceed 16K, partly because bandwidth to L2 is adequate in any case and partly because it may be that the other hyperthread is not using all of its alotted 16K. <text:s/>Nevertheless I will take 64 slots as the target size, adding 8 and subtracting 8 from this <text:soft-page-break/>set. <text:s/>Four bricks of this will be dealt with at once, and reduction (initally at least) restricted to primes where 64.p+r fits in 16 bits - i.e. primes around 800 or less.</text:p>
      <text:p text:style-name="P92"/>
      <text:p text:style-name="P92">Doing some heuristics, we have that <text:span text:style-name="T121">64 choose 8 is about 4.10</text:span><text:span text:style-name="T41">9</text:span><text:span text:style-name="T121"> so the total number of viable(ish) operations is about 16.10</text:span><text:span text:style-name="T41">18</text:span><text:span text:style-name="T121">. <text:s/>The fifth root of this is 6,900 and the sixth root 1,500, so that by finding suitable 8AS codes, we may well be able to use the method for doing more dimensions than may be thought.</text:span></text:p>
      <text:p text:style-name="P92"/>
      <text:p text:style-name="P93">However, we clearly cannot look-up 1,500<text:span text:style-name="T36">6</text:span> vectors, so the use of these methods depends not only on finding suitable codes, but of finding codes where the conversion to Afmt is feasible.</text:p>
      <text:p text:style-name="P93"/>
      <text:p text:style-name="P86">All primes up to and including 4229 have an AASS code with 16 or fewer vectors. <text:s/>This allows four slices of 256-byte vectors in the brick with the Afmt in four bits, and looks very much like a sweet-spot. <text:s/>16 x 4229 does not, however, quite fit into 16 bits so the method will not reach so far, and at first sight this looks like it will be limited by the reduction. <text:s/>The method may also be applicable to primes up to around 60 with a 2-dimensional AASS code, where reduction is less of an issue. <text:s/>Primes up to 47 have an AS code in 1 dimension with 8 entries, though we might be able to get a bit further with more general 2-dimensional AASS codes, which I have (so far) not investigated at all.</text:p>
      <text:p text:style-name="P86"/>
      <text:p text:style-name="P86">The brick multiply would therefore have an Afmt of 9 bytes - the skip/terminate byte followed by four sets of four nybbles. <text:s/>The main loop would do 8 adds and 8 subtracts (four slices of AASS) with a cauldron of 256 bytes (so very suitable for AVX-512 also, but needing two passes in SSE).</text:p>
      <text:p text:style-name="P86"/>
      <text:p text:style-name="P86">One thing to investigate is the number of bits to best clear during reduction. <text:s/>Two-four bits are likely candidates and a closer investigation is warranted.</text:p>
      <text:p text:style-name="P86"/>
      <text:p text:style-name="P97"><text:span text:style-name="T107">Let's start with four bits. <text:s/>We have no hope of reaching 4096, and for primes just under 4096 the reduction is very effective, but </text:span><text:span text:style-name="T109">with 16 "adds" plus the possible 4095 remainder plus 15 * r (r=4096 mod p) there is still a way (down) to go. <text:s/>3900 gives 15.196+4095+16.3900=69435 and decreasing from there only loses one per step. <text:s/>2049 gives 15.2047+4095+16.2049=67584 so four bits can do nothing above 2048.</text:span></text:p>
      <text:p text:style-name="P87"/>
      <text:p text:style-name="P87">Three bits at 3900 gives 7.196+8191+16.3900=71963 which is even worse, but at least it comes down 9 per unit. <text:s/>3100 gives 7.996+8191+16.3100=64763 which will be OK.</text:p>
      <text:p text:style-name="P87"/>
      <text:p text:style-name="P98"><text:span text:style-name="T107">Two bits at 3900 gives 3.196+16383+16.3900=79371 which is worse, but will click past a smaller reduction at 16384/5 = </text:span><text:span text:style-name="T110">3276.</text:span></text:p>
      <text:p text:style-name="P88"/>
      <text:p text:style-name="P88">Another possibility is to subtract. <text:s/>At 3400, using 16384=-616 we get 3.616+8191+16.3400 which works. <text:s/>Does it work at 2049? <text:s/>16384 = -2041 so we need 3.2041+8191+16.2049=47098 which is fine.</text:p>
      <text:p text:style-name="P88"><text:soft-page-break/></text:p>
      <text:p text:style-name="P88">Hence it looks like we can reach about 3500 using two-bit clearance and subtraction, so that is what we do.</text:p>
      <text:p text:style-name="P88"/>
      <text:p text:style-name="P99"><text:span text:style-name="T107">Hence reduction consists of AND with 0xC000, XOR that back to clear those bits, a shift 14 places to the right, multiplication by the constant -16384 (mod p) and subtraction, followed by adding in the bias. <text:s/></text:span><text:span text:style-name="T111">We can (if we wish) allow the subtraction to underflow as the bias addition will always correct it, though I think the 16-bit operations are anyway good.</text:span></text:p>
      <text:p text:style-name="P89"/>
      <text:p text:style-name="P89">What performance are we expecting? <text:s/>With 16 entries in a register, the core operation is 4x(P23,P15) which is 2 clocks, the reduction is and,or,shift,multiply,subtract,add is a further 6/4 mu-ops and the Afmt fetch is 2.5/8 mu-ops, so it looks like around 3 clocks for 16 operations, or 190 milliclocks. <text:s/>It seems clear that this method is the best for primes in the region of 3500 anyway, and certainly would be implemented in any ideal system.</text:p>
      <text:p text:style-name="P89"/>
      <text:p text:style-name="P90">What about primes around 50? <text:s/>There is the possibility of using 10 bit fields or 12 bit fields where the multiplication is more tricky. As far as I can see, 95 milliclocks is going to be pretty competitive in this case also.</text:p>
      <text:p text:style-name="P81"/>
      <text:p text:style-name="P220">= = = = = = = = = = = = = = = = = = = = = = = = = = = = = = = = = = = = = = = = = = = </text:p>
      <text:p text:style-name="P69"/>
      <text:p text:style-name="P44">Section <text:span text:style-name="T105">3</text:span> – <text:span text:style-name="T105">64-bit versions.</text:span></text:p>
      <text:p text:style-name="P19"/>
      <text:p text:style-name="P29"><text:span text:style-name="T20">In this HPMI scheme, Afmt consists of a matrix of 128x</text:span><text:span text:style-name="T25">64</text:span><text:span text:style-name="T20"> 64-bit numbers, the brick consists of a matrix </text:span><text:span text:style-name="T25">64</text:span><text:span text:style-name="T20">x</text:span><text:span text:style-name="T25">32</text:span><text:span text:style-name="T20">, again of 64-bit numbers, and Cfmt consists of a 128x</text:span><text:span text:style-name="T25">32</text:span><text:span text:style-name="T20"> matrix where the numbers are not fully reduced mod p. <text:s/>There are t</text:span><text:span text:style-name="T24">hree</text:span><text:span text:style-name="T20"> versions of the data fetching, depending on whether the Dfmt is </text:span><text:span text:style-name="T24">16-bit, </text:span><text:span text:style-name="T20">32-bit or 64-bit in length, and two versions of the BrickMad depending on whether the vector implementation</text:span><text:span text:style-name="T24"> is suitable, or whether the scalar version must be used. <text:s/>Initially there may even be a data-fetch from 8-bit Dfmt, though hopefully that would become obsolete in due course.</text:span></text:p>
      <text:p text:style-name="P70"/>
      <text:p text:style-name="P30"><text:span text:style-name="T20">The Scalar BrickMad works with the General-Purpose-Registers, and uses the 64x64-&gt;128 multiply, along with add, adc, adc $0 to accumulate into a 3-register accumulator. <text:s/>The target performance is about 2 clocks per elementary operation. <text:s/>Reduction is done at the end of a </text:span><text:span text:style-name="T25">64</text:span><text:span text:style-name="T20">-element set (row of A, column of B) and probably needs three or four rounds to get the result into a 64-bit field.</text:span><text:span text:style-name="T25"> <text:s/></text:span><text:span text:style-name="T20">Conversion from Cfmt to Dfmt completes the reduction mod p, possibly involving two further rounds.</text:span></text:p>
      <text:p text:style-name="P71"/>
      <text:p text:style-name="P71">The Vector BrickMad works with SSE (NEH) or with AVX-2 (HAS) and uses the VMULUDQ instruction as the multiplication.<text:span text:style-name="T106"> <text:s/>The NEH version will need two rounds of processing to do each half of the brick (left, then right) duplicating the Afmt load for each half.</text:span></text:p>
      <text:p text:style-name="P71"/>
      <text:p text:style-name="P72">There is then the question as to whether it is worth using sparsity. <text:s/>Clearly this will be very <text:soft-page-break/>infrequent with a random matrix, but for representation-theory work (and probably others) it is rather likely that matrices could be made fairly sparse if there was reason to do so.</text:p>
      <text:p text:style-name="P72"/>
      <text:p text:style-name="P72">I propose, therefore, that Afmt consists of 65 (64-bit) words of data, the first (as usual) giving the "skip" value - 0 for the first row, 1 for all subsequent, ffffffff for the terminator. <text:s/>Similarly if the brick is entirely zero, the work is skipped in its entirety.</text:p>
      <text:p text:style-name="P72"/>
      <text:p text:style-name="P73">There is then a question as to whether it is worth reducing Cfmt down to a single 64-bit entry. <text:s/>This is only a question for the scalar version, and with 64 products to accumulate before reduction, it seems clear that reducing to a single word will not affect overall performance very much. <text:s/>This clearly cannot be done in a single round, so we first take the last six bits of the top word and the next 29 bits of the middle word, giving a 35-bit number, which when multipied by 2<text:span text:style-name="T36">99</text:span> (mod p) may give up to 99 significant bits, or 100 all told. <text:s/><text:span text:style-name="T78">TBD</text:span><text:span text:style-name="T77"> sort out how to do the rest of the reduction quickly.</text:span></text:p>
      <text:p text:style-name="P69"/>
      <text:p text:style-name="P46">Section <text:span text:style-name="T113">4</text:span> – <text:span text:style-name="T113">32-bit versions.</text:span></text:p>
      <text:p text:style-name="P21"/>
      <text:p text:style-name="P95"><text:span text:style-name="T107">The second version needed w</text:span><text:span text:style-name="T108">orks with 32-bit quantities. <text:s/>Unfortunately the 32-bit multiply takes two mu-ops rather than one, halving the possible throughput on all up to Broadwell. <text:s/>This slack time can be used to simplify things a bit, in that moderately frequent reduction will probably not have too much effect.</text:span></text:p>
      <text:p text:style-name="P74"/>
      <text:p text:style-name="P74">Afmt (256x64) Bfmt (64x64) and Cfmt (256x64) are therefore all 32-bit quantites, with the usual skip/terminate word in Afmt. <text:s/>It should be possible to get fairly close to 250 milli-clocks on Haswell, since eight 32-bit words are done in two clocks. <text:s/></text:p>
      <text:p text:style-name="P76"/>
      <text:p text:style-name="P45">Section <text:span text:style-name="T113">5</text:span> – <text:span text:style-name="T112">16-bit versions.</text:span></text:p>
      <text:p text:style-name="P20"/>
      <text:p text:style-name="P94"><text:span text:style-name="T107">The </text:span><text:span text:style-name="T108">third</text:span><text:span text:style-name="T107"> version needed works with 16-bit accumulators, and although adequate reduction is fairly fast (and, xor, shift, multiply, add) it is still fairly slow compared to the real work and there will probably be </text:span><text:span text:style-name="T108">four</text:span><text:span text:style-name="T107"> versions e.g. reduce every </text:span><text:span text:style-name="T108">one, </text:span><text:span text:style-name="T107">two, reduce every five and reduce every twenty to cover primes </text:span><text:span text:style-name="T108">167-251, </text:span><text:span text:style-name="T107">103-167, 53-103 and under 53 respectivel</text:span><text:span text:style-name="T108">y. <text:s/>Even reducing every time should do 16 in about 3 clocks or about 200 milli-clocks per entry, well exceeding the speed of the 32-bit version, at least until Sklylake.</text:span></text:p>
      <text:p text:style-name="P75"/>
      <text:p text:style-name="P96"><text:span text:style-name="T108">I</text:span><text:span text:style-name="T107"> think the data fetch can rely on being single-byte primes, though 5,7,11,13 may initially use this method until something better is implemented. <text:s/>For primes as small as this, reduce every 20 is fine, and a speed of around 80 milliclocks is expected.</text:span></text:p>
      <text:p text:style-name="P77"/>
      <text:p text:style-name="P77">Afmt (512x64) Bfmt (64x128) and Cfmt (512x128) are therefore all 16-bit quantites.</text:p>
      <text:p text:style-name="P77"/>
      <text:p text:style-name="P77">Again we want Afmt to have 65 entries (to allow for a sparsity skip/terminate word) </text:p>
      <text:p text:style-name="P77"/>
      <text:p text:style-name="P47"><text:soft-page-break/>Section <text:span text:style-name="T114">8</text:span> – <text:span text:style-name="T115">The prime 13 with 2-dim AS code.</text:span></text:p>
      <text:p text:style-name="P22"/>
      <text:p text:style-name="P78">For the prime 13, we can hold each entry in a<text:span text:style-name="T115"> byte and store 16 in an SSE or 32 in an AVX-2 register. <text:s/>The code to be used is the following. <text:s/>The bold entries are retained - the italic ones are made but discarded - they are only made to help make other ones.</text:span></text:p>
      <text:p text:style-name="P78"/>
      <text:p text:style-name="P221"><text:span text:style-name="T48">0 0</text:span><text:span text:style-name="T115"> , </text:span><text:span text:style-name="T46">0 1</text:span> <text:span text:style-name="T115">,</text:span> <text:span text:style-name="T46">1 0</text:span> <text:span text:style-name="T115">,</text:span> <text:span text:style-name="T46">0 2</text:span> <text:span text:style-name="T115">,</text:span> <text:span text:style-name="T46">2 0</text:span> <text:span text:style-name="T115">,</text:span> <text:span text:style-name="T75">0 4</text:span><text:span text:style-name="T115"> ,</text:span> <text:span text:style-name="T46">1 4</text:span> <text:span text:style-name="T115">,</text:span> <text:span text:style-name="T46">1 8</text:span> <text:span text:style-name="T115">,</text:span> </text:p>
      <text:p text:style-name="P221"><text:span text:style-name="T75">2 1</text:span><text:span text:style-name="T115"> , </text:span><text:span text:style-name="T46">4 2</text:span><text:span text:style-name="T115"> , </text:span><text:span text:style-name="T75">4 3</text:span> <text:span text:style-name="T115">,</text:span> <text:span text:style-name="T46">6 4</text:span><text:span text:style-name="T115"> , </text:span><text:span text:style-name="T15">10 7</text:span><text:span text:style-name="T26"> </text:span><text:span text:style-name="T27">,</text:span><text:span text:style-name="T26"> </text:span><text:span text:style-name="T28">7 1</text:span><text:span text:style-name="T26"> </text:span><text:span text:style-name="T27">,</text:span></text:p>
      <text:p text:style-name="P221"><text:span text:style-name="T28">4 8</text:span><text:span text:style-name="T26"> </text:span><text:span text:style-name="T27">,</text:span><text:span text:style-name="T26"> </text:span><text:span text:style-name="T28">7 5</text:span><text:span text:style-name="T26"> </text:span><text:span text:style-name="T27">,</text:span><text:span text:style-name="T26"> </text:span><text:span text:style-name="T28">9 2</text:span><text:span text:style-name="T26"> </text:span><text:span text:style-name="T27">,</text:span><text:span text:style-name="T26"> </text:span><text:span text:style-name="T28">11 8</text:span><text:span text:style-name="T26"> </text:span><text:span text:style-name="T27">,</text:span><text:span text:style-name="T26"> </text:span><text:span text:style-name="T28">9 5</text:span></text:p>
      <text:p text:style-name="P78"/>
      <text:p text:style-name="P79">There are fifteen entries to be retained, so that a byte of Afmt holds the one to add and the one to subtract in the two nybbles.</text:p>
      <text:p text:style-name="P79"/>
      <text:p text:style-name="P83">With 16K of L1 "available" and 32-byte registers in use with AVX-2, there are 34 "slots" in the brick, so we must choose r x f at most 34, where we need to reduce every r and fetch a byte of Afmt every f.</text:p>
      <text:p text:style-name="P83"/>
      <text:p text:style-name="P83">The add and subtract themselves use P23 P23 P15 P15, so need four mu-ops.</text:p>
      <text:p text:style-name="P83">The reduction is P015 P015 P0 P0 P15</text:p>
      <text:p text:style-name="P83">The Afmt production is <text:span text:style-name="T118">2 x [ </text:span>P0156 (elim) P06 P0156<text:span text:style-name="T118"> ]</text:span></text:p>
      <text:p text:style-name="P84"/>
      <text:p text:style-name="P85">Looking first at mu-ops, the balanced solution 5x6 or 6x5 are best. <text:s/>Reduction can use </text:p>
      <text:p text:style-name="P85"/>
      <text:p text:style-name="P83"/>
      <text:p text:style-name="P80">A row of Bfmt/Cfmt is 256 bytes long - eight AVX-2 registers so there are 64 "slots" in the L1 cache. <text:s/>Hence we hold four slices of this code, so that the brick is 8 x 256. <text:s/>This gives, I think, the optimum balance between using the Afmt for 8 operations (the 8 registers of Cmft), and only reducing mod 13 every 8 operations (four adds and four subtracts). <text:s/>All in all it looks like 256x8=2048 elementary operations will need </text:p>
      <text:p text:style-name="P80">64 mu-ops for the Add/Subtracts (H-P15), </text:p>
      <text:p text:style-name="P80">40 for the reductions (8 x AND<text:span text:style-name="T116">(H-P015)</text:span>, XOR<text:span text:style-name="T116">(H-P015)</text:span>, SHIFT<text:span text:style-name="T116">(H-P0)</text:span>, </text:p>
      <text:p text:style-name="P80"><text:span text:style-name="T116"><text:tab/><text:tab/><text:tab/></text:span>MULTIPLY<text:span text:style-name="T116">(H-P0)</text:span>, ADD<text:span text:style-name="T116">(H-P015</text:span>) </text:p>
      <text:p text:style-name="P80">and a further 20 for the Afmt (4 x <text:span text:style-name="T116">LOAD(H-P23)</text:span> 8 x [<text:span text:style-name="T116">SHIFT(H-P06)</text:span>, <text:span text:style-name="T116">AND(H-P0156)</text:span>] )</text:p>
      <text:p text:style-name="P80"/>
      <text:p text:style-name="P82">Looking at the loading, P015 has 64 vector add/subtracts <text:span text:style-name="T117">and all 40 reduction operations, so 104/3 is the maximum possible pace - 35 clocks per 2048 or 18 milli-clocks overall. <text:s/>Clearly there are other things to do too, but that is the central loop figure.</text:span></text:p>
      <text:p text:style-name="P79"/>
      <text:p text:style-name="P29"><text:span text:style-name="T23">=</text:span><text:span text:style-name="T20"> = = = = = = = = = = = = = = = = End of next phase editing = = = = = = = = = = = = = = = =</text:span></text:p>
      <text:p text:style-name="P18"/>
      <text:p text:style-name="P18"/>
      <text:p text:style-name="P18">This document <text:span text:style-name="T3">discusses ideas for HPMI implementation </text:span><text:span text:style-name="T8">in meataxe64 version 2</text:span><text:span text:style-name="T3">. <text:s/></text:span><text:span text:style-name="T4">Version 1 has characteristic 2 and 3 properly implemented, </text:span><text:span text:style-name="T11">and these are reconsidered here along with </text:span><text:soft-page-break/><text:span text:style-name="T11">many </text:span><text:span text:style-name="T4">other characteristics. <text:s/>There is some shift in emphasis with Nehalem/Sandy Bridge/Ivy Bridge now considered of lesser importance, Haswell/Broadwell of greater importance, Skylake now available and to be considered, and an eye kept on the possibility of AVX-512. <text:s/>This implies a gradual widening of the “brick” </text:span><text:span text:style-name="T11">which, however, does not seem to be useful for characteristic 2 and 3, primarily because the L1 size has not expanded.</text:span></text:p>
      <text:p text:style-name="P54"/>
      <text:p text:style-name="P34">Section <text:span text:style-name="T58">2</text:span> – <text:span text:style-name="T58">The model used by the HPMI</text:span></text:p>
      <text:p text:style-name="P6"/>
      <text:p text:style-name="P8"><text:span text:style-name="T5">I</text:span><text:span text:style-name="T2">n general terms, it seems that the model chosen </text:span><text:span text:style-name="T10">(in version 1 and earlier) </text:span><text:span text:style-name="T2">for the HPMI remains sound. <text:s/>The “hpmiset” call is given a (FieldSet) field structure and an uninitialized hpmi structure, and partially populates it with data computed from both the computer architecture and the field.</text:span></text:p>
      <text:p text:style-name="P58"/>
      <text:p text:style-name="P58">In particular it chooses the shape (“alcove” rows, “cauldron” columns) of a brick that the caller must use.</text:p>
      <text:p text:style-name="P58"/>
      <text:p text:style-name="P8"><text:span text:style-name="T2">From the data supplied by the hpmiset, the caller must then populate the next batch of data to specify a considerably larger size of matrix (the “slab”) </text:span><text:span text:style-name="T9">in terms of five more chopping parameters Z0-Z4 as the various calls work at different scales.</text:span></text:p>
      <text:p text:style-name="P59"/>
      <text:p text:style-name="P60">Here are the seven sizes of matrix multiplication involved.</text:p>
      <text:p text:style-name="P60"/>
      <text:p text:style-name="P56"><text:span text:style-name="T59">B- Row</text:span> <text:tab/>1x1 X 1xC → 1xC <text:s/>C is the cauldron, basically set by the amount of a row that can</text:p>
      <text:p text:style-name="P56"><text:tab/><text:tab/>be held in the registers.</text:p>
      <text:p text:style-name="P56"/>
      <text:p text:style-name="P56"><text:span text:style-name="T59">C-row</text:span><text:tab/>1xA X AxC → 1xC <text:s/>A is the alcove. <text:s/>This code is fixed by the HPMI, where the</text:p>
      <text:p text:style-name="P56"><text:tab/><text:tab/>limiting factor on A is to hold the “brick” AxC of matrix B in L1 cache, <text:span text:style-name="T61">yet it is</text:span></text:p>
      <text:p text:style-name="P56"><text:tab/><text:tab/><text:span text:style-name="T61">at this stage that rows of C are fetched, reduced and stored to L2.</text:span></text:p>
      <text:p text:style-name="P56"/>
      <text:p text:style-name="P56">Stage <text:span text:style-name="T59">0</text:span>.<text:tab/>Z0xA X AxC → Z0xC. <text:s/>Z0 is suggested by the HPMI, such that the Z0xC matrix</text:p>
      <text:p text:style-name="P56"><text:span text:style-name="T59">Brick</text:span><text:tab/><text:tab/>fits into L2 cache.</text:p>
      <text:p text:style-name="P55"/>
      <text:p text:style-name="P7"><text:span text:style-name="T6">Stage </text:span><text:span text:style-name="T10">1</text:span><text:span text:style-name="T6">.<text:tab/>Z0x(Z1*A) X (Z1*A)xC → Z0xC. <text:s/></text:span><text:span text:style-name="T7">Z1 needs to be suggested somehow to try to</text:span></text:p>
      <text:p text:style-name="P7"><text:span text:style-name="T6"><text:tab/><text:tab/></text:span><text:span text:style-name="T7">keep the Z0x(Z1xA) matrix A in L3 cache.</text:span></text:p>
      <text:p text:style-name="P57"/>
      <text:p text:style-name="P7"><text:span text:style-name="T7">Stage </text:span><text:span text:style-name="T10">2</text:span><text:span text:style-name="T7">.<text:tab/></text:span><text:span text:style-name="T6">Z0x(Z1*A) X (Z1*A)x</text:span><text:span text:style-name="T7">(Z2*</text:span><text:span text:style-name="T6">C</text:span><text:span text:style-name="T7">)</text:span><text:span text:style-name="T6"> → Z0x</text:span><text:span text:style-name="T7">(Z2*</text:span><text:span text:style-name="T6">C</text:span><text:span text:style-name="T7">)</text:span><text:span text:style-name="T6">. <text:s/></text:span><text:span text:style-name="T7">Z2 is determined by the slab level</text:span></text:p>
      <text:p text:style-name="P57"><text:tab/><text:tab/>as the number of cauldrons that need to be done.</text:p>
      <text:p text:style-name="P57"/>
      <text:p text:style-name="P7"><text:span text:style-name="T7">Stage </text:span><text:span text:style-name="T10">3</text:span><text:span text:style-name="T7">.<text:tab/></text:span><text:span text:style-name="T6">Z0x(</text:span><text:span text:style-name="T7">Z3*</text:span><text:span text:style-name="T6">Z1*A) X (</text:span><text:span text:style-name="T7">Z3*</text:span><text:span text:style-name="T6">Z1*A)x</text:span><text:span text:style-name="T7">(Z2*</text:span><text:span text:style-name="T6">C</text:span><text:span text:style-name="T7">)</text:span><text:span text:style-name="T6"> → Z0x</text:span><text:span text:style-name="T7">(Z2*</text:span><text:span text:style-name="T6">C</text:span><text:span text:style-name="T7">). <text:s/>Z3 is determined by the</text:span></text:p>
      <text:p text:style-name="P57"><text:tab/><text:tab/>slab as the number of Z1xA needed for the matrix multiplication to be done.</text:p>
      <text:p text:style-name="P57"/>
      <text:p text:style-name="P7"><text:span text:style-name="T7">Stage </text:span><text:span text:style-name="T10">4</text:span><text:span text:style-name="T7">.<text:tab/>(Z4*</text:span><text:span text:style-name="T6">Z0</text:span><text:span text:style-name="T7">)</text:span><text:span text:style-name="T6">x(</text:span><text:span text:style-name="T7">Z3*</text:span><text:span text:style-name="T6">Z1*A) X (</text:span><text:span text:style-name="T7">Z3*</text:span><text:span text:style-name="T6">Z1*A)x</text:span><text:span text:style-name="T7">(Z2*</text:span><text:span text:style-name="T6">C</text:span><text:span text:style-name="T7">)</text:span><text:span text:style-name="T6"> → </text:span><text:span text:style-name="T7">(Z4*</text:span><text:span text:style-name="T6">Z0</text:span><text:span text:style-name="T7">)</text:span><text:span text:style-name="T6">x</text:span><text:span text:style-name="T7">(Z2*</text:span><text:span text:style-name="T6">C</text:span><text:span text:style-name="T7">). <text:s/>Z4 is </text:span></text:p>
      <text:p text:style-name="P57"><text:span text:style-name="T59">Slab</text:span><text:tab/><text:tab/>determined by the<text:tab/>slab to get the matrix sizes and shapes final.<text:tab/></text:p>
      <text:p text:style-name="P57"><text:soft-page-break/></text:p>
      <text:p text:style-name="P61">The Cfmt matrix has size hp.cauldbytes*Z2*nora and holds the entire answer in Cfmt and consists of one cauldron of nora rows, followed by the next etc. up to the full Z2 number of cauldrons. <text:s/>It must be zeroized by a call to CZer since the remaining calls will add into this. <text:s/>It is fine to use the same Cfmt area to add in some other stuff if required, <text:span text:style-name="T59">and though currently this is not used, it remains open to use Cfmt more generally later for other purposes (e.g. Gaussian, Strassen by adding in Cfmt etc.)</text:span></text:p>
      <text:p text:style-name="P61"/>
      <text:p text:style-name="P61">Some characteristics (e.g. 2) use Dfmt directly for “seeding” a brick, and some (e.g. 3) require a conversion to Bfmt first, since in the latter case there is a considerable amount of work to do and as the same brick will be used Z4 times, it is better to do the conversion just once. <text:s/>In the former case, the conversion from Dfmt is so easy that it is better to save the memory footprint and the move, since they achieve nothing. <text:s/>If needed, the DtoB conversion is done also at the <text:span text:style-name="T59">whole slab</text:span> level.</text:p>
      <text:p text:style-name="P61"/>
      <text:p text:style-name="P62">Similarly, at the end, the CtoD format conversion routine works at the <text:span text:style-name="T59">slab</text:span> level to convert the entire slab from Cfmt to Dfmt.</text:p>
      <text:p text:style-name="P62"/>
      <text:p text:style-name="P62">The DtoA conversion, on the other hand, works at the <text:span text:style-name="T59">Stage-2</text:span> level, since each <text:span text:style-name="T59">chunk is </text:span>used <text:span text:style-name="T59">only</text:span> once. <text:s/>It must be told, however, which <text:span text:style-name="T59">chunk</text:span> requires conversion, so is given the values of the z<text:span text:style-name="T59">3</text:span> and z<text:span text:style-name="T59">4</text:span> indices.</text:p>
      <text:p text:style-name="P62"/>
      <text:p text:style-name="P62">Depending on whether the B-data comes from Bfmt or Dfmt, one of BSeed or DSeed is called, and must be given the z3, z2 and z1 variables to indicate which brick of B is to be used. <text:s/>The seeding process, however, only moves the rows into the <text:span text:style-name="T59">brick – </text:span>it is up to the BGrease call to compute the rest of the grease code from this seeding.</text:p>
      <text:p text:style-name="P62"/>
      <text:p text:style-name="P62">Finally the BrickMad routine itself needs just the z1 variable <text:span text:style-name="T59">to determine which parts of the Afmt are to be used,</text:span> and works at the “brick” level. <text:s/>It must also be told where in the Cfmt matrix the answer goes.</text:p>
      <text:p text:style-name="P54"/>
      <text:p text:style-name="P63">Two small changes seem appropriate. <text:s/><text:span text:style-name="T60">Firstly t</text:span>he decision as to whether Bfmt exists should be made by the HPMI, not (as at present) but the slab code. <text:s/><text:span text:style-name="T60">Secondly (and more seriously) there are several assumptions that the hpmi.c code (which is independent of the architecture) makes about the brick that we may wish to make explicit so they can be changed for later machines. <text:s/>In particular the nature of Afmt may need to vary a bit to make better use of AVX-512. <text:s/>1024 columns for characteristic 2 is starting to look a bit small.</text:span></text:p>
      <text:p text:style-name="P63"/>
      <text:p text:style-name="P64">All the above factors must be considered when designing a new HPMI implementation. <text:s/><text:span text:style-name="T61">At the critical heart for performance is the “row” operation, which is done most often, but the alcove size influences the usage of L1 and the bandwidth to L2, so is also a critical point of compromise.</text:span></text:p>
      <text:p text:style-name="P64"/>
      <text:p text:style-name="P35"><text:soft-page-break/>Section <text:span text:style-name="T61">3</text:span> – <text:span text:style-name="T61">Characteristic 2.</text:span></text:p>
      <text:p text:style-name="P9"/>
      <text:p text:style-name="P148">The current implementation uses grease level 4, with 8 slices (hence an alcove of 32) and a cauldron of 1024 bits (128 bytes). <text:s/>The greased brick has therefore 8 slices of 16 rows each 128 bytes long, making 16,384 bytes which it hopes to keep in L1 cache. <text:s/>Each cauldron consists of 8 SSE registers, 4 AVX-2 registers and w<text:span text:style-name="T62">ill</text:span> consist of 2 AVX-512 registers. <text:s/><text:span text:style-name="T62">For AVX-512 the Afmt extraction is only used for two vector registers width, </text:span>which is a bit on the low side since the extraction of Afmt threatens to become a significant overhead, particularly if the “ternary operation” is competitive.</text:p>
      <text:p text:style-name="P148"/>
      <text:p text:style-name="P150">Nevertheless it is hard to see how to improve on this <text:span text:style-name="T64">much</text:span>. <text:s/>The difficulty with making the cauldron longer is that either the number of slices or the grease level would need to be reduced to keep the greased brick in 16K, and neither of these look like a winner.</text:p>
      <text:p text:style-name="P150"/>
      <text:p text:style-name="P150">Let’s check this out. <text:s/>Assuming the ternary operation has a throughput of one per clock, it looks like two fetches (P23) and one ternary operation (even if only one port can handle) leaves us with 3 mu-ops for the addition and 2.5 mu-ops for the Afmt extraction. <text:s/>This comes to 5.5 mu-ops for four dimensions, or 1.375 mu-ops per dimension at 1024-bit length.</text:p>
      <text:p text:style-name="P150"/>
      <text:p text:style-name="P150">If we were to use grease level 3 we could double the cauldron. <text:s/>We would then have 6 mu-ops of work plus 2.5 mu-ops for Afmt extraction, which comes to 8.5 mu-ops for 3 dimensions at double length, which comes to 8.5/6 = 1.4<text:span text:style-name="T63">2 mu-ops per “dimension at 1024-bit length”.</text:span></text:p>
      <text:p text:style-name="P150"/>
      <text:p text:style-name="P151">What about Golay at 1536-bit length? <text:s/>We could then do 33 dimensions with 9 extractions and 27 adds, which comes to 9x2.5+27x1.5=63/33x1.5 = 1.27 in the same units as above. <text:s/>I am forced to admit that this is probably a winning strategy, and must admit that the gain (approximately 8%) is not really great enough to warrant implementation, though it is certainly to be considered at some point.</text:p>
      <text:p text:style-name="P151"/>
      <text:p text:style-name="P36">Section <text:span text:style-name="T64">4</text:span> – <text:span text:style-name="T61">Characteristic 3.</text:span></text:p>
      <text:p text:style-name="P10"/>
      <text:p text:style-name="P149">The current implementation u<text:span text:style-name="T64">ses 510 entries in a cauldron, with grease level 4 and three slices, so that each fetch of Cfmt is used with 9 logical operations. <text:s/>With AVX-512 each Afmt computation will only be used for two fetches, and (depending on the power of the ternary operations) between 3 and 6 logical operations. <text:s/>I see little need to change this, and the AVX-512 version will simply do a lot fewer working operations, and leave the remaining administration unchanged.</text:span></text:p>
      <text:p text:style-name="P149"/>
      <text:p text:style-name="P37">Section <text:span text:style-name="T64">4</text:span> – <text:span text:style-name="T61">Characteristic 5.</text:span></text:p>
      <text:p text:style-name="P11"/>
      <text:p text:style-name="P161">Characteristic 5 is not yet implemented at all in version 1. <text:s/>It will therefore be considered in detail here. <text:s/>The main operation is a 13-step logical operation, where the brick has four block of <text:soft-page-break/>bits for each 1-dimensional subspace. <text:s/>A 192-byte row (510 entries) will be used, so that enough Cfmt can be held in L2 cache to make the brick population less of a burden. <text:s/>This will need 12 SSE registers to hold the 192 bytes, but the following scheme manages to do the addition with one register to spare. <text:s/>It may be important to reduce the dependency chains here, but the register allocation is clearly going to be fairly tight.</text:p>
      <text:p text:style-name="P197"/>
      <text:p text:style-name="P199">Reg<text:tab/>Op<text:tab/><text:tab/>Trashed</text:p>
      <text:p text:style-name="P197"><text:span text:style-name="T67">c1</text:span><text:tab/><text:span text:style-name="T66">c1<text:tab/><text:tab/></text:span></text:p>
      <text:p text:style-name="P200">c2<text:tab/>c2</text:p>
      <text:p text:style-name="P197"><text:span text:style-name="T67">c3</text:span><text:tab/><text:span text:style-name="T66">c3</text:span></text:p>
      <text:p text:style-name="P198"><text:span text:style-name="T67">R1</text:span><text:tab/>b2</text:p>
      <text:p text:style-name="P12"><text:span text:style-name="T67">R1</text:span><text:tab/>G=c1^b2<text:tab/><text:span text:style-name="T67">c1</text:span><text:line-break/><text:span text:style-name="T67">R2</text:span><text:tab/>H=b2&amp;G<text:tab/><text:span text:style-name="T67">b2</text:span></text:p>
      <text:p text:style-name="P12"><text:span text:style-name="T67">R3<text:tab/>b1</text:span><text:line-break/><text:span text:style-name="T67">R2</text:span><text:tab/>I=b1^H<text:tab/><text:span text:style-name="T67">b1 H</text:span></text:p>
      <text:p text:style-name="P12"><text:span text:style-name="T67">R3<text:tab/>b3</text:span><text:line-break/><text:span text:style-name="T67">R3</text:span><text:tab/>J=b3^c2<text:tab/><text:span text:style-name="T67">b3</text:span><text:line-break/><text:span text:style-name="T67">R3</text:span><text:tab/>K=J|I<text:tab/><text:tab/><text:span text:style-name="T67">J</text:span><text:line-break/><text:span text:style-name="T67">c2</text:span><text:tab/>L=c2^I<text:tab/><text:span text:style-name="T67">I c2</text:span><text:line-break/><text:span text:style-name="T67">R2</text:span><text:tab/>M=K^c3<text:tab/><text:span text:style-name="T67">K</text:span><text:line-break/><text:span text:style-name="T67">c1</text:span><text:tab/>N=L^M<text:tab/>-<text:line-break/><text:span text:style-name="T67">c1</text:span><text:tab/>P=c3&amp;N<text:tab/><text:span text:style-name="T67">N c3</text:span><text:line-break/><text:span text:style-name="T67">c1</text:span><text:tab/>c’1=P^G<text:tab/><text:span text:style-name="T67">P</text:span><text:line-break/><text:span text:style-name="T67">c3</text:span><text:tab/>R=G|c’1<text:tab/><text:span text:style-name="T67">G</text:span><text:line-break/><text:span text:style-name="T67">c2</text:span><text:tab/>c’2=L^R<text:tab/><text:span text:style-name="T67">L</text:span><text:line-break/><text:span text:style-name="T67">c3</text:span><text:tab/>c’3=M|R<text:tab/><text:span text:style-name="T67">M R</text:span></text:p>
      <text:p text:style-name="P153"/>
      <text:p text:style-name="P153"><text:span text:style-name="T68">Let’s look at </text:span>Cfmt. <text:s/>We will have <text:span text:style-name="T68">510</text:span> entries in a cauldron, so that a vector of Cfmt takes up <text:span text:style-name="T68">192</text:span> bytes. <text:s/>The coding is 0 [000], 1 [111], 2 [011], 3 [101], 4 [001] so that <text:span text:style-name="T46">CZer</text:span> consists of setting the area to binary zero, for which memset is probably suitable.</text:p>
      <text:p text:style-name="P154"/>
      <text:p text:style-name="P154">The coding for Bfmt is 0 [000], 1 [001], 2 [011], 3 [100], 4 [110], and the Bfmt matrix B is in th<text:span text:style-name="T65">is </text:span>three-bit version of Bfmt to save real memory bandwidth. <text:s/><text:span text:style-name="T65">The inner loop of </text:span><text:span text:style-name="T47">DtoB</text:span><text:span text:style-name="T65"> consists of seven tables of 125 x 8-byte words (or 7K of cache) and we XOR the results of these seven lookups to produce one 64-bit word containing three chunks of 21-bits, which now need to be distributed to the three vectors. <text:s/>The next step is to simply separate them into three variables each holding 21 bits. <text:s/>We then accumulate them into three further variables, either by a 21-place shift then XOR (just over 2/3 of the time) or a rather more elaborate means of taking some bits from each of the three variables, storing a complete 64-bit word (three times) and then setting the variables to contain the remaining bits. <text:s/>This looks so fast as to be inappropriate, and a simplification to one look-up table is probably in order. in. <text:s/>This should utilize no more than a nSec, making little inroad into our budget, though at this pace we would be memory-bandwidth limited.</text:span></text:p>
      <text:p text:style-name="P154"><text:soft-page-break/></text:p>
      <text:p text:style-name="P157">The <text:span text:style-name="T46">BSeed</text:span> operation converts the Bfmt into extended Bfmt by forming the XOR of the three words to make the fourth.</text:p>
      <text:p text:style-name="P157"/>
      <text:p text:style-name="P157">The BGrease, however, is more difficult. <text:s/>We do not, so far, have a mechanism for adding Bfmt vectors, <text:span text:style-name="T68">and there are quite a lot of additions to do. It is under secondary performance pressure. <text:s/>Of course we already have a way of adding Bfmt to Cfmt giving Cfmt, and it seems sensible to use this for most of the work. <text:s/>It remains to be able to convert Cfmt to Bfmt.</text:span></text:p>
      <text:p text:style-name="P155"/>
      <text:p text:style-name="P155"><text:span text:style-name="T68">Cfmt<text:tab/>0</text:span> [000], 1 [111], 2 [011], 3 [101], 4 [001]</text:p>
      <text:p text:style-name="P155"><text:span text:style-name="T68">Bfmt<text:tab/></text:span>0 [000], 1 [001], 2 [011], 3 [100], 4 [110]</text:p>
      <text:p text:style-name="P155"/>
      <text:p text:style-name="P158">This is readily seen by hand. <text:s/>B3 = C2 &amp; C3. <text:s/>B1 = B3 ^ C<text:span text:style-name="T69">3</text:span> <text:s/>B2 = B1 ^ C1 ^ C2 so that four logical operations are needed. <text:s/>In fact we will always also want B4 = B1 ^ B2 ^ B3 <text:span text:style-name="T69">making six logical operations in all. <text:s/>It may be possible to do this in five ops – I have not looked very hard yet.</text:span></text:p>
      <text:p text:style-name="P158"/>
      <text:p text:style-name="P159">Turning now to the grease table, as we have 64-byte rows, there are 256 slots in the brick work area. <text:s/>An addition takes 13 operations for 3 fetches and 3 stores, <text:span text:style-name="T70">but I’d prefer to keep the pressure on L2 bandwidth fairly low and do two adds. <text:s/>Two slices of grease level 3 seems ideal, with 124 x 2 slots occupied with nonzero data. <text:s/>We can add V and –V for zero on both halves, or V+W and –W if it is zero on one half. <text:s/>It may, however, be simpler to include a zero.</text:span></text:p>
      <text:p text:style-name="P159"/>
      <text:p text:style-name="P160">When indicating a row in the grease table, it is necessary to compute the next two for the same row, which means adding modulo 4. <text:s/>Adding 2 (mod 4) is easy – one can simply use XOR – but to add 1 mod 4 is probably best done in a byte register by adding 64. <text:s/>Hence the four blocks of bits for a vector in the brick work area for a slot s must be s, s+64, s+128 and s+192.</text:p>
      <text:p text:style-name="P160"/>
      <text:p text:style-name="P160">The <text:span text:style-name="T46">DtoA</text:span> routine is clearly made much simpler by using grease level 3. <text:s/>Each byte is looked up to get its slot number (including the 64,128 etc. to specify the scalar multiple) and 32 added for the second one. <text:s/><text:span text:style-name="T71">The two slices also make it easy for the negation sign in the logic-13 to come out painlessly in the wash.</text:span></text:p>
      <text:p text:style-name="P160"/>
      <text:p text:style-name="P162">Finally <text:span text:style-name="T46">CtoD</text:span> needs to be considered. <text:s/>It should be noticed that CtoD is a “value decoding” in that the bits have value [ 4 3 4] and the value is the sums of the values of the set bits. <text:s/>Negating these values, we get [ 1 2 1 ] which can be added without overflow, so the natural method is to look up perhaps twelve bits in a table to get four bytes of answer (multiplying the middle one by two) adding the results and then peeling off the four bytes singly, negating (using mul8, say) to produce the final result.</text:p>
      <text:p text:style-name="P162"/>
      <text:p text:style-name="P38">Section <text:span text:style-name="T72">5</text:span> – <text:span text:style-name="T61">Characteristic 7.</text:span></text:p>
      <text:p text:style-name="P13"/>
      <text:p text:style-name="P163">The general plan here is to have a Bfmt of three bits, using three 64-byte blocks to hold 512 <text:soft-page-break/>entries in 192 bytes for each vector. <text:s/>To use the 15-operation addition, Cfmt uses four blocks with some redundancy.</text:p>
      <text:p text:style-name="P163"/>
      <text:p text:style-name="P163">This poses something of a problem for the SSE implementation, since it must hold 256 bytes, which fully occupies the 16 SSE registers. <text:s/>There will inevitably be some register spilling needed, but I propose to accept that rather than, for example, having a half-length cauldron and passing the changes up the software stack a bit.</text:p>
      <text:p text:style-name="P156"/>
      <text:p text:style-name="P156"><text:span text:style-name="T68">Bfmt<text:tab/>is simple. <text:s text:c="2"/></text:span>0 [000], 1 [001], 2 [01<text:span text:style-name="T72">0</text:span>], 3 [<text:span text:style-name="T72">011</text:span>], 4 [1<text:span text:style-name="T72">00</text:span>]. <text:span text:style-name="T72">5 [101], 6 [110]</text:span></text:p>
      <text:p text:style-name="P163">It is of considerable importance that multiplication by 2 is achieved by a rotation, so that for any vector V stored, 2.V and 4.V are also instantly available. <text:s/>By allowing also the string [111] to represent 0 (which is allowed by the logic-15 method below), bit-complementation can also be used to obtain 3.V, 5.V and 6.V, though I currently do not plan to use this.</text:p>
      <text:p text:style-name="P163"/>
      <text:p text:style-name="P164">Cfmt consists of four bits, and, <text:span text:style-name="T74">in principle, </text:span>all 16 strings are allowed. <text:s/><text:span text:style-name="T73">The “values” of the bits are 4, 2, 1, 1, so that Cfmt can be described as the following, where the two in italics are not in fact reachable. <text:s/>Of these, [1101] would be reachable if we allowed also [111] to be the Bfmt for zero, which would be the case if we used complementation.</text:span></text:p>
      <text:p text:style-name="P164"/>
      <text:p text:style-name="P164"><text:span text:style-name="T73">0 { [0000],[1110],</text:span><text:span text:style-name="T76">[1101]</text:span><text:span text:style-name="T73"> } <text:s text:c="3"/>1 { [0001],[0010],</text:span><text:span text:style-name="T76">[1111]</text:span><text:span text:style-name="T73"> } <text:s text:c="3"/>2 { [0100],[0011] }</text:span></text:p>
      <text:p text:style-name="P167">3 { [0101],[0110] } <text:s text:c="3"/>4 { [1000],[0111] } <text:s text:c="3"/>5 { [1001],[1010] } <text:s text:c="3"/>6 { [1100],[1011] }</text:p>
      <text:p text:style-name="P164"/>
      <text:p text:style-name="P166">What does the Cfmt look like in memory?</text:p>
      <text:p text:style-name="P166"/>
      <text:p text:style-name="P168">0 { [0000],[1110] } <text:s text:c="3"/>1 { [0001],[0010] } <text:s text:c="3"/>2 { [0100],[0011] }</text:p>
      <text:p text:style-name="P168">3 { [0101],[0110] } <text:s text:c="3"/>4 { [1000],[0111] } <text:s text:c="3"/>5 { [1001],[1010] } <text:s text:c="3"/>6 { [1100],[1011] }</text:p>
      <text:p text:style-name="P165"/>
      <text:p text:style-name="P166">The hardest case is to reduce 4 [0111] to three bits, which needs xor/and of the lower bits, another xor/and of the 2-bit, which can then be xord into the 4-bit. <text:s/>Hence we can reduce Cfmt to three bits at a cost of five binary operations. <text:s/>It is clearly not worth doing this every round, but it might be worth doing at the end of the Z0 loop when the data must be returned to memory. <text:s/>This saves a store <text:span text:style-name="T79">(2 mu-ops) and at worst</text:span> replaces a load with a zeroize/copy <text:span text:style-name="T79">at the start, and (if we can be bothered) allows us to avoid the first two mu-ops and the load so that in fact there is zero cost.</text:span> <text:s/>Also we could do 670 operations with the same brick rather than 512, saving considerably on brick population. <text:s/><text:span text:style-name="T79">Indeed, with SSE it is probably better to do these five operations rather than spill.</text:span></text:p>
      <text:p text:style-name="P166"/>
      <text:p text:style-name="P169">There is still considerable design needed to work out how all the conversions are done, but I’ll leave that for now.</text:p>
      <text:p text:style-name="P169"/>
      <text:p text:style-name="P40">Section <text:span text:style-name="T83">6</text:span> – <text:span text:style-name="T83">Byte-sized primes.</text:span></text:p>
      <text:p text:style-name="P15"/>
      <text:p text:style-name="P170">If we consider 71 as a “typical” prime, with AS codes we could fit each entry in 10 bits, doing <text:soft-page-break/>5-6 AS-additions and then reducing, or use 12 bits and do plenty. <text:s/>The key difficulty is to perform adequate reduction. <text:s/>We can use the fact that 512 = 15 (mod 71) and use shift/add/subtract to reduce, <text:span text:style-name="T84">but we will need a generic system if the prime is to remain variable.</text:span></text:p>
      <text:p text:style-name="P164"/>
      <text:p text:style-name="P39">Section <text:span text:style-name="T83">7</text:span> – <text:span text:style-name="T80">The AS-code primes.</text:span></text:p>
      <text:p text:style-name="P14"/>
      <text:p text:style-name="P169">If we had the luxury of a code-generating system, it would be possible to generate the code for each prime separately, and produce a system that would be considerably faster than the one I propose here. <text:s/>Indeed I have seriously considered writing such a code-generator, but have given that up, at least for the time being.</text:p>
      <text:p text:style-name="P169"/>
      <text:p text:style-name="P169">I will illustrate the general idea with a look at the prime 71, which is fairly typical. <text:s/>The starting point is that the following set of numbers { 0 <text:span text:style-name="T81">1 2 3 8 12 24 25 39 53 } mod 71 has the property that </text:span><text:span text:style-name="T49">any</text:span><text:span text:style-name="T81"> number mod 71 is the difference of two of them. <text:s/>We therefore fill our brick with these multiples of every vector. <text:s/>Although numbers mod 71 fit into seven bits, we use a 10-bit or 12-bit field for each entry, so that we can add or subtract (using vector addition/subtraction) many times without danger of overflow, and the need to reduce mod p is infrequent, as it takes some time. <text:s/>A “bias” is added also so that the subtractions do not underflow. <text:s/>In Cfmt we do not insist on complete reduction – we merely wish to ensure that we do not overflow. <text:s/>The general plan for reduction is to AND off the top few bits, xor this back to clear those bits, shift right so that these bits are in the unit position, multiply by a number congruent to the relevant power of two mod 71, and to add this back in. <text:s/>We also then need to add the bias.</text:span></text:p>
      <text:p text:style-name="P201"/>
      <text:p text:style-name="P202">Several of the items used vary with the characteristic, but these are fairly readily parameterized. <text:s/><text:span text:style-name="T82">Let’s take a look at the central loop to see how much damage is made by the various possible parameters being variable.</text:span></text:p>
      <text:p text:style-name="P202"/>
      <text:p text:style-name="P204">The main addition and subtraction can, I think, be fixed. <text:s/>We start with the PADDQ/PSUBQ, which is P015 P23 on Haswell. <text:s/>How long should the Cauldron be? <text:s/>Let’s start with 128 bytes, so each addition/subtraction needs to be repeated four times, making the minimum loop duration four clocks, with 4 mu-ops per clock already in use. <text:s/>There will then be a decrement and branch on the number of slices, and the overhead for this could be halved by unrolling, and insisting that the number of slices be even. <text:s/>There is also the conversion of Afmt into addresses to include in this, and this raises the question as to how many bits each index occupies. <text:s/>The simplest method is to use 4-bit indexes, two per byte. <text:s/>It is not too hard to imaging five-bit indexes, extracted using shift/and from a 64-bit word, which anyway saves P23 usage. <text:s/>However it is loaded, the production of an index will usually require a move (P0156 may be eliminated), a shift (P06), and an AND (P0156) on ordinary General Purpose Registers. <text:s/>We will clearly be very hard pushed to get this loop below 3 clocks.</text:p>
      <text:p text:style-name="P203">At 1024-bit length (128 bytes) we have space for 128 slots, which allows 10 slices mod 71. <text:s/>This loop is constant for any given characteristic, so the branch should be well predicted.</text:p>
      <text:p text:style-name="P203"/>
      <text:p text:style-name="P205"><text:soft-page-break/>Turning now to reduction, we must ask first how many spare bits we propose to use. <text:s/>If we consider 16 to be the maximum number of slices, we will need at least five full spare bits, so that mod 71 we would need 12 bits. <text:s/>We could therefore standardize on 3 top bits reduced, and always shift 9 places to the right.</text:p>
      <text:p text:style-name="P205"/>
      <text:p text:style-name="P41">Section <text:span text:style-name="T90">8</text:span> – <text:span text:style-name="T90">The "Big" Primes</text:span></text:p>
      <text:p text:style-name="P16"/>
      <text:p text:style-name="P174">This section <text:span text:style-name="T92">considers how to produce an HPMI using the 3</text:span>2x32-&gt;64 instructions<text:span text:style-name="T92"> of SSE and AVX. <text:s/>A likely configuration is that a row of the cauldron consists of 64 entries which are already spaced out in the brick so that each occupies 8 bytes, so that a row is 512 bytes. <text:s/>AVX512 can hold an entire cauldron, whereas AVX2 will need to process the data twice (each half of the cauldron) and SSE probably four times. <text:s/>The brick can then hold 32 rows.</text:span></text:p>
      <text:p text:style-name="P174"/>
      <text:p text:style-name="P187">The very heart of the loop then consists of a PMULUDQ to multiply a brick chunk by a register containing the A-entry, where the A-entry is used 8 times<text:span text:style-name="T95">, and a PADDQ instruction to accumulate the product into one of the eight registers holding C. <text:s/>This looks like about 8 clocks (8 x [P23, P0, P15] on Haswell) leaving a bit of power to get the Afmt in.</text:span></text:p>
      <text:p text:style-name="P187"/>
      <text:p text:style-name="P189">There are several competing ideas for getting the Afmt in, depending on how much space is being used. <text:s/>Let's start with the simplest.</text:p>
      <text:p text:style-name="P189"/>
      <text:p text:style-name="P189">PINSRD is used to get a 32-bit word into the bottom 32-bits of a vector register.</text:p>
      <text:p text:style-name="P190"><text:tab/>Haswell P23 P5</text:p>
      <text:p text:style-name="P189">PSHUFD is then used to copy it multiple times in the bottom lane</text:p>
      <text:p text:style-name="P190"><text:tab/>Haswell P5</text:p>
      <text:p text:style-name="P189">PMOVZXDQ is then used to get double the data size.</text:p>
      <text:p text:style-name="P190"><text:tab/>Haswell P5</text:p>
      <text:p text:style-name="P190"/>
      <text:p text:style-name="P190">I suspect that some careful ordering of the code will be needed to ensure that the P5 pressure does not get worse by the PADDQ instruction going needlessly to P5 when P1 is just as good.</text:p>
      <text:p text:style-name="P190"/>
      <text:p text:style-name="P190">An alternative that exists for AVX-2 is to use the VPBROADCASTQ instruction, which does the whole thing with one P23 mu-op, albeit with a latency fo 5. <text:s/>This requires, however, that the Afmt is 64-bit with zeros interleaved. <text:s/>This means, however, that an Afmt cache-line is only used for about 32 clocks of work, and must therefore be L2 resident<text:span text:style-name="T97"> between multiple uses for the same brick (2 for AVX2, 4 for SSE)</text:span>. <text:s/>Let's suppose that we divide our L2 into two 128K chunks (one for each hyperthread) and use 64K for Afmt and 64K for Cfmt, all in 8-byte words. <text:s/>With the brick 32x64 this gives us . . .</text:p>
      <text:p text:style-name="P190"/>
      <text:p text:style-name="P190">128 x 32 <text:s text:c="2"/>X <text:s text:c="2"/>32 x 64 <text:s text:c="2"/>= 128 x 64</text:p>
      <text:p text:style-name="P190"><text:s text:c="4"/>32K <text:s text:c="13"/>16K <text:s text:c="11"/>64K</text:p>
      <text:p text:style-name="P189"/>
      <text:p text:style-name="P191">It is far from clear to me whether sparsity should be included here, but I suspect it should. <text:s/></text:p>
      <text:p text:style-name="P191"><text:soft-page-break/></text:p>
      <text:p text:style-name="P191">We turn next to the thorny question as to how to partially reduce the Cfmt, and how often to do so - more of often slows things down but allows us to work with larger primes.<text:span text:style-name="T98"> <text:s/>In this case, it seems best to reduce every 32 steps, so that the mask used (around 23 bits) is probably not of the greatest importance. <text:s/>AND, XOR, SHIFT, MULTIPLY,ADD will do the job and a little one-off investigation will tell us exactly how many bits to mask to cover the maximum range of primes. <text:s/>It seems likely that the method will work up to about 800,000,000.</text:span></text:p>
      <text:p text:style-name="P178"/>
      <text:p text:style-name="P216">PMULUDQ.</text:p>
      <text:p text:style-name="P178"/>
      <text:p text:style-name="P179">This instruction is part of the SSE2 instruction set and is available on all 64-bit platforms. <text:s/>Indeed it is older than that, pre-dating the extra 8 SSE registers and also pre-dating AMD 64-bit instruction set.</text:p>
      <text:p text:style-name="P179"/>
      <text:p text:style-name="P179">It multiplies two (SSE) or four (AVX-2) 32-bit unsigned words to produce two or four 64-bit results. <text:s/><text:span text:style-name="T92">Inputs therefore need to be less than 2</text:span><text:span text:style-name="T38">32</text:span><text:span text:style-name="T92"> to even stand a chance.</text:span></text:p>
      <text:p text:style-name="P179"/>
      <text:p text:style-name="P179">Nehalem 1 mu-op (P1) latency 3.</text:p>
      <text:p text:style-name="P178">Sandy Bridge 1 mu-op (P0) latency 5.</text:p>
      <text:p text:style-name="P178">Ivy Bridge 1 mu-op (P0) latency 5.</text:p>
      <text:p text:style-name="P178">Haswell 1 mu-op (P0) latency 5.</text:p>
      <text:p text:style-name="P178">Broadwell 1 mu-op (P0) latency 5.</text:p>
      <text:p text:style-name="P178">Skylake 1 mu-op (P01) latency 5.</text:p>
      <text:p text:style-name="P174"/>
      <text:p text:style-name="P179">The memory version needs a P23 also to fetch the data, but this would require Bfmt to be 64 bits, leaving no chance to use the vpmovzxdq instruction to space the data out.</text:p>
      <text:p text:style-name="P179"/>
      <text:p text:style-name="P217">PADDQ</text:p>
      <text:p text:style-name="P180"/>
      <text:p text:style-name="P180">This is also part of the SSE2 instruction set.</text:p>
      <text:p text:style-name="P180">Nehalem 1 mu-op (P05) latency 1.</text:p>
      <text:p text:style-name="P180">Sandy Bridge 1 mu-op (P15) latency 1.</text:p>
      <text:p text:style-name="P180">Ivy Bridge 1 mu-op (P15) latency 1.</text:p>
      <text:p text:style-name="P180">Haswell 1 mu-op (P15) latency 1.</text:p>
      <text:p text:style-name="P180">Broadwell 1 mu-op (P15) latency 1.</text:p>
      <text:p text:style-name="P180">Skylake 1 mu-op (P015) latency 1.</text:p>
      <text:p text:style-name="P179"/>
      <text:p text:style-name="P215">PMOV<text:span text:style-name="T91">ZXDQ</text:span></text:p>
      <text:p text:style-name="P175"/>
      <text:p text:style-name="P181">Part of the SSE4.1 instruction set supported from Nehalem onwards.</text:p>
      <text:p text:style-name="P181"/>
      <text:p text:style-name="P180">Nehalem 2 mu-ops (fused) P05 P2 latency 2</text:p>
      <text:p text:style-name="P181">Sandy Bridge 2 mu-ops (fused) (P15)(P23)</text:p>
      <text:p text:style-name="P181"><text:soft-page-break/>Ivy Bridge 2 mu-ops (fused) (P15)(P23)</text:p>
      <text:p text:style-name="P181">Haswell 2 mu-ops P5 P23 SSE4.1</text:p>
      <text:p text:style-name="P181">Broadwell P5 P23 R-T-P 1</text:p>
      <text:p text:style-name="P181">Skylake P5 P23 RTP 1</text:p>
      <text:p text:style-name="P181"/>
      <text:p text:style-name="P218">Central loop analysis.</text:p>
      <text:p text:style-name="P182"/>
      <text:p text:style-name="P182">Assuming we have converted Afmt to consist of two or four zero-extended words ready for the PMULUDQ instruction, and our Cfmt is held during the loop as 64-bit quantities, the above instructions are sufficient for each 2 or 4 elementary operations. <text:s/>The first question to address is whether the Bfmt should be 32-bit, or already extended to 64-bit.</text:p>
      <text:p text:style-name="P182"/>
      <text:p text:style-name="P182">If it is 64-bit, we only need two instructions, as the PMULUDQ instruction can operate direct from memory (L1).<text:span text:style-name="T93"> <text:s/>If it is 32-bit there is an extra mu-op (indicated by +...) to space the data out.</text:span></text:p>
      <text:p text:style-name="P182"/>
      <text:p text:style-name="P182">Nehalem P2 P1 P05 <text:s text:c="2"/>+ <text:span text:style-name="T93"><text:s/></text:span><text:s/>P15</text:p>
      <text:p text:style-name="P182">Sandy<text:span text:style-name="T93">/Ivy</text:span> Bridge-Broadwell P23 P0 P15 <text:span text:style-name="T93"><text:s text:c="2"/></text:span>+ <text:span text:style-name="T93"><text:s text:c="2"/></text:span>P15</text:p>
      <text:p text:style-name="P183"><text:span text:style-name="T93">Haswell/</text:span>Broadwell P23 P0 P15<text:span text:style-name="T93"> <text:s/></text:span><text:s/>+ <text:span text:style-name="T93"><text:s text:c="2"/></text:span>P5</text:p>
      <text:p text:style-name="P182">Skylake P23 P01 P015 <text:span text:style-name="T93"><text:s text:c="2"/></text:span>+ <text:span text:style-name="T93"><text:s/></text:span>P5</text:p>
      <text:p text:style-name="P182"/>
      <text:p text:style-name="P184">It seems clear that the brick should consist of 64-bit data to avoid this operation in the central loop. <text:s/>Hence the brick will be 2<text:span text:style-name="T36">11</text:span> entries (taking up 16 KB of L1 cache).</text:p>
      <text:p text:style-name="P184"/>
      <text:p text:style-name="P184">Looking at the next loop out, there will <text:span text:style-name="T94">presumably </text:span>be eight registers used to hold<text:span text:style-name="T94"> </text:span>eight consecutive<text:span text:style-name="T94"> sections of a row </text:span>of Cfmt - the accumulators - and our aim is to take a word of Aftm and copy it into two or four positions in <text:span text:style-name="T94">a</text:span> ninth register.<text:span text:style-name="T94"> <text:s/>It is probably the performance of this step that dictates what Afmt is. <text:s/>Also at this stage the Cfmt may (or may not) be partially reduced to fit into 32-bits, and this will have an influence on Cfmt.</text:span></text:p>
      <text:p text:style-name="P184"/>
      <text:p text:style-name="P187"><text:s/></text:p>
      <text:p text:style-name="P184"/>
      <text:p text:style-name="P185">Let's look at the available instructions.</text:p>
      <text:p text:style-name="P185"/>
      <text:p text:style-name="P185"><text:span text:style-name="T87">Afmt method 1.</text:span> <text:s/>The fastest is that Afmt is already in exactly the format needed, so that only a single mu-op is needed to load it. <text:s/>This means that a matrix entry takes 16, 32 or (AVX-512F) 64 bytes, which is clearly wasteful on space. <text:s/>This needs a check on memory bandwidth.</text:p>
      <text:p text:style-name="P185"/>
      <text:p text:style-name="P185"><text:span text:style-name="T87">Afmt method 2.</text:span> <text:s/>The most compact is that Afmt occupies a single 32-bit word, and our problem is then to convert a into 0a0a (SSE) or 0a0a0a0a (AVX-2) [or presumably 0a0a0a0a0a0a0a0a AVX512F]. <text:s/>What instructions are available?</text:p>
      <text:p text:style-name="P186">PINSRD can be used to get the 32-bit quantity into the low word of a vector register.</text:p>
      <text:p text:style-name="P186">PSHUFD can be used to copy one double-word into four positions in the 128-bit registers. <text:s/><text:soft-page-break/>PMOVZXDQ can then be used to space them out to 64-bit quantities.</text:p>
      <text:p text:style-name="P186"/>
      <text:p text:style-name="P219">PINSRD</text:p>
      <text:p text:style-name="P185"/>
      <text:p text:style-name="P188">This SSE4.1 instruction moves one 32-bit word to one of the four positions in the bottom half of the AVX-2 register<text:span text:style-name="T96">. <text:s/>A good question is whether 4 words of Afmt would be loaded and the register-register version used 4 times, or whether to load each word separately from memory.</text:span></text:p>
      <text:p text:style-name="P188"/>
      <text:p text:style-name="P219">PSHUFD</text:p>
      <text:p text:style-name="P188"/>
      <text:p text:style-name="P188">This SSE2 instruction can be used to copy one word from memory or a vector register, but only within the lane - it cannot move data between halves of the AVX-2 registers, but can fill the bottom half ready for the use of PMOVZXDQ.</text:p>
      <text:p text:style-name="P188"/>
      <text:p text:style-name="P186"><text:span text:style-name="T87">Afmt method 3.</text:span> <text:s/>Intermediate in both execution and space is to store multiple copies, but of only 32-bit words, and to use PMOVZXDQ to space them out. <text:s/>This requires a single additional mu-op P5 in Haswell and later (P15 Sandy/Ivy bridge, P05 Nehalem)</text:p>
      <text:p text:style-name="P185"/>
      <text:p text:style-name="P182"/>
      <text:p text:style-name="P180"/>
      <text:p text:style-name="P173">1. <text:s/>Getting one integer of Afmt into all the suitable places in the vector register.</text:p>
      <text:p text:style-name="P214">2. <text:s/>Loading a word of Cfmt into the registers.</text:p>
      <text:p text:style-name="P173"><text:tab/>This can use the VPMOV<text:span text:style-name="T91">ZXDQ instruction Haswell P23 P5, and the instruction goes</text:span></text:p>
      <text:p text:style-name="P177"><text:tab/>back (in SSE4.1) to Nehalem.</text:p>
      <text:p text:style-name="P214">3. <text:s/>Performing the multiplication of the Afmt register by the brick vector</text:p>
      <text:p text:style-name="P173"><text:tab/>This uses the PMULUDQ instruction, which multiplies corresponding 32-bit integers to</text:p>
      <text:p text:style-name="P173"><text:tab/>produce a 64-bit result. <text:s/>This works in SSE (two integers) and AVX-2 (four integers) and</text:p>
      <text:p text:style-name="P173"><text:tab/>can execute one P0 per clock on Haswell (2 per clock P01 on Skylake) and one per clock</text:p>
      <text:p text:style-name="P173"><text:tab/>on Nehalem, admittedly with only SSE length.</text:p>
      <text:p text:style-name="P214">4. <text:s/>Accumulating the sum of the products</text:p>
      <text:p text:style-name="P173"><text:tab/>This uses the PADDQ instruction, which adds corresponding 64-bit integers, and</text:p>
      <text:p text:style-name="P173"><text:tab/>can execute two per clock (P15) on Haswell.</text:p>
      <text:p text:style-name="P173">5. <text:s/>Reducing the result back to 32 bits to put back into the Cfmt.</text:p>
      <text:p text:style-name="P177">6. <text:s/>Storing the result back into Cfmt.</text:p>
      <text:p text:style-name="P171"/>
      <text:p text:style-name="P171">The descriptions below have confused the various possible SSE/AVX instructions that form the basis, so the first thing to do is to sort this out.</text:p>
      <text:p text:style-name="P171"/>
      <text:p text:style-name="P171">PMULUDQ multiplies 32 x 32 -&gt; 64 vector wide, and is suitable for primes approaching 2<text:span text:style-name="T36">32</text:span> depending on how often we are prepared to do some reduction. <text:s/>Let's consider this first.<text:span text:style-name="T85"> <text:s/>PMULUDQ is implemented in two ports (P01) on Skylake but only one on previous chips (e.g. P0 Haswell). <text:s/>This looks pretty quick, so should not be too much of an issue.</text:span></text:p>
      <text:p text:style-name="P172">VPADDQ is the other critical instruction, having P15 available. <text:s/>This all looks excellent for <text:soft-page-break/>primes between 65537 and around 2<text:span text:style-name="T36">30</text:span>, at which point we will need to start doing reductions fairly often to keep the accumulations within 64 bits.</text:p>
      <text:p text:style-name="P172"/>
      <text:p text:style-name="P172">So far, it looks like both Afmt and Bfmt can be the same as Dfmt, but there is a question as to whether it is worth reducing to 32 bits for Cfmt, or whether to leave them in 64 bits.</text:p>
      <text:p text:style-name="P172"/>
      <text:p text:style-name="P192"><text:span text:style-name="T87">Prospect 1.</text:span> <text:s/>Afmt is 32-bit numbers mod p, and an entry needs to be loaded in to two (SSE) or four (AVX-2) entries somehow. <text:s/>Bfmt in the brick is a 64x64 matrix of 4-byte numbers and VPMOVSX is used to space them out. <text:s/>PMULUDQ does the multiplication and PADDQ does the accumulation.<text:span text:style-name="T89"> <text:s/>There is a question about the lengths of the rows here, since 64 entries of a row of B/C would occupy 16 AVX-2 registers or 32 SSE ones, and we clearly can't afford that many. <text:s/>We can probably afford 8, so that each Afmt entry must be fetched and broadcast several times.</text:span> <text:s/></text:p>
      <text:p text:style-name="P192"/>
      <text:p text:style-name="P42">Section <text:span text:style-name="T99">9</text:span> – <text:span text:style-name="T90">The "Little" Primes</text:span></text:p>
      <text:p text:style-name="P17"/>
      <text:p text:style-name="P193">The 16x16-&gt;16 multiplication and addition looks pretty good for primes around 71, but here the pressure on reduction (to avoid overflow) gets quite a lot stronger. <text:s/>Load, multiply and accumulate seem to fit into one clock cycle, but reduction is the key question. <text:s/>Let's get a rough idea of what we can do.</text:p>
      <text:p text:style-name="P176"/>
      <text:p text:style-name="P193">Reduce every operation.<text:tab/><text:tab/>3 clocks<text:tab/><text:tab/>239</text:p>
      <text:p text:style-name="P193">Every second operation<text:tab/><text:tab/>2 clocks<text:tab/><text:tab/>167</text:p>
      <text:p text:style-name="P193">Every third operation<text:tab/><text:tab/>1.66 clocks<text:tab/><text:tab/>137</text:p>
      <text:p text:style-name="P193">Every fourth<text:tab/><text:tab/><text:tab/>1.5 clocks<text:tab/><text:tab/>113</text:p>
      <text:p text:style-name="P193">Every fifth<text:tab/><text:tab/><text:tab/><text:tab/>1.4 clocks<text:tab/><text:tab/>103</text:p>
      <text:p text:style-name="P193">Every sixth<text:tab/><text:tab/><text:tab/><text:tab/>1.33 clocks<text:tab/><text:tab/> <text:s/>97</text:p>
      <text:p text:style-name="P193">Every tenth<text:tab/><text:tab/><text:tab/><text:tab/>1.2 clocks<text:tab/><text:tab/> <text:s/>73</text:p>
      <text:p text:style-name="P193">Every 20 operations<text:tab/><text:tab/>1.1 clocks<text:tab/><text:tab/> <text:s/>53</text:p>
      <text:p text:style-name="P194">Every 100 operations<text:tab/><text:tab/>1.02 clocks<text:tab/><text:tab/> <text:s/>23</text:p>
      <text:p text:style-name="P194"/>
      <text:p text:style-name="P194">It seems likely that more than one of these will need to be implemented. <text:s/>It would be ideal if the code could be shared, but that adds a branch which, although hopefully perfectly predicted, will still add a mu-op to the code.</text:p>
      <text:p text:style-name="P163"/>
      <text:p text:style-name="P163"/>
      <text:p text:style-name="P152"/>
      <text:p text:style-name="P33">Section <text:span text:style-name="T80">7</text:span> – <text:span text:style-name="T53">Primes 257-15,000</text:span></text:p>
      <text:p text:style-name="P5"/>
      <text:p text:style-name="P143">The instructions that lie at the base of this method are the AVX-2 “pmullw” instruction that multiplies sixteen 16-bit values, and the “padd” instruction to accumulate the results. <text:s/>This accumulation must not overflow 16 bits, so (depending on how big the prime is) we will need to reduce the result mod p occasionally. <text:s/>Clearly to have any hope of this working the prime <text:soft-page-break/>must be at most 251 so that the entries fit in a byte.</text:p>
      <text:p text:style-name="P143"/>
      <text:p text:style-name="P138">Let’s start with <text:span text:style-name="T46">Bfmt</text:span>. <text:s/>The most compressed format would be to hold each entry in a single <text:span text:style-name="T53">16-bit word</text:span>, and to use “vpmovsx” to load the <text:span text:style-name="T53">words</text:span> and convert them (with zero extension) to <text:span text:style-name="T53">32-bit quantities </text:span>in the main loop. <text:s/>This costs us an extra mu-op and a couple of clocks latency, but enables a brick of twice the size to be kept in cache as compared to the “vmovdqa” which could be used. <text:s/>Let’s be ambitious and assume that Bfmt is spaced out so that the vmovdqa can be used. <text:s/>Hence we see that the main loop <text:span text:style-name="T53">on Haswell/Broadwell </text:span>has <text:span text:style-name="T53">four</text:span> mu-ops P23+<text:span text:style-name="T53">2P0</text:span>+P15 with P0 unavoidably restricting us to one iteration per <text:span text:style-name="T53">2 </text:span>clock<text:span text:style-name="T53">s</text:span>. <text:s/><text:span text:style-name="T53">Skylake is clearly an improvement here </text:span>P23+<text:span text:style-name="T53">2P01</text:span>+P15<text:span text:style-name="T53">. <text:s/>Notice that the extra P5 with vpmovzx is significant on Skylake, partly because it makes the loop 5 mu-ops rather than 4, and partly because it adds a fourth operation to be issued through P015.</text:span></text:p>
      <text:p text:style-name="P137"/>
      <text:p text:style-name="P207">Main loop is three instructions</text:p>
      <text:p text:style-name="P144"/>
      <text:p text:style-name="P121"><text:span text:style-name="T45">1A)<text:tab/></text:span>VPMOV<text:span text:style-name="T45">Z</text:span>X (all sizes) <text:span text:style-name="T42">load from memory (Bfmt)</text:span></text:p>
      <text:p text:style-name="P121"><text:tab/><text:tab/>Haswell <text:span text:style-name="T42">P23 </text:span>P5 L3<text:span text:style-name="T42">+M<text:tab/></text:span>Broadwell <text:span text:style-name="T42">P23 </text:span>P5 L3<text:span text:style-name="T42">+M<text:tab/><text:tab/></text:span>Skylake <text:span text:style-name="T42">P23 P5 L3+M</text:span></text:p>
      <text:p text:style-name="P121"/>
      <text:p text:style-name="P124"><text:span text:style-name="T45">1B)<text:tab/></text:span>VMOVDQ<text:span text:style-name="T45">A <text:s text:c="2"/>Aligned</text:span> 256-bit load from memory (<text:span text:style-name="T45">Bfmt</text:span>)</text:p>
      <text:p text:style-name="P124"><text:tab/><text:tab/>Haswell P23 L3<text:tab/><text:tab/>Broadwell P23 L3<text:tab/><text:tab/><text:tab/>Skylake P23 L3</text:p>
      <text:p text:style-name="P143"/>
      <text:p text:style-name="P106"><text:span text:style-name="T53">2)<text:tab/></text:span>PMULLD 32x32 store lower</text:p>
      <text:p text:style-name="P124"><text:tab/><text:tab/>Haswell P<text:span text:style-name="T53">0+P0</text:span> L<text:span text:style-name="T53">10</text:span><text:tab/>Broadwell P<text:span text:style-name="T53">0+P0</text:span> L<text:span text:style-name="T53">10</text:span><text:tab/><text:tab/>Skylake <text:s/>P<text:span text:style-name="T53">01+P01</text:span> L<text:span text:style-name="T53">10</text:span></text:p>
      <text:p text:style-name="P124"/>
      <text:p text:style-name="P117"><text:span text:style-name="T45">3)<text:tab/>P</text:span>ADD <text:span text:style-name="T43">addition – size does not matter</text:span></text:p>
      <text:p text:style-name="P117"><text:tab/><text:tab/><text:span text:style-name="T43">Haswell P15 L1<text:tab/><text:tab/>Broadwell P15 L1<text:tab/><text:tab/><text:tab/>Skylake P015 L1</text:span></text:p>
      <text:p text:style-name="P117"/>
      <text:p text:style-name="P132"/>
      <text:p text:style-name="P211">Loading the Afmt is <text:span text:style-name="T56">probably a broadcast operation, at least on Haswell+</text:span>.</text:p>
      <text:p text:style-name="P135"/>
      <text:p text:style-name="P147">On the Haswell+ chips anyway, the doubleword broadcase seems entirely suitable for <text:span text:style-name="T46">Afmt</text:span>.</text:p>
      <text:p text:style-name="P135">VPBROADCASTD doubleword copied to 8 doublewords of register <text:span text:style-name="T51">[</text:span> 0 a <text:span text:style-name="T51">]</text:span></text:p>
      <text:p text:style-name="P135"><text:tab/>Haswell P23 L5<text:tab/><text:tab/>Broadwell P23 <text:s/>L5<text:tab/><text:tab/><text:tab/>Skylake P23 L3</text:p>
      <text:p text:style-name="P140"/>
      <text:p text:style-name="P208">Adequate reduction mod p is 5 instructions</text:p>
      <text:p text:style-name="P143"/>
      <text:p text:style-name="P145">Now for reduction. <text:s/>For most primes (e.g. less than 10,000) we can accumulate over 60 products before we need to reduce, and even then the reduction can be incomplete – our objective is to avoid overflow while retaining the value mod p. <text:s/>Hence we “and” off the top few bits (e.g. 10 bits) and clear them, then shift <text:span text:style-name="T55">(e.g. </text:span>22 positions<text:span text:style-name="T55">)</text:span> to the right and multiply by <text:span text:style-name="T55">(e.g. </text:span>2<text:span text:style-name="T36">22</text:span> (mod p)<text:span text:style-name="T55">).</text:span></text:p>
      <text:p text:style-name="P145"/>
      <text:p text:style-name="P146">Cfmt can either be the full, imperfectly reduced value, or we could reduce further so that it can <text:soft-page-break/>be stored as 16-bit values to save cache-space. <text:s/>I will presume for now that<text:span text:style-name="T51"> Cfmt consists of 32-bit fields with adequate reduction – probably less than about 5.p in value.</text:span></text:p>
      <text:p text:style-name="P207"/>
      <text:p text:style-name="P128"/>
      <text:p text:style-name="P128"><text:span text:style-name="T54">4)<text:tab/></text:span>PAND and off the top few bits. <text:s/>Size does not matter, 3 registers</text:p>
      <text:p text:style-name="P128"><text:tab/><text:tab/>Haswell P015 L1<text:tab/><text:tab/>Broadwell P015 L1<text:tab/><text:tab/>Skylake P015 L1</text:p>
      <text:p text:style-name="P128"/>
      <text:p text:style-name="P128"><text:span text:style-name="T54">5)<text:tab/></text:span>PXOR clear those top bits. <text:s/>Size does not matter.</text:p>
      <text:p text:style-name="P128"><text:tab/><text:tab/>Haswell P015 L1<text:tab/><text:tab/>Broadwell P015 L1<text:tab/><text:tab/>Skylake P015 L1</text:p>
      <text:p text:style-name="P128"/>
      <text:p text:style-name="P131"><text:span text:style-name="T54">6)<text:tab/></text:span>PSLLW shift into unit position.</text:p>
      <text:p text:style-name="P131"><text:tab/><text:tab/>Haswell P0 L1<text:tab/><text:tab/>Broadwell P0 L1<text:tab/><text:tab/><text:tab/>Skylake P01 L1</text:p>
      <text:p text:style-name="P128"/>
      <text:p text:style-name="P107"><text:span text:style-name="T54">7)<text:tab/></text:span>PMULLD 32x32 store lower</text:p>
      <text:p text:style-name="P125"><text:tab/><text:tab/>Haswell P<text:span text:style-name="T53">0+P0</text:span> L<text:span text:style-name="T53">10</text:span><text:tab/>Broadwell P<text:span text:style-name="T53">0+P0</text:span> L<text:span text:style-name="T53">10</text:span><text:tab/><text:tab/>Skylake <text:s/>P<text:span text:style-name="T53">01+P01</text:span> L<text:span text:style-name="T53">10</text:span></text:p>
      <text:p text:style-name="P128"/>
      <text:p text:style-name="P118"><text:span text:style-name="T54">8)<text:tab/>PADD</text:span> <text:span text:style-name="T43">addition – size does not matter</text:span></text:p>
      <text:p text:style-name="P118"><text:tab/><text:tab/><text:span text:style-name="T43">Haswell P15 L1<text:tab/><text:tab/>Broadwell P15 L1<text:tab/><text:tab/><text:tab/>Skylake P015 L1</text:span></text:p>
      <text:p text:style-name="P131"/>
      <text:p text:style-name="P210">Loading and storing Cfmt <text:span text:style-name="T51">are each one</text:span> instruction.</text:p>
      <text:p text:style-name="P129"/>
      <text:p text:style-name="P147">Of course memory bandwidth considerations are important here also, but in terms of execution the fetching and storing of <text:span text:style-name="T46">Cfmt</text:span> presents few problems.</text:p>
      <text:p text:style-name="P129"/>
      <text:p text:style-name="P126">VMOVDQ<text:span text:style-name="T51">A</text:span> 256-bit load from memory (Cfmt)</text:p>
      <text:p text:style-name="P126"><text:tab/>Haswell P23 L3<text:tab/><text:tab/>Broadwell P23 L3<text:tab/><text:tab/><text:tab/>Skylake P23 L3</text:p>
      <text:p text:style-name="P108"/>
      <text:p text:style-name="P126">VMOVDQ<text:span text:style-name="T51">A</text:span> 256-bit store to memory (Cfmt)</text:p>
      <text:p text:style-name="P126"><text:tab/>Haswell P237 P4 L4<text:tab/>Broadwell P237 P4 L4<text:tab/><text:tab/>Skylake P237 P4 L3</text:p>
      <text:p text:style-name="P126"/>
      <text:p text:style-name="P147">So how fast will all this be? <text:s/>It will process eight elementary operations for every iteration of the main loop, which looks like around 1.5 clocks on Skylake and 2.3 clocks on Haswell and Broadwell. <text:s/>With an entry of 4 bytes, this means that a 48x48 matrix multiplication would need <text:span text:style-name="T57">9,216 bytes of L1 cache for Bfmt, and a similar amount for Cfmt and Afmt, so that in all 432 cache-lines would be accessed. <text:s/>13,824 iterations (about 2 clocks) would be needed, or 64 clocks per cache line. <text:s/>That is too hungry for memory bandwidth! <text:s/>Of course we can ensure that <text:s/>the Cfmt is retained in L2, but we must clearly do more. <text:s/>Hence it is clear that the brick needs to be bigger than this, and a 144 x 144 brick is indicated, so that a matrix occupies 83K</text:span></text:p>
      <text:p text:style-name="P126"/>
      <text:p text:style-name="P143">-------------------------------------------------------------------------------------------------------------------</text:p>
      <text:p text:style-name="P121"/>
      <text:p text:style-name="P137"/>
      <text:p text:style-name="P117"/>
      <text:p text:style-name="P134"><text:soft-page-break/></text:p>
      <text:p text:style-name="P134"/>
      <text:p text:style-name="P124"/>
      <text:p text:style-name="P51"/>
      <text:p text:style-name="P32"><text:span text:style-name="T53">Appendix 1</text:span> – <text:span text:style-name="T53">16-bit multiply is too slow.</text:span></text:p>
      <text:p text:style-name="P4"/>
      <text:p text:style-name="P142">The instructions that lie at the base of this method are the AVX-2 “pmull<text:span text:style-name="T53">d</text:span>” instruction that multiplies <text:span text:style-name="T53">eight</text:span> <text:span text:style-name="T53">32</text:span>-bit values, and the “padd” instruction to accumulate the results. <text:s/>This accumulation must not overflow <text:span text:style-name="T53">32</text:span> bits, so (depending on how big the prime is) we will need to reduce the result mod p occasionally. <text:s/>Clearly to have any hope of this working the prime must be <text:span text:style-name="T53">substantially less than 65536,</text:span> so that the entries fit in a <text:span text:style-name="T53">16-bit word</text:span>.</text:p>
      <text:p text:style-name="P120"/>
      <text:p text:style-name="P136">Let’s start with <text:span text:style-name="T46">Bfmt</text:span>. <text:s/>The most compressed format would be to hold each entry in a single byte, and to use “vpmovsx” to load the bytes and convert them (with zero extension) to 16-bit values in the main loop. <text:s/>This costs us an extra mu-op and a couple of clocks latency, but enables a brick of twice the size to be kept in cache as compared to the “vmovdqa” which could be used. <text:s/>Let’s be ambitious and assume that Bfmt is spaced out so that the vmovdqa can be used. <text:s/>Hence we see that the main loop has three mu-ops P23+P0+P15 with P0 unavoidably restricting us to one iteration per clock.</text:p>
      <text:p text:style-name="P136"/>
      <text:p text:style-name="P206">Main loop is three instructions</text:p>
      <text:p text:style-name="P120"/>
      <text:p text:style-name="P120"><text:span text:style-name="T45">1A)<text:tab/></text:span>VPMOV<text:span text:style-name="T45">Z</text:span>X (all sizes) <text:span text:style-name="T42">load from memory (Bfmt)</text:span></text:p>
      <text:p text:style-name="P120"><text:tab/><text:tab/>Haswell <text:span text:style-name="T42">P23 </text:span>P5 L3<text:span text:style-name="T42">+M<text:tab/></text:span>Broadwell <text:span text:style-name="T42">P23 </text:span>P5 L3<text:span text:style-name="T42">+M<text:tab/><text:tab/></text:span>Skylake <text:span text:style-name="T42">P23 P5 L3+M</text:span></text:p>
      <text:p text:style-name="P120"/>
      <text:p text:style-name="P123"><text:span text:style-name="T45">1B)<text:tab/></text:span>VMOVDQ<text:span text:style-name="T45">A <text:s text:c="2"/>Aligned</text:span> 256-bit load from memory (<text:span text:style-name="T45">Bfmt</text:span>)</text:p>
      <text:p text:style-name="P123"><text:tab/><text:tab/>Haswell P23 L3<text:tab/><text:tab/>Broadwell P23 L3<text:tab/><text:tab/><text:tab/>Skylake P23 L3</text:p>
      <text:p text:style-name="P120"/>
      <text:p text:style-name="P104"><text:span text:style-name="T45">2)<text:tab/></text:span>PMULLW 16x16 <text:span text:style-name="T42">keeping</text:span> lower <text:span text:style-name="T43">(3 register)</text:span> <text:s/></text:p>
      <text:p text:style-name="P111"><text:tab/><text:tab/><text:span text:style-name="T42">Haswell P0 L5<text:tab/><text:tab/> Broadwell P0 L5<text:tab/><text:tab/><text:tab/>Skylake P01 L5</text:span></text:p>
      <text:p text:style-name="P111"/>
      <text:p text:style-name="P114"><text:span text:style-name="T45">3)<text:tab/>P</text:span>ADD <text:span text:style-name="T43">addition – size does not matter</text:span></text:p>
      <text:p text:style-name="P114"><text:tab/><text:tab/><text:span text:style-name="T43">Haswell P15 L1<text:tab/><text:tab/>Broadwell P15 L1<text:tab/><text:tab/><text:tab/>Skylake P015 L1</text:span></text:p>
      <text:p text:style-name="P114"/>
      <text:p text:style-name="P136">To drive this at full pace, particularly for large primes, we will need to reduce mod p fairly often. <text:s/><text:span text:style-name="T50">The sequence below has two mu-ops going to P0, suggesting that a 32-bit method will be better for primes greater than 181, and probably about equal for 149-181. <text:s/>Hence the method is mainly aimed at primes 5-139.</text:span></text:p>
      <text:p text:style-name="P136"/>
      <text:p text:style-name="P139">Hence we see that Cfmt consists of 16-bit fields with adequate reduction – probably less than about 5.p in value.</text:p>
      <text:p text:style-name="P136"/>
      <text:p text:style-name="P206">Adequate reduction mod p is 5 instructions</text:p>
      <text:p text:style-name="P127"><text:soft-page-break/></text:p>
      <text:p text:style-name="P127">PAND and off the top few bits. <text:s/>Size does not matter, 3 registers</text:p>
      <text:p text:style-name="P127"><text:tab/>Haswell P015 L1<text:tab/><text:tab/>Broadwell P015 L1<text:tab/><text:tab/>Skylake P015 L1</text:p>
      <text:p text:style-name="P127"/>
      <text:p text:style-name="P127">PXOR clear those top bits. <text:s/>Size does not matter.</text:p>
      <text:p text:style-name="P127"><text:tab/>Haswell P015 L1<text:tab/><text:tab/>Broadwell P015 L1<text:tab/><text:tab/>Skylake P015 L1</text:p>
      <text:p text:style-name="P127"/>
      <text:p text:style-name="P130">PSLLW shift into unit position.</text:p>
      <text:p text:style-name="P130"><text:tab/>Haswell P0 L1<text:tab/><text:tab/>Broadwell P0 L1<text:tab/><text:tab/><text:tab/>Skylake P01 L1</text:p>
      <text:p text:style-name="P127"/>
      <text:p text:style-name="P105">PMULLW 16x16 <text:span text:style-name="T42">keeping</text:span> lower <text:span text:style-name="T43">(3 register)</text:span> <text:s/><text:span text:style-name="T50">2</text:span><text:span text:style-name="T37">n</text:span><text:span text:style-name="T50"> (mod p)</text:span></text:p>
      <text:p text:style-name="P112"><text:tab/><text:span text:style-name="T42">Haswell P0 L5<text:tab/><text:tab/> Broadwell P0 L5<text:tab/><text:tab/><text:tab/>Skylake P01 L5</text:span></text:p>
      <text:p text:style-name="P127"/>
      <text:p text:style-name="P115"><text:span text:style-name="T44">PADD</text:span> <text:span text:style-name="T43">addition – size does not matter</text:span></text:p>
      <text:p text:style-name="P115"><text:tab/><text:span text:style-name="T43">Haswell P15 L1<text:tab/><text:tab/>Broadwell P15 L1<text:tab/><text:tab/><text:tab/>Skylake P015 L1</text:span></text:p>
      <text:p text:style-name="P130"/>
      <text:p text:style-name="P209">Loading the Afmt is ??? instructions.</text:p>
      <text:p text:style-name="P127"/>
      <text:p text:style-name="P133">VPBROADCASTW word copied to 16 words of register <text:span text:style-name="T51">[ </text:span><text:s/>0 a <text:span text:style-name="T51">]</text:span></text:p>
      <text:p text:style-name="P133"><text:tab/>Haswell P23 P01 P5 L7<text:tab/>Broadwell P23 P01 P5 L7<text:tab/>Skylake P23 P5 L7</text:p>
      <text:p text:style-name="P133"/>
      <text:p text:style-name="P133">VPBROADCASTD doubleword copied to 8 doublewords of register <text:span text:style-name="T51">[</text:span> 0 a 0 a <text:span text:style-name="T51">]</text:span></text:p>
      <text:p text:style-name="P133"><text:tab/>Haswell P23 L5<text:tab/><text:tab/>Broadwell P23 <text:s/>L5<text:tab/><text:tab/><text:tab/>Skylake P23 L3</text:p>
      <text:p text:style-name="P133"/>
      <text:p text:style-name="P209">Loading and storing Cfmt <text:span text:style-name="T51">are each one</text:span> instructions.</text:p>
      <text:p text:style-name="P127"/>
      <text:p text:style-name="P122">VMOVDQ<text:span text:style-name="T51">A</text:span> 256-bit load from memory (Cfmt)</text:p>
      <text:p text:style-name="P122"><text:tab/>Haswell P23 L3<text:tab/><text:tab/>Broadwell P23 L3<text:tab/><text:tab/><text:tab/>Skylake P23 L3</text:p>
      <text:p text:style-name="P100"/>
      <text:p text:style-name="P122">VMOVDQ<text:span text:style-name="T51">A</text:span> 256-bit store to memory (Cfmt)</text:p>
      <text:p text:style-name="P122"><text:tab/>Haswell P237 P4 L4<text:tab/>Broadwell P237 P4 L4<text:tab/><text:tab/>Skylake P237 P4 L3</text:p>
      <text:p text:style-name="P122"/>
      <text:p text:style-name="P141">Are AS codes going to be better? <text:s/>To get a first idea, consider the prime 41. <text:s/>The AS-code method would do two loads 2 x P23 and two add/subtracts (2 x P15 on Haswell) also giving one main loop per clock, but now there are 24 entries in each 256-bit register rather than 16. <text:s/>Reduction is comparable in both cases (probably 128=5 mod 41) so that, at first sight, AS codes are better.</text:p>
      <text:p text:style-name="P141"/>
      <text:p text:style-name="P141">We must also consider memory bandwidth. <text:s/>Assuming we use 8 vector registers for accumulation, <text:span text:style-name="T52">an entry of Afmt is used for about 10 clocks, so that with [ 0 a 0 a ] we are fetching an Afmt cache-line every 160 clocks. <text:s/>Again this suggests that AS codes are better. <text:s/>Similarly Cfmt is a bit more compact, though with a little work this could probably be remedied.</text:span></text:p>
      <text:p text:style-name="P141"><text:soft-page-break/>===================================================================</text:p>
      <text:p text:style-name="P100">There are three sizes of operation suitable for HPMI over fairly large primes.</text:p>
      <text:p text:style-name="P100"/>
      <text:p text:style-name="P101">PMULLW 16x16 store lower <text:s/></text:p>
      <text:p text:style-name="P109"><text:tab/>Haswell.Broadwell P0 latency 5 / Skylake P01 latency 5</text:p>
      <text:p text:style-name="P101">PMULLD 32x32 store lower <text:s/></text:p>
      <text:p text:style-name="P109"><text:tab/>Haswell.Broadwell P0 P0 latency 10 / Skylake P01 P01 latency 10</text:p>
      <text:p text:style-name="P102">PMULUDQ “64x64” store lower, but both parts must fit in 32 bits, which is not an issue here.</text:p>
      <text:p text:style-name="P49"><text:span text:style-name="T29"><text:tab/></text:span><text:span text:style-name="T32">Haswell.</text:span><text:span text:style-name="T31">Broadwell P0 latency 5 / Skylake P01 latency 5</text:span></text:p>
      <text:p text:style-name="P110"/>
      <text:p text:style-name="P116"/>
      <text:p text:style-name="P103"/>
      <text:p text:style-name="P50"><text:span text:style-name="T30">V</text:span><text:span text:style-name="T29">MOVDQU (load) Haswell.Broadwell.Skylake P23 latency 3</text:span></text:p>
      <text:p text:style-name="P113">VMOVDQU (store) Haswell.Broadwell.Skylake P237 P4</text:p>
      <text:p text:style-name="P102"/>
      <text:p text:style-name="P109">It seems sensible to use the PMOVZX instructions throughout to fetch the Bfmt, and a simple PMOVDQU will be fine for Cfmt. <text:s/>I suspect a fetch of the Afmt will require two instructions.</text:p>
      <text:p text:style-name="P109"/>
      <text:p text:style-name="P120">That leaves the problem of reduction mod p. <text:s/>In the HPMI it is not necessary to reduce fully – all that is needed is to prevent overflow in Cfmt. <text:s/>Assuming Cfmt is wide enough to hold </text:p>
      <text:p text:style-name="P120">k.(p–1)<text:span text:style-name="T36">2</text:span> for some moderate k, reduction can be done by and, xor, shift, multiply add where the and selects the top bits, xor back to clear those bits, shift right to the units position, multiply by 2<text:span text:style-name="T36">n</text:span> (mod p) then add this in. <text:s/>Clearing the top three bits will probably be sufficient.</text:p>
      <text:p text:style-name="P120"/>
      <text:p text:style-name="P120">Let’s try to get the program for the smallest primes.</text:p>
      <text:p text:style-name="P120"/>
      <text:p text:style-name="P120">1. <text:s/>PMOVZX</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0-29T15:33:42.381632701</dc:date>
    <meta:editing-duration>P4DT6H43M23S</meta:editing-duration>
    <meta:editing-cycles>415</meta:editing-cycles>
    <meta:generator>LibreOffice/5.1.4.2$Linux_X86_64 LibreOffice_project/10m0$Build-2</meta:generator>
    <meta:printed-by>User </meta:printed-by>
    <meta:print-date>2012-07-06T16:23:45</meta:print-date>
    <meta:document-statistic meta:table-count="0" meta:image-count="0" meta:object-count="0" meta:page-count="24" meta:paragraph-count="347" meta:word-count="10097" meta:character-count="55470" meta:non-whitespace-character-count="45124"/>
  </office:meta>
</office:document-meta>
</file>